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3.223cm"/>
    </style:style>
    <style:style style:name="co21" style:family="table-column">
      <style:table-column-properties fo:break-before="auto" style:column-width="4.083cm"/>
    </style:style>
    <style:style style:name="co22" style:family="table-column">
      <style:table-column-properties fo:break-before="auto" style:column-width="3.972cm"/>
    </style:style>
    <style:style style:name="co23" style:family="table-column">
      <style:table-column-properties fo:break-before="auto" style:column-width="3.334cm"/>
    </style:style>
    <style:style style:name="co24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5.914cm"/>
    </style:style>
    <style:style style:name="co8" style:family="table-column">
      <style:table-column-properties fo:break-before="auto" style:column-width="3.75cm"/>
    </style:style>
    <style:style style:name="co9" style:family="table-column">
      <style:table-column-properties fo:break-before="auto" style:column-width="3.362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8.962cm"/>
    </style:style>
    <style:style style:name="co12" style:family="table-column">
      <style:table-column-properties fo:break-before="auto" style:column-width="3.029cm"/>
    </style:style>
    <style:style style:name="co13" style:family="table-column">
      <style:table-column-properties fo:break-before="auto" style:column-width="2.946cm"/>
    </style:style>
    <style:style style:name="co14" style:family="table-column">
      <style:table-column-properties fo:break-before="auto" style:column-width="2.607cm"/>
    </style:style>
    <style:style style:name="co15" style:family="table-column">
      <style:table-column-properties fo:break-before="auto" style:column-width="3.251cm"/>
    </style:style>
    <style:style style:name="co16" style:family="table-column">
      <style:table-column-properties fo:break-before="auto" style:column-width="3.473cm"/>
    </style:style>
    <style:style style:name="co18" style:family="table-column">
      <style:table-column-properties fo:break-before="auto" style:column-width="4.306cm"/>
    </style:style>
    <style:style style:name="co19" style:family="table-column">
      <style:table-column-properties fo:break-before="auto" style:column-width="3.112cm"/>
    </style:style>
    <style:style style:name="co25" style:family="table-column">
      <style:table-column-properties fo:break-before="auto" style:column-width="3.302cm"/>
    </style:style>
    <style:style style:name="co26" style:family="table-column">
      <style:table-column-properties fo:break-before="auto" style:column-width="3.522cm"/>
    </style:style>
    <style:style style:name="co27" style:family="table-column">
      <style:table-column-properties fo:break-before="auto" style:column-width="2.78cm"/>
    </style:style>
    <style:style style:name="co28" style:family="table-column">
      <style:table-column-properties fo:break-before="auto" style:column-width="3.39cm"/>
    </style:style>
    <style:style style:name="co29" style:family="table-column">
      <style:table-column-properties fo:break-before="auto" style:column-width="2.641cm"/>
    </style:style>
    <style:style style:name="co30" style:family="table-column">
      <style:table-column-properties fo:break-before="auto" style:column-width="6.436cm"/>
    </style:style>
    <style:style style:name="co31" style:family="table-column">
      <style:table-column-properties fo:break-before="auto" style:column-width="2.501cm"/>
    </style:style>
    <style:style style:name="co32" style:family="table-column">
      <style:table-column-properties fo:break-before="auto" style:column-width="2.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99"/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ff33"/>
    </style:style>
    <style:style style:name="ce6" style:family="table-cell" style:parent-style-name="Default">
      <style:table-cell-properties fo:background-color="#99ff33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8" style:family="table-cell" style:parent-style-name="Default">
      <style:text-properties style:use-window-font-color="true" style:text-outline="false" style:text-line-through-style="none" fo:font-size="12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font-style-asian="normal" style:font-weight-asian="bold" style:font-name-complex="Tahoma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10" style:family="table-cell" style:parent-style-name="Default">
      <style:text-properties fo:color="#c5000b"/>
    </style:style>
    <style:style style:name="ce1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fe7f5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cffff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able-cell-properties fo:background-color="#e6e6ff"/>
      <style:text-properties fo:font-weight="normal" style:font-weight-asian="normal" style:font-weight-complex="normal"/>
    </style:style>
  </office:automatic-styles>
  <office:body>
    <office:spreadsheet>
      <table:table table:name="StandardAttack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AttackGroup</text:p>
          </table:table-cell>
          <table:table-cell table:style-name="ce1" office:value-type="string">
            <text:p>Attack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Player</text:p>
          </table:table-cell>
          <table:table-cell table:style-name="ce3" office:value-type="string">
            <text:p>MESSAGE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>
            <text:p>Player</text:p>
          </table:table-cell>
          <table:table-cell table:style-name="ce3" office:value-type="string">
            <text:p>LIE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>
            <text:p>Player</text:p>
          </table:table-cell>
          <table:table-cell table:style-name="ce3" office:value-type="string">
            <text:p>JOKE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>
            <text:p>Player</text:p>
          </table:table-cell>
          <table:table-cell table:style-name="ce3" office:value-type="string">
            <text:p>NEGATTACKAD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>
            <text:p>Wife</text:p>
          </table:table-cell>
          <table:table-cell office:value-type="string">
            <text:p>MESSAGE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>
            <text:p>Wife</text:p>
          </table:table-cell>
          <table:table-cell table:style-name="ce3" office:value-type="string">
            <text:p>LIE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>
            <text:p>Wife</text:p>
          </table:table-cell>
          <table:table-cell table:style-name="ce3" office:value-type="string">
            <text:p>JOKE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>
            <text:p>Wife</text:p>
          </table:table-cell>
          <table:table-cell office:value-type="string">
            <text:p>RALLY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>
            <text:p>Wife</text:p>
          </table:table-cell>
          <table:table-cell office:value-type="string">
            <text:p>REVIVE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>
            <text:p>Wife</text:p>
          </table:table-cell>
          <table:table-cell office:value-type="string">
            <text:p>DAZZLE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table:style-name="ce3" office:value-type="string">
            <text:p>MESSAGE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table:style-name="ce3" office:value-type="string">
            <text:p>SLANDER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table:style-name="ce3" office:value-type="string">
            <text:p>LIE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table:style-name="ce3" office:value-type="string">
            <text:p>JOKE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>
            <text:p>Theo</text:p>
          </table:table-cell>
          <table:table-cell table:style-name="ce3" office:value-type="string">
            <text:p>BRIBE</text:p>
          </table:table-cell>
          <table:table-cell table:number-columns-repeated="1022"/>
        </table:table-row>
        <table:table-row table:style-name="ro1">
          <table:table-cell office:value-type="string">
            <text:p>Theo</text:p>
          </table:table-cell>
          <table:table-cell table:style-name="ce3" office:value-type="string">
            <text:p>BIELECTION</text:p>
          </table:table-cell>
          <table:table-cell table:number-columns-repeated="1022"/>
        </table:table-row>
        <table:table-row table:style-name="ro1">
          <table:table-cell office:value-type="string">
            <text:p>Theo</text:p>
          </table:table-cell>
          <table:table-cell table:style-name="ce3" office:value-type="string">
            <text:p>NEGATTACKAD</text:p>
          </table:table-cell>
          <table:table-cell table:number-columns-repeated="1022"/>
        </table:table-row>
        <table:table-row table:style-name="ro1">
          <table:table-cell office:value-type="string">
            <text:p>Theo</text:p>
          </table:table-cell>
          <table:table-cell table:style-name="ce3" office:value-type="string">
            <text:p>PORKBARREL</text:p>
          </table:table-cell>
          <table:table-cell table:number-columns-repeated="1022"/>
        </table:table-row>
        <table:table-row table:style-name="ro1">
          <table:table-cell office:value-type="string">
            <text:p>Theo</text:p>
          </table:table-cell>
          <table:table-cell table:style-name="ce3" office:value-type="string">
            <text:p>FILIBUSTER</text:p>
          </table:table-cell>
          <table:table-cell table:number-columns-repeated="1022"/>
        </table:table-row>
        <table:table-row table:style-name="ro1">
          <table:table-cell office:value-type="string">
            <text:p>SecretAgent</text:p>
          </table:table-cell>
          <table:table-cell office:value-type="string">
            <text:p>HUMANSHIELD</text:p>
          </table:table-cell>
          <table:table-cell table:number-columns-repeated="1022"/>
        </table:table-row>
        <table:table-row table:style-name="ro1">
          <table:table-cell office:value-type="string">
            <text:p>SecretAgent</text:p>
          </table:table-cell>
          <table:table-cell office:value-type="string">
            <text:p>NATIONALSECURITY</text:p>
          </table:table-cell>
          <table:table-cell table:number-columns-repeated="1022"/>
        </table:table-row>
        <table:table-row table:style-name="ro1">
          <table:table-cell office:value-type="string">
            <text:p>SecretAgent</text:p>
          </table:table-cell>
          <table:table-cell office:value-type="string">
            <text:p>GATHERINTEL</text:p>
          </table:table-cell>
          <table:table-cell table:number-columns-repeated="1022"/>
        </table:table-row>
        <table:table-row table:style-name="ro1">
          <table:table-cell office:value-type="string">
            <text:p>SecretAgent</text:p>
          </table:table-cell>
          <table:table-cell office:value-type="string">
            <text:p>GREATSUI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olitician</text:p>
          </table:table-cell>
          <table:table-cell table:style-name="ce3" office:value-type="string">
            <text:p>MESSAG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olitician</text:p>
          </table:table-cell>
          <table:table-cell table:style-name="ce3" office:value-type="string">
            <text:p>SLANDE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olitician</text:p>
          </table:table-cell>
          <table:table-cell table:style-name="ce3" office:value-type="string">
            <text:p>LI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olitician</text:p>
          </table:table-cell>
          <table:table-cell table:style-name="ce3" office:value-type="string">
            <text:p>JOK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olitician</text:p>
          </table:table-cell>
          <table:table-cell table:style-name="ce3" office:value-type="string">
            <text:p>BIELECTIO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olitician</text:p>
          </table:table-cell>
          <table:table-cell table:style-name="ce3" office:value-type="string">
            <text:p>NEGATTACKA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olitician</text:p>
          </table:table-cell>
          <table:table-cell table:style-name="ce3" office:value-type="string">
            <text:p>REVIV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olitician</text:p>
          </table:table-cell>
          <table:table-cell table:style-name="ce3" office:value-type="string">
            <text:p>DEFENSE</text:p>
          </table:table-cell>
          <table:table-cell table:number-columns-repeated="1022"/>
        </table:table-row>
        <table:table-row table:style-name="ro1">
          <table:table-cell office:value-type="string">
            <text:p>Hippy</text:p>
          </table:table-cell>
          <table:table-cell office:value-type="string">
            <text:p>SING</text:p>
          </table:table-cell>
          <table:table-cell table:number-columns-repeated="1022"/>
        </table:table-row>
        <table:table-row table:style-name="ro1">
          <table:table-cell office:value-type="string">
            <text:p>Hippy</text:p>
          </table:table-cell>
          <table:table-cell office:value-type="string">
            <text:p>PROTEST</text:p>
          </table:table-cell>
          <table:table-cell table:number-columns-repeated="1022"/>
        </table:table-row>
        <table:table-row table:style-name="ro1">
          <table:table-cell office:value-type="string">
            <text:p>Hippy</text:p>
          </table:table-cell>
          <table:table-cell office:value-type="string">
            <text:p>LOVE</text:p>
          </table:table-cell>
          <table:table-cell table:number-columns-repeated="1022"/>
        </table:table-row>
        <table:table-row table:style-name="ro1">
          <table:table-cell office:value-type="string">
            <text:p>Hippy</text:p>
          </table:table-cell>
          <table:table-cell office:value-type="string">
            <text:p>PEACE</text:p>
          </table:table-cell>
          <table:table-cell table:number-columns-repeated="1022"/>
        </table:table-row>
        <table:table-row table:style-name="ro1">
          <table:table-cell office:value-type="string">
            <text:p>Hippy</text:p>
          </table:table-cell>
          <table:table-cell office:value-type="string">
            <text:p>RALLYENEMY</text:p>
          </table:table-cell>
          <table:table-cell table:number-columns-repeated="1022"/>
        </table:table-row>
        <table:table-row table:style-name="ro1">
          <table:table-cell office:value-type="string">
            <text:p>Hippy</text:p>
          </table:table-cell>
          <table:table-cell office:value-type="string">
            <text:p>REVIVE</text:p>
          </table:table-cell>
          <table:table-cell table:number-columns-repeated="1022"/>
        </table:table-row>
        <table:table-row table:style-name="ro1">
          <table:table-cell office:value-type="string">
            <text:p>Religious</text:p>
          </table:table-cell>
          <table:table-cell office:value-type="string">
            <text:p>DENOUNCE</text:p>
          </table:table-cell>
          <table:table-cell table:number-columns-repeated="1022"/>
        </table:table-row>
        <table:table-row table:style-name="ro1">
          <table:table-cell office:value-type="string">
            <text:p>Religious</text:p>
          </table:table-cell>
          <table:table-cell office:value-type="string">
            <text:p>APPEALTOGOD</text:p>
          </table:table-cell>
          <table:table-cell table:number-columns-repeated="1022"/>
        </table:table-row>
        <table:table-row table:style-name="ro1">
          <table:table-cell office:value-type="string">
            <text:p>Religious</text:p>
          </table:table-cell>
          <table:table-cell office:value-type="string">
            <text:p>CALLVATICAN</text:p>
          </table:table-cell>
          <table:table-cell table:number-columns-repeated="1022"/>
        </table:table-row>
        <table:table-row table:style-name="ro1">
          <table:table-cell office:value-type="string">
            <text:p>Religious</text:p>
          </table:table-cell>
          <table:table-cell office:value-type="string">
            <text:p>PRAYFORSOULS</text:p>
          </table:table-cell>
          <table:table-cell table:number-columns-repeated="1022"/>
        </table:table-row>
        <table:table-row table:style-name="ro1">
          <table:table-cell office:value-type="string">
            <text:p>Religious</text:p>
          </table:table-cell>
          <table:table-cell office:value-type="string">
            <text:p>DEFENSE</text:p>
          </table:table-cell>
          <table:table-cell table:number-columns-repeated="1022"/>
        </table:table-row>
        <table:table-row table:style-name="ro1">
          <table:table-cell office:value-type="string">
            <text:p>Lobbyist</text:p>
          </table:table-cell>
          <table:table-cell office:value-type="string">
            <text:p>AGENDA</text:p>
          </table:table-cell>
          <table:table-cell table:number-columns-repeated="1022"/>
        </table:table-row>
        <table:table-row table:style-name="ro1">
          <table:table-cell office:value-type="string">
            <text:p>Lobbyist</text:p>
          </table:table-cell>
          <table:table-cell office:value-type="string">
            <text:p>PAYOFF</text:p>
          </table:table-cell>
          <table:table-cell table:number-columns-repeated="1022"/>
        </table:table-row>
        <table:table-row table:style-name="ro1">
          <table:table-cell office:value-type="string">
            <text:p>Lobbyist</text:p>
          </table:table-cell>
          <table:table-cell office:value-type="string">
            <text:p>BLACKMAIL</text:p>
          </table:table-cell>
          <table:table-cell table:number-columns-repeated="1022"/>
        </table:table-row>
        <table:table-row table:style-name="ro1">
          <table:table-cell office:value-type="string">
            <text:p>Lobbyist</text:p>
          </table:table-cell>
          <table:table-cell office:value-type="string">
            <text:p>MAKEDEMANDS</text:p>
          </table:table-cell>
          <table:table-cell table:number-columns-repeated="1022"/>
        </table:table-row>
        <table:table-row table:style-name="ro1">
          <table:table-cell office:value-type="string">
            <text:p>Bumpkin</text:p>
          </table:table-cell>
          <table:table-cell office:value-type="string">
            <text:p>JOKE</text:p>
          </table:table-cell>
          <table:table-cell table:number-columns-repeated="1022"/>
        </table:table-row>
        <table:table-row table:style-name="ro1">
          <table:table-cell office:value-type="string">
            <text:p>Bumpkin</text:p>
          </table:table-cell>
          <table:table-cell office:value-type="string">
            <text:p>FEAR</text:p>
          </table:table-cell>
          <table:table-cell table:number-columns-repeated="1022"/>
        </table:table-row>
        <table:table-row table:style-name="ro1">
          <table:table-cell office:value-type="string">
            <text:p>Bumpkin</text:p>
          </table:table-cell>
          <table:table-cell office:value-type="string">
            <text:p>SPREADRUMOUR</text:p>
          </table:table-cell>
          <table:table-cell table:number-columns-repeated="1022"/>
        </table:table-row>
        <table:table-row table:style-name="ro1">
          <table:table-cell office:value-type="string">
            <text:p>Bumpkin</text:p>
          </table:table-cell>
          <table:table-cell office:value-type="string">
            <text:p>BELIEVEMEDIA</text:p>
          </table:table-cell>
          <table:table-cell table:number-columns-repeated="1022"/>
        </table:table-row>
        <table:table-row table:style-name="ro1">
          <table:table-cell office:value-type="string">
            <text:p>Receptionist</text:p>
          </table:table-cell>
          <table:table-cell office:value-type="string">
            <text:p>BUREAUCRACY</text:p>
          </table:table-cell>
          <table:table-cell table:number-columns-repeated="1022"/>
        </table:table-row>
        <table:table-row table:style-name="ro1">
          <table:table-cell office:value-type="string">
            <text:p>Receptionist</text:p>
          </table:table-cell>
          <table:table-cell office:value-type="string">
            <text:p>NATTER</text:p>
          </table:table-cell>
          <table:table-cell table:number-columns-repeated="1022"/>
        </table:table-row>
        <table:table-row table:style-name="ro1">
          <table:table-cell office:value-type="string">
            <text:p>Receptionist</text:p>
          </table:table-cell>
          <table:table-cell office:value-type="string">
            <text:p>GOSSIP</text:p>
          </table:table-cell>
          <table:table-cell table:number-columns-repeated="1022"/>
        </table:table-row>
        <table:table-row table:style-name="ro1">
          <table:table-cell office:value-type="string">
            <text:p>Receptionist</text:p>
          </table:table-cell>
          <table:table-cell office:value-type="string">
            <text:p>FILENAILS</text:p>
          </table:table-cell>
          <table:table-cell table:number-columns-repeated="1022"/>
        </table:table-row>
        <table:table-row table:style-name="ro1">
          <table:table-cell office:value-type="string">
            <text:p>Protestor</text:p>
          </table:table-cell>
          <table:table-cell office:value-type="string">
            <text:p>RALLYENEMY</text:p>
          </table:table-cell>
          <table:table-cell table:number-columns-repeated="1022"/>
        </table:table-row>
        <table:table-row table:style-name="ro1">
          <table:table-cell office:value-type="string">
            <text:p>Protestor</text:p>
          </table:table-cell>
          <table:table-cell office:value-type="string">
            <text:p>PROTEST</text:p>
          </table:table-cell>
          <table:table-cell table:number-columns-repeated="1022"/>
        </table:table-row>
        <table:table-row table:style-name="ro1">
          <table:table-cell office:value-type="string">
            <text:p>Protestor</text:p>
          </table:table-cell>
          <table:table-cell office:value-type="string">
            <text:p>WHADOWEWANT</text:p>
          </table:table-cell>
          <table:table-cell table:number-columns-repeated="1022"/>
        </table:table-row>
        <table:table-row table:style-name="ro1">
          <table:table-cell office:value-type="string">
            <text:p>Protestor</text:p>
          </table:table-cell>
          <table:table-cell office:value-type="string">
            <text:p>SING</text:p>
          </table:table-cell>
          <table:table-cell table:number-columns-repeated="1022"/>
        </table:table-row>
        <table:table-row table:style-name="ro1">
          <table:table-cell office:value-type="string">
            <text:p>Journalist</text:p>
          </table:table-cell>
          <table:table-cell office:value-type="string">
            <text:p>SCOOP</text:p>
          </table:table-cell>
          <table:table-cell table:number-columns-repeated="1022"/>
        </table:table-row>
        <table:table-row table:style-name="ro1">
          <table:table-cell office:value-type="string">
            <text:p>Journalist</text:p>
          </table:table-cell>
          <table:table-cell office:value-type="string">
            <text:p>MISCONSTRUE</text:p>
          </table:table-cell>
          <table:table-cell table:number-columns-repeated="1022"/>
        </table:table-row>
        <table:table-row table:style-name="ro1">
          <table:table-cell office:value-type="string">
            <text:p>Journalist</text:p>
          </table:table-cell>
          <table:table-cell office:value-type="string">
            <text:p>OUTOFCONTEXT</text:p>
          </table:table-cell>
          <table:table-cell table:number-columns-repeated="1022"/>
        </table:table-row>
        <table:table-row table:style-name="ro1">
          <table:table-cell office:value-type="string">
            <text:p>Journalist</text:p>
          </table:table-cell>
          <table:table-cell office:value-type="string">
            <text:p>GETEXCLUSIVE</text:p>
          </table:table-cell>
          <table:table-cell table:number-columns-repeated="1022"/>
        </table:table-row>
        <table:table-row table:style-name="ro1">
          <table:table-cell office:value-type="string">
            <text:p>Journalist</text:p>
          </table:table-cell>
          <table:table-cell office:value-type="string">
            <text:p>SENSATIONALISE</text:p>
          </table:table-cell>
          <table:table-cell table:number-columns-repeated="1022"/>
        </table:table-row>
        <table:table-row table:style-name="ro1">
          <table:table-cell office:value-type="string">
            <text:p>Constituent</text:p>
          </table:table-cell>
          <table:table-cell office:value-type="string">
            <text:p>PROTEST</text:p>
          </table:table-cell>
          <table:table-cell table:number-columns-repeated="1022"/>
        </table:table-row>
        <table:table-row table:style-name="ro1">
          <table:table-cell office:value-type="string">
            <text:p>Constituent</text:p>
          </table:table-cell>
          <table:table-cell office:value-type="string">
            <text:p>REVIVE</text:p>
          </table:table-cell>
          <table:table-cell table:number-columns-repeated="1022"/>
        </table:table-row>
        <table:table-row table:style-name="ro1">
          <table:table-cell office:value-type="string">
            <text:p>Constituent</text:p>
          </table:table-cell>
          <table:table-cell office:value-type="string">
            <text:p>AGENDA</text:p>
          </table:table-cell>
          <table:table-cell table:number-columns-repeated="1022"/>
        </table:table-row>
        <table:table-row table:style-name="ro1">
          <table:table-cell office:value-type="string">
            <text:p>Constituent</text:p>
          </table:table-cell>
          <table:table-cell office:value-type="string">
            <text:p>MAKEDEMAND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epThroat</text:p>
          </table:table-cell>
          <table:table-cell office:value-type="string">
            <text:p>SLANDER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epThroat</text:p>
          </table:table-cell>
          <table:table-cell office:value-type="string">
            <text:p>DEFENS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epThroat</text:p>
          </table:table-cell>
          <table:table-cell office:value-type="string">
            <text:p>BLACKMAI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epThroat</text:p>
          </table:table-cell>
          <table:table-cell office:value-type="string">
            <text:p>MAKEDEMAND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VPersonality</text:p>
          </table:table-cell>
          <table:table-cell office:value-type="string">
            <text:p>JOK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VPersonality</text:p>
          </table:table-cell>
          <table:table-cell office:value-type="string">
            <text:p>SENSATIONALIS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VPersonality</text:p>
          </table:table-cell>
          <table:table-cell office:value-type="string">
            <text:p>SCOOP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VPersonality</text:p>
          </table:table-cell>
          <table:table-cell office:value-type="string">
            <text:p>HILARIOUSANECDOT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nionist</text:p>
          </table:table-cell>
          <table:table-cell office:value-type="string">
            <text:p>MAKEDEMAND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nionist</text:p>
          </table:table-cell>
          <table:table-cell office:value-type="string">
            <text:p>DEFENS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nionist</text:p>
          </table:table-cell>
          <table:table-cell office:value-type="string">
            <text:p>PROTES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nionist</text:p>
          </table:table-cell>
          <table:table-cell office:value-type="string">
            <text:p>STRIK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eacher</text:p>
          </table:table-cell>
          <table:table-cell office:value-type="string">
            <text:p>STRIK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eacher</text:p>
          </table:table-cell>
          <table:table-cell office:value-type="string">
            <text:p>DEFENS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eacher</text:p>
          </table:table-cell>
          <table:table-cell office:value-type="string">
            <text:p>PROTES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eacher</text:p>
          </table:table-cell>
          <table:table-cell office:value-type="string">
            <text:p>RALLYENEMY</text:p>
          </table:table-cell>
          <table:table-cell table:number-columns-repeated="1022"/>
        </table:table-row>
        <table:table-row table:style-name="ro1">
          <table:table-cell office:value-type="string">
            <text:p>WarVet</text:p>
          </table:table-cell>
          <table:table-cell office:value-type="string">
            <text:p>MAKEDEMANDS</text:p>
          </table:table-cell>
          <table:table-cell table:number-columns-repeated="1022"/>
        </table:table-row>
        <table:table-row table:style-name="ro1">
          <table:table-cell office:value-type="string">
            <text:p>WarVet</text:p>
          </table:table-cell>
          <table:table-cell office:value-type="string">
            <text:p>DEFENSE</text:p>
          </table:table-cell>
          <table:table-cell table:number-columns-repeated="1022"/>
        </table:table-row>
        <table:table-row table:style-name="ro1">
          <table:table-cell office:value-type="string">
            <text:p>WarVet</text:p>
          </table:table-cell>
          <table:table-cell office:value-type="string">
            <text:p>INSPIRE</text:p>
          </table:table-cell>
          <table:table-cell table:number-columns-repeated="1022"/>
        </table:table-row>
        <table:table-row table:style-name="ro1">
          <table:table-cell office:value-type="string">
            <text:p>WarVet</text:p>
          </table:table-cell>
          <table:table-cell office:value-type="string">
            <text:p>RALLYENEMY</text:p>
          </table:table-cell>
          <table:table-cell table:number-columns-repeated="1022"/>
        </table:table-row>
        <table:table-row table:style-name="ro1">
          <table:table-cell office:value-type="string">
            <text:p>JointChief</text:p>
          </table:table-cell>
          <table:table-cell office:value-type="string">
            <text:p>MAKEDEMANDS</text:p>
          </table:table-cell>
          <table:table-cell table:number-columns-repeated="1022"/>
        </table:table-row>
        <table:table-row table:style-name="ro1">
          <table:table-cell office:value-type="string">
            <text:p>JointChief</text:p>
          </table:table-cell>
          <table:table-cell office:value-type="string">
            <text:p>DEFENSE</text:p>
          </table:table-cell>
          <table:table-cell table:number-columns-repeated="1022"/>
        </table:table-row>
        <table:table-row table:style-name="ro1">
          <table:table-cell office:value-type="string">
            <text:p>JointChief</text:p>
          </table:table-cell>
          <table:table-cell office:value-type="string">
            <text:p>NATIONALSECURITY</text:p>
          </table:table-cell>
          <table:table-cell table:number-columns-repeated="1022"/>
        </table:table-row>
        <table:table-row table:style-name="ro1">
          <table:table-cell office:value-type="string">
            <text:p>JointChief</text:p>
          </table:table-cell>
          <table:table-cell office:value-type="string">
            <text:p>GATHERINTEL</text:p>
          </table:table-cell>
          <table:table-cell table:number-columns-repeated="1022"/>
        </table:table-row>
        <table:table-row table:style-name="ro1">
          <table:table-cell office:value-type="string">
            <text:p>JointChief</text:p>
          </table:table-cell>
          <table:table-cell office:value-type="string">
            <text:p>RAISEDEFCON</text:p>
          </table:table-cell>
          <table:table-cell table:number-columns-repeated="1022"/>
        </table:table-row>
        <table:table-row table:style-name="ro1">
          <table:table-cell office:value-type="string">
            <text:p>Computer</text:p>
          </table:table-cell>
          <table:table-cell office:value-type="string">
            <text:p>GATHERINTEL</text:p>
          </table:table-cell>
          <table:table-cell table:number-columns-repeated="1022"/>
        </table:table-row>
        <table:table-row table:style-name="ro1">
          <table:table-cell office:value-type="string">
            <text:p>Computer</text:p>
          </table:table-cell>
          <table:table-cell office:value-type="string">
            <text:p>NATIONALSECURITY</text:p>
          </table:table-cell>
          <table:table-cell table:number-columns-repeated="1022"/>
        </table:table-row>
        <table:table-row table:style-name="ro1">
          <table:table-cell office:value-type="string">
            <text:p>Computer</text:p>
          </table:table-cell>
          <table:table-cell office:value-type="string">
            <text:p>CHOOSETARGETS</text:p>
          </table:table-cell>
          <table:table-cell table:number-columns-repeated="1022"/>
        </table:table-row>
        <table:table-row table:style-name="ro1">
          <table:table-cell office:value-type="string">
            <text:p>Computer</text:p>
          </table:table-cell>
          <table:table-cell office:value-type="string">
            <text:p>BLACKMAIL</text:p>
          </table:table-cell>
          <table:table-cell table:number-columns-repeated="1022"/>
        </table:table-row>
        <table:table-row table:style-name="ro1">
          <table:table-cell office:value-type="string">
            <text:p>Computer</text:p>
          </table:table-cell>
          <table:table-cell office:value-type="string">
            <text:p>MAKEDEMANDS</text:p>
          </table:table-cell>
          <table:table-cell table:number-columns-repeated="1022"/>
        </table:table-row>
        <table:table-row table:style-name="ro1">
          <table:table-cell office:value-type="string">
            <text:p>Computer</text:p>
          </table:table-cell>
          <table:table-cell office:value-type="string">
            <text:p>SLANDER</text:p>
          </table:table-cell>
          <table:table-cell table:number-columns-repeated="1022"/>
        </table:table-row>
        <table:table-row table:style-name="ro1">
          <table:table-cell office:value-type="string">
            <text:p>Computer</text:p>
          </table:table-cell>
          <table:table-cell office:value-type="string">
            <text:p>RAISEDEFCON</text:p>
          </table:table-cell>
          <table:table-cell table:number-columns-repeated="1022"/>
        </table:table-row>
        <table:table-row table:style-name="ro1">
          <table:table-cell office:value-type="string">
            <text:p>Computer</text:p>
          </table:table-cell>
          <table:table-cell office:value-type="string">
            <text:p>RIGVOTES</text:p>
          </table:table-cell>
          <table:table-cell table:number-columns-repeated="1022"/>
        </table:table-row>
        <table:table-row table:style-name="ro1">
          <table:table-cell office:value-type="string">
            <text:p>Alien</text:p>
          </table:table-cell>
          <table:table-cell table:style-name="ce3" office:value-type="string">
            <text:p>SLANDER</text:p>
          </table:table-cell>
          <table:table-cell table:number-columns-repeated="1022"/>
        </table:table-row>
        <table:table-row table:style-name="ro1">
          <table:table-cell office:value-type="string">
            <text:p>Alien</text:p>
          </table:table-cell>
          <table:table-cell table:style-name="ce3" office:value-type="string">
            <text:p>LIE</text:p>
          </table:table-cell>
          <table:table-cell table:number-columns-repeated="1022"/>
        </table:table-row>
        <table:table-row table:style-name="ro1">
          <table:table-cell office:value-type="string">
            <text:p>Alien</text:p>
          </table:table-cell>
          <table:table-cell table:style-name="ce3" office:value-type="string">
            <text:p>BRAINWASH</text:p>
          </table:table-cell>
          <table:table-cell table:number-columns-repeated="1022"/>
        </table:table-row>
        <table:table-row table:style-name="ro1">
          <table:table-cell office:value-type="string">
            <text:p>Alien</text:p>
          </table:table-cell>
          <table:table-cell table:style-name="ce3" office:value-type="string">
            <text:p>SUMMONPOLITICIAN</text:p>
          </table:table-cell>
          <table:table-cell table:number-columns-repeated="1022"/>
        </table:table-row>
        <table:table-row table:style-name="ro1">
          <table:table-cell office:value-type="string">
            <text:p>Alien</text:p>
          </table:table-cell>
          <table:table-cell table:style-name="ce3" office:value-type="string">
            <text:p>REVIVE</text:p>
          </table:table-cell>
          <table:table-cell table:number-columns-repeated="1022"/>
        </table:table-row>
      </table:table>
      <table:table table:name="Attack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number-columns-repeated="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Attack 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pin Cost</text:p>
          </table:table-cell>
          <table:table-cell table:style-name="ce1" office:value-type="string">
            <text:p>Target Type</text:p>
          </table:table-cell>
          <table:table-cell table:style-name="ce1" office:value-type="string">
            <text:p>Target Count</text:p>
          </table:table-cell>
          <table:table-cell table:style-name="ce1" office:value-type="string">
            <text:p>Underlying Stat</text:p>
          </table:table-cell>
          <table:table-cell table:style-name="ce1" office:value-type="string">
            <text:p>Special Effects</text:p>
          </table:table-cell>
          <table:table-cell table:style-name="ce1" office:value-type="string">
            <text:p>Base Damage</text:p>
          </table:table-cell>
          <table:table-cell table:style-name="ce1" office:value-type="string">
            <text:p>Max Base Damage</text:p>
          </table:table-cell>
          <table:table-cell table:style-name="ce1" office:value-type="string">
            <text:p>Crit Base Damage</text:p>
          </table:table-cell>
          <table:table-cell table:style-name="ce1" office:value-type="string">
            <text:p>Chance To Crit Base (%)</text:p>
          </table:table-cell>
          <table:table-cell table:style-name="ce1" office:value-type="string">
            <text:p>Chance To Crit Max (%)</text:p>
          </table:table-cell>
          <table:table-cell table:style-name="ce1" office:value-type="string">
            <text:p>AI Weight</text:p>
          </table:table-cell>
          <table:table-cell table:style-name="ce1" table:number-columns-repeated="2"/>
          <table:table-cell table:style-name="ce1" office:value-type="string">
            <text:p>Damage Avg</text:p>
          </table:table-cell>
          <table:table-cell table:style-name="ce1" table:number-columns-repeated="1007"/>
        </table:table-row>
        <table:table-row table:style-name="ro1">
          <table:table-cell office:value-type="string">
            <text:p>AGENDA</text:p>
          </table:table-cell>
          <table:table-cell office:value-type="string">
            <text:p>Push Agenda</text:p>
          </table:table-cell>
          <table:table-cell office:value-type="string">
            <text:p>asdf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Cunning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AVERAGE([.$L2];[.$M2])/100*[.$K2]+(100-AVERAGE([.$L2];[.$M2]))/100*AVERAGE([.$I2];[.$J2])" office:value-type="float" office:value="3.77">
            <text:p>3.77</text:p>
          </table:table-cell>
          <table:table-cell table:formula="of:=AVERAGE([.I2];[.J2])" office:value-type="float" office:value="3.5">
            <text:p>3.5</text:p>
          </table:table-cell>
          <table:table-cell table:formula="of:=IF([.O2]=0;[.P2];[.O2])" office:value-type="float" office:value="3.77">
            <text:p>3.77</text:p>
          </table:table-cell>
          <table:table-cell table:number-columns-repeated="1007"/>
        </table:table-row>
        <table:table-row table:style-name="ro1">
          <table:table-cell office:value-type="string">
            <text:p>APPEALTOGOD</text:p>
          </table:table-cell>
          <table:table-cell office:value-type="string">
            <text:p>Appeal To God</text:p>
          </table:table-cell>
          <table:table-cell office:value-type="string">
            <text:p>asdf</text:p>
          </table:table-cell>
          <table:table-cell office:value-type="float" office:value="7">
            <text:p>7</text:p>
          </table:table-cell>
          <table:table-cell office:value-type="string">
            <text:p>AllEnemy</text:p>
          </table:table-cell>
          <table:table-cell office:value-type="float" office:value="4">
            <text:p>4</text:p>
          </table:table-cell>
          <table:table-cell office:value-type="string">
            <text:p>Wit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AVERAGE([.$L3];[.$M3])/100*[.$K3]+(100-AVERAGE([.$L3];[.$M3]))/100*AVERAGE([.$I3];[.$J3])" office:value-type="float" office:value="7.21">
            <text:p>7.21</text:p>
          </table:table-cell>
          <table:table-cell table:formula="of:=AVERAGE([.I3];[.J3])" office:value-type="float" office:value="7">
            <text:p>7</text:p>
          </table:table-cell>
          <table:table-cell table:formula="of:=IF([.O3]=0;[.P3];[.O3])" office:value-type="float" office:value="7.21">
            <text:p>7.21</text:p>
          </table:table-cell>
          <table:table-cell table:number-columns-repeated="1007"/>
        </table:table-row>
        <table:table-row table:style-name="ro1">
          <table:table-cell office:value-type="string">
            <text:p>BELIEVEMEDIA</text:p>
          </table:table-cell>
          <table:table-cell office:value-type="string">
            <text:p>Believe Media</text:p>
          </table:table-cell>
          <table:table-cell office:value-type="string">
            <text:p>asdf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Cunning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formula="of:=AVERAGE([.$L4];[.$M4])/100*[.$K4]+(100-AVERAGE([.$L4];[.$M4]))/100*AVERAGE([.$I4];[.$J4])" office:value-type="float" office:value="3.25">
            <text:p>3.25</text:p>
          </table:table-cell>
          <table:table-cell table:formula="of:=AVERAGE([.I4];[.J4])" office:value-type="float" office:value="2">
            <text:p>2</text:p>
          </table:table-cell>
          <table:table-cell table:formula="of:=IF([.O4]=0;[.P4];[.O4])" office:value-type="float" office:value="3.25">
            <text:p>3.25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BIELECTION</text:p>
          </table:table-cell>
          <table:table-cell office:value-type="string">
            <text:p>Bielection</text:p>
          </table:table-cell>
          <table:table-cell office:value-type="string">
            <text:p>Redistribute votes amongst targets</text:p>
          </table:table-cell>
          <table:table-cell office:value-type="float" office:value="4">
            <text:p>4</text:p>
          </table:table-cell>
          <table:table-cell office:value-type="string">
            <text:p>All</text:p>
          </table:table-cell>
          <table:table-cell office:value-type="float" office:value="8">
            <text:p>8</text:p>
          </table:table-cell>
          <table:table-cell office:value-type="string">
            <text:p>Wit</text:p>
          </table:table-cell>
          <table:table-cell/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AVERAGE([.$L5];[.$M5])/100*[.$K5]+(100-AVERAGE([.$L5];[.$M5]))/100*AVERAGE([.$I5];[.$J5])" office:value-type="float" office:value="0">
            <text:p>0</text:p>
          </table:table-cell>
          <table:table-cell table:formula="of:=AVERAGE([.I5];[.J5])" office:value-type="float" office:value="0">
            <text:p>0</text:p>
          </table:table-cell>
          <table:table-cell table:formula="of:=IF([.O5]=0;[.P5];[.O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BLACKMAIL</text:p>
          </table:table-cell>
          <table:table-cell office:value-type="string">
            <text:p>Blackmail</text:p>
          </table:table-cell>
          <table:table-cell office:value-type="string">
            <text:p>asdf</text:p>
          </table:table-cell>
          <table:table-cell office:value-type="float" office:value="4">
            <text:p>4</text:p>
          </table:table-cell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Wit</text:p>
          </table:table-cell>
          <table:table-cell office:value-type="string">
            <text:p>Drain Vote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table:formula="of:=AVERAGE([.$L6];[.$M6])/100*[.$K6]+(100-AVERAGE([.$L6];[.$M6]))/100*AVERAGE([.$I6];[.$J6])" office:value-type="float" office:value="4.35">
            <text:p>4.35</text:p>
          </table:table-cell>
          <table:table-cell table:formula="of:=AVERAGE([.I6];[.J6])" office:value-type="float" office:value="4.5">
            <text:p>4.5</text:p>
          </table:table-cell>
          <table:table-cell table:formula="of:=IF([.O6]=0;[.P6];[.O6])" office:value-type="float" office:value="4.35">
            <text:p>4.35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BRIBE</text:p>
          </table:table-cell>
          <table:table-cell office:value-type="string">
            <text:p>Bribe</text:p>
          </table:table-cell>
          <table:table-cell office:value-type="string">
            <text:p>Is there anything more convincing than money? Buying loyalty gets expensive so be careful.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Money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AVERAGE([.$L7];[.$M7])/100*[.$K7]+(100-AVERAGE([.$L7];[.$M7]))/100*AVERAGE([.$I7];[.$J7])" office:value-type="float" office:value="8.45">
            <text:p>8.45</text:p>
          </table:table-cell>
          <table:table-cell table:formula="of:=AVERAGE([.I7];[.J7])" office:value-type="float" office:value="8">
            <text:p>8</text:p>
          </table:table-cell>
          <table:table-cell table:formula="of:=IF([.O7]=0;[.P7];[.O7])" office:value-type="float" office:value="8.45">
            <text:p>8.45</text:p>
          </table:table-cell>
          <table:table-cell table:number-columns-repeated="1007"/>
        </table:table-row>
        <table:table-row table:style-name="ro1">
          <table:table-cell office:value-type="string">
            <text:p>BUREAUCRACY</text:p>
          </table:table-cell>
          <table:table-cell office:value-type="string">
            <text:p>Bureaucracy</text:p>
          </table:table-cell>
          <table:table-cell office:value-type="string">
            <text:p>asdf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Cunning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AVERAGE([.$L8];[.$M8])/100*[.$K8]+(100-AVERAGE([.$L8];[.$M8]))/100*AVERAGE([.$I8];[.$J8])" office:value-type="float" office:value="3.77">
            <text:p>3.77</text:p>
          </table:table-cell>
          <table:table-cell table:formula="of:=AVERAGE([.I8];[.J8])" office:value-type="float" office:value="3.5">
            <text:p>3.5</text:p>
          </table:table-cell>
          <table:table-cell table:formula="of:=IF([.O8]=0;[.P8];[.O8])" office:value-type="float" office:value="3.77">
            <text:p>3.77</text:p>
          </table:table-cell>
          <table:table-cell table:number-columns-repeated="1007"/>
        </table:table-row>
        <table:table-row table:style-name="ro1">
          <table:table-cell office:value-type="string">
            <text:p>CALLVATICAN</text:p>
          </table:table-cell>
          <table:table-cell office:value-type="string">
            <text:p>Call Battycan</text:p>
          </table:table-cell>
          <table:table-cell office:value-type="string">
            <text:p>Brings in 2 additional ReligousNuts at 2 levels lower than this one</text:p>
          </table:table-cell>
          <table:table-cell office:value-type="float" office:value="5">
            <text:p>5</text:p>
          </table:table-cell>
          <table:table-cell office:value-type="string">
            <text:p>AllFriendly</text:p>
          </table:table-cell>
          <table:table-cell office:value-type="float" office:value="1">
            <text:p>1</text:p>
          </table:table-cell>
          <table:table-cell office:value-type="string">
            <text:p>Wit</text:p>
          </table:table-cell>
          <table:table-cell office:value-type="string">
            <text:p>Call Friends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AVERAGE([.$L9];[.$M9])/100*[.$K9]+(100-AVERAGE([.$L9];[.$M9]))/100*AVERAGE([.$I9];[.$J9])" office:value-type="float" office:value="0">
            <text:p>0</text:p>
          </table:table-cell>
          <table:table-cell table:formula="of:=AVERAGE([.I9];[.J9])" office:value-type="float" office:value="0">
            <text:p>0</text:p>
          </table:table-cell>
          <table:table-cell table:formula="of:=IF([.O9]=0;[.P9];[.O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HOOSETARGETS</text:p>
          </table:table-cell>
          <table:table-cell office:value-type="string">
            <text:p>Choose Targets</text:p>
          </table:table-cell>
          <table:table-cell office:value-type="string">
            <text:p>asdf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Cunning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AVERAGE([.$L10];[.$M10])/100*[.$K10]+(100-AVERAGE([.$L10];[.$M10]))/100*AVERAGE([.$I10];[.$J10])" office:value-type="float" office:value="4.8375">
            <text:p>4.84</text:p>
          </table:table-cell>
          <table:table-cell table:formula="of:=AVERAGE([.I10];[.J10])" office:value-type="float" office:value="4.5">
            <text:p>4.5</text:p>
          </table:table-cell>
          <table:table-cell table:formula="of:=IF([.O10]=0;[.P10];[.O10])" office:value-type="float" office:value="4.8375">
            <text:p>4.84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DAZZLE</text:p>
          </table:table-cell>
          <table:table-cell table:style-name="ce5" office:value-type="string">
            <text:p>Dazzle</text:p>
          </table:table-cell>
          <table:table-cell table:style-name="ce5" office:value-type="string">
            <text:p>Being dazzling and admirable is a great way to take heat off politics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AllEnem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Wit</text:p>
          </table:table-cell>
          <table:table-cell table:style-name="ce5" office:value-type="string">
            <text:p>Reduce Cunning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/>
          <table:table-cell table:style-name="ce5" table:formula="of:=AVERAGE([.$L11];[.$M11])/100*[.$K11]+(100-AVERAGE([.$L11];[.$M11]))/100*AVERAGE([.$I11];[.$J11])" office:value-type="float" office:value="2.5">
            <text:p>2.5</text:p>
          </table:table-cell>
          <table:table-cell table:style-name="ce5" table:formula="of:=AVERAGE([.I11];[.J11])" office:value-type="float" office:value="2.5">
            <text:p>2.5</text:p>
          </table:table-cell>
          <table:table-cell table:style-name="ce5" table:formula="of:=IF([.O11]=0;[.P11];[.O11])" office:value-type="float" office:value="2.5">
            <text:p>2.5</text:p>
          </table:table-cell>
          <table:table-cell table:style-name="ce5" table:number-columns-repeated="1007"/>
        </table:table-row>
        <table:table-row table:style-name="ro1">
          <table:table-cell table:style-name="ce3" office:value-type="string">
            <text:p>DEFENSE</text:p>
          </table:table-cell>
          <table:table-cell office:value-type="string">
            <text:p>Defense</text:p>
          </table:table-cell>
          <table:table-cell office:value-type="string">
            <text:p>Gather strenth; -50% to all incoming attacks</text:p>
          </table:table-cell>
          <table:table-cell/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fense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AVERAGE([.$L12];[.$M12])/100*[.$K12]+(100-AVERAGE([.$L12];[.$M12]))/100*AVERAGE([.$I12];[.$J12])" office:value-type="float" office:value="0">
            <text:p>0</text:p>
          </table:table-cell>
          <table:table-cell table:formula="of:=AVERAGE([.I12];[.J12])" office:value-type="float" office:value="0">
            <text:p>0</text:p>
          </table:table-cell>
          <table:table-cell table:formula="of:=IF([.O12]=0;[.P12];[.O1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ENOUNCE</text:p>
          </table:table-cell>
          <table:table-cell office:value-type="string">
            <text:p>Denounce</text:p>
          </table:table-cell>
          <table:table-cell office:value-type="string">
            <text:p>asdf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Cunning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AVERAGE([.$L13];[.$M13])/100*[.$K13]+(100-AVERAGE([.$L13];[.$M13]))/100*AVERAGE([.$I13];[.$J13])" office:value-type="float" office:value="3.77">
            <text:p>3.77</text:p>
          </table:table-cell>
          <table:table-cell table:formula="of:=AVERAGE([.I13];[.J13])" office:value-type="float" office:value="3.5">
            <text:p>3.5</text:p>
          </table:table-cell>
          <table:table-cell table:formula="of:=IF([.O13]=0;[.P13];[.O13])" office:value-type="float" office:value="3.77">
            <text:p>3.77</text:p>
          </table:table-cell>
          <table:table-cell table:number-columns-repeated="1007"/>
        </table:table-row>
        <table:table-row table:style-name="ro1">
          <table:table-cell office:value-type="string">
            <text:p>FEAR</text:p>
          </table:table-cell>
          <table:table-cell office:value-type="string">
            <text:p>Fear Change</text:p>
          </table:table-cell>
          <table:table-cell office:value-type="string">
            <text:p>asdf</text:p>
          </table:table-cell>
          <table:table-cell office:value-type="float" office:value="4">
            <text:p>4</text:p>
          </table:table-cell>
          <table:table-cell office:value-type="string">
            <text:p>AllFriendly</text:p>
          </table:table-cell>
          <table:table-cell office:value-type="float" office:value="1">
            <text:p>1</text:p>
          </table:table-cell>
          <table:table-cell office:value-type="string">
            <text:p>Wit</text:p>
          </table:table-cell>
          <table:table-cell office:value-type="string">
            <text:p>Increase Cunning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$L14];[.$M14])/100*[.$K14]+(100-AVERAGE([.$L14];[.$M14]))/100*AVERAGE([.$I14];[.$J14])" office:value-type="float" office:value="0">
            <text:p>0</text:p>
          </table:table-cell>
          <table:table-cell table:formula="of:=AVERAGE([.I14];[.J14])" office:value-type="float" office:value="0">
            <text:p>0</text:p>
          </table:table-cell>
          <table:table-cell table:formula="of:=IF([.O14]=0;[.P14];[.O1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FILENAILS</text:p>
          </table:table-cell>
          <table:table-cell office:value-type="string">
            <text:p>File Nails</text:p>
          </table:table-cell>
          <table:table-cell office:value-type="string">
            <text:p>asdf</text:p>
          </table:table-cell>
          <table:table-cell office:value-type="float" office:value="3">
            <text:p>3</text:p>
          </table:table-cell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Wit</text:p>
          </table:table-cell>
          <table:table-cell office:value-type="string">
            <text:p>Votes Restore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AVERAGE([.$L15];[.$M15])/100*[.$K15]+(100-AVERAGE([.$L15];[.$M15]))/100*AVERAGE([.$I15];[.$J15])" office:value-type="float" office:value="0">
            <text:p>0</text:p>
          </table:table-cell>
          <table:table-cell table:formula="of:=AVERAGE([.I15];[.J15])" office:value-type="float" office:value="0">
            <text:p>0</text:p>
          </table:table-cell>
          <table:table-cell table:formula="of:=IF([.O15]=0;[.P15];[.O1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FILIBUSTER</text:p>
          </table:table-cell>
          <table:table-cell office:value-type="string">
            <text:p>Filibuster</text:p>
          </table:table-cell>
          <table:table-cell office:value-type="string">
            <text:p>You're not moving until they give in. Cause opposition to miss their turn</text:p>
          </table:table-cell>
          <table:table-cell office:value-type="float" office:value="6">
            <text:p>6</text:p>
          </table:table-cell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Wit</text:p>
          </table:table-cell>
          <table:table-cell office:value-type="string">
            <text:p>Miss Tur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AVERAGE([.$L16];[.$M16])/100*[.$K16]+(100-AVERAGE([.$L16];[.$M16]))/100*AVERAGE([.$I16];[.$J16])" office:value-type="float" office:value="4">
            <text:p>4</text:p>
          </table:table-cell>
          <table:table-cell table:formula="of:=AVERAGE([.I16];[.J16])" office:value-type="float" office:value="4">
            <text:p>4</text:p>
          </table:table-cell>
          <table:table-cell table:formula="of:=IF([.O16]=0;[.P16];[.O16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string">
            <text:p>GATHERINTEL</text:p>
          </table:table-cell>
          <table:table-cell office:value-type="string">
            <text:p>Gather Intelligence</text:p>
          </table:table-cell>
          <table:table-cell office:value-type="string">
            <text:p>Increases Cunning.</text:p>
          </table:table-cell>
          <table:table-cell office:value-type="float" office:value="3">
            <text:p>3</text:p>
          </table:table-cell>
          <table:table-cell office:value-type="string">
            <text:p>AllFriendly</text:p>
          </table:table-cell>
          <table:table-cell office:value-type="float" office:value="2">
            <text:p>2</text:p>
          </table:table-cell>
          <table:table-cell office:value-type="string">
            <text:p>Wit</text:p>
          </table:table-cell>
          <table:table-cell office:value-type="string">
            <text:p>Increase Cunning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AVERAGE([.$L17];[.$M17])/100*[.$K17]+(100-AVERAGE([.$L17];[.$M17]))/100*AVERAGE([.$I17];[.$J17])" office:value-type="float" office:value="0">
            <text:p>0</text:p>
          </table:table-cell>
          <table:table-cell table:formula="of:=AVERAGE([.I17];[.J17])" office:value-type="float" office:value="0">
            <text:p>0</text:p>
          </table:table-cell>
          <table:table-cell table:formula="of:=IF([.O17]=0;[.P17];[.O1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GETEXCLUSIVE</text:p>
          </table:table-cell>
          <table:table-cell office:value-type="string">
            <text:p>Get Exclusive</text:p>
          </table:table-cell>
          <table:table-cell office:value-type="string">
            <text:p>asdf</text:p>
          </table:table-cell>
          <table:table-cell office:value-type="float" office:value="5">
            <text:p>5</text:p>
          </table:table-cell>
          <table:table-cell office:value-type="string">
            <text:p>AllFriendly</text:p>
          </table:table-cell>
          <table:table-cell office:value-type="float" office:value="1">
            <text:p>1</text:p>
          </table:table-cell>
          <table:table-cell office:value-type="string">
            <text:p>Wit</text:p>
          </table:table-cell>
          <table:table-cell office:value-type="string">
            <text:p>Increase Cunning</text:p>
          </table:table-cell>
          <table:table-cell table:number-columns-repeated="2"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AVERAGE([.$L18];[.$M18])/100*[.$K18]+(100-AVERAGE([.$L18];[.$M18]))/100*AVERAGE([.$I18];[.$J18])" office:value-type="float" office:value="-2">
            <text:p>-2</text:p>
          </table:table-cell>
          <table:table-cell table:formula="of:=AVERAGE([.I18];[.J18])" office:value-type="float" office:value="-2">
            <text:p>-2</text:p>
          </table:table-cell>
          <table:table-cell table:formula="of:=IF([.O18]=0;[.P18];[.O18])" office:value-type="float" office:value="-2">
            <text:p>-2</text:p>
          </table:table-cell>
          <table:table-cell table:number-columns-repeated="1007"/>
        </table:table-row>
        <table:table-row table:style-name="ro1">
          <table:table-cell office:value-type="string">
            <text:p>GOSSIP</text:p>
          </table:table-cell>
          <table:table-cell office:value-type="string">
            <text:p>Gossip</text:p>
          </table:table-cell>
          <table:table-cell office:value-type="string">
            <text:p>asdf</text:p>
          </table:table-cell>
          <table:table-cell office:value-type="float" office:value="2">
            <text:p>2</text:p>
          </table:table-cell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Wit</text:p>
          </table:table-cell>
          <table:table-cell office:value-type="string">
            <text:p>Reduce Cunnin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table:formula="of:=AVERAGE([.$L19];[.$M19])/100*[.$K19]+(100-AVERAGE([.$L19];[.$M19]))/100*AVERAGE([.$I19];[.$J19])" office:value-type="float" office:value="2.71">
            <text:p>2.71</text:p>
          </table:table-cell>
          <table:table-cell table:formula="of:=AVERAGE([.I19];[.J19])" office:value-type="float" office:value="2.5">
            <text:p>2.5</text:p>
          </table:table-cell>
          <table:table-cell table:formula="of:=IF([.O19]=0;[.P19];[.O19])" office:value-type="float" office:value="2.71">
            <text:p>2.71</text:p>
          </table:table-cell>
          <table:table-cell table:number-columns-repeated="1007"/>
        </table:table-row>
        <table:table-row table:style-name="ro1">
          <table:table-cell office:value-type="string">
            <text:p>GREATSUIT</text:p>
          </table:table-cell>
          <table:table-cell office:value-type="string">
            <text:p>Look Great In Suit</text:p>
          </table:table-cell>
          <table:table-cell office:value-type="string">
            <text:p>Well, we could argue, but have you noticed how fabulous this suit is? Medium attack with high chance of critical.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Cunning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table:formula="of:=AVERAGE([.$L20];[.$M20])/100*[.$K20]+(100-AVERAGE([.$L20];[.$M20]))/100*AVERAGE([.$I20];[.$J20])" office:value-type="float" office:value="6.2">
            <text:p>6.2</text:p>
          </table:table-cell>
          <table:table-cell table:formula="of:=AVERAGE([.I20];[.J20])" office:value-type="float" office:value="4.5">
            <text:p>4.5</text:p>
          </table:table-cell>
          <table:table-cell table:formula="of:=IF([.O20]=0;[.P20];[.O20])" office:value-type="float" office:value="6.2">
            <text:p>6.2</text:p>
          </table:table-cell>
          <table:table-cell table:number-columns-repeated="1007"/>
        </table:table-row>
        <table:table-row table:style-name="ro1">
          <table:table-cell office:value-type="string">
            <text:p>HILARIOUSANECDOTE</text:p>
          </table:table-cell>
          <table:table-cell office:value-type="string">
            <text:p>Hilarious Anecdote</text:p>
          </table:table-cell>
          <table:table-cell office:value-type="string">
            <text:p>asdf</text:p>
          </table:table-cell>
          <table:table-cell office:value-type="float" office:value="5">
            <text:p>5</text:p>
          </table:table-cell>
          <table:table-cell office:value-type="string">
            <text:p>AllEnemy</text:p>
          </table:table-cell>
          <table:table-cell office:value-type="float" office:value="3">
            <text:p>3</text:p>
          </table:table-cell>
          <table:table-cell office:value-type="string">
            <text:p>Wit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AVERAGE([.$L21];[.$M21])/100*[.$K21]+(100-AVERAGE([.$L21];[.$M21]))/100*AVERAGE([.$I21];[.$J21])" office:value-type="float" office:value="6.175">
            <text:p>6.18</text:p>
          </table:table-cell>
          <table:table-cell table:formula="of:=AVERAGE([.I21];[.J21])" office:value-type="float" office:value="6">
            <text:p>6</text:p>
          </table:table-cell>
          <table:table-cell table:formula="of:=IF([.O21]=0;[.P21];[.O21])" office:value-type="float" office:value="6.175">
            <text:p>6.18</text:p>
          </table:table-cell>
          <table:table-cell table:number-columns-repeated="1007"/>
        </table:table-row>
        <table:table-row table:style-name="ro1">
          <table:table-cell office:value-type="string">
            <text:p>HUMANSHIELD</text:p>
          </table:table-cell>
          <table:table-cell office:value-type="string">
            <text:p>Human Shield</text:p>
          </table:table-cell>
          <table:table-cell office:value-type="string">
            <text:p>No further questions. Step back, please. Causes all targets to miss their next turn.</text:p>
          </table:table-cell>
          <table:table-cell office:value-type="float" office:value="5">
            <text:p>5</text:p>
          </table:table-cell>
          <table:table-cell office:value-type="string">
            <text:p>AllEnemy</text:p>
          </table:table-cell>
          <table:table-cell office:value-type="float" office:value="2">
            <text:p>2</text:p>
          </table:table-cell>
          <table:table-cell office:value-type="string">
            <text:p>Wit</text:p>
          </table:table-cell>
          <table:table-cell office:value-type="string">
            <text:p>Miss Turn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AVERAGE([.$L22];[.$M22])/100*[.$K22]+(100-AVERAGE([.$L22];[.$M22]))/100*AVERAGE([.$I22];[.$J22])" office:value-type="float" office:value="6.175">
            <text:p>6.18</text:p>
          </table:table-cell>
          <table:table-cell table:formula="of:=AVERAGE([.I22];[.J22])" office:value-type="float" office:value="6">
            <text:p>6</text:p>
          </table:table-cell>
          <table:table-cell table:formula="of:=IF([.O22]=0;[.P22];[.O22])" office:value-type="float" office:value="6.175">
            <text:p>6.18</text:p>
          </table:table-cell>
          <table:table-cell table:number-columns-repeated="1007"/>
        </table:table-row>
        <table:table-row table:style-name="ro1">
          <table:table-cell office:value-type="string">
            <text:p>INSPIRE</text:p>
          </table:table-cell>
          <table:table-cell office:value-type="string">
            <text:p>Inspire</text:p>
          </table:table-cell>
          <table:table-cell office:value-type="string">
            <text:p>asdf</text:p>
          </table:table-cell>
          <table:table-cell office:value-type="float" office:value="3">
            <text:p>3</text:p>
          </table:table-cell>
          <table:table-cell office:value-type="string">
            <text:p>AllFriendly</text:p>
          </table:table-cell>
          <table:table-cell office:value-type="float" office:value="4">
            <text:p>4</text:p>
          </table:table-cell>
          <table:table-cell office:value-type="string">
            <text:p>Wit</text:p>
          </table:table-cell>
          <table:table-cell office:value-type="string">
            <text:p>Increase Cunning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AVERAGE([.$L23];[.$M23])/100*[.$K23]+(100-AVERAGE([.$L23];[.$M23]))/100*AVERAGE([.$I23];[.$J23])" office:value-type="float" office:value="0">
            <text:p>0</text:p>
          </table:table-cell>
          <table:table-cell table:formula="of:=AVERAGE([.I23];[.J23])" office:value-type="float" office:value="0">
            <text:p>0</text:p>
          </table:table-cell>
          <table:table-cell table:formula="of:=IF([.O23]=0;[.P23];[.O2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INSPSPEECH</text:p>
          </table:table-cell>
          <table:table-cell office:value-type="string">
            <text:p>Inspirational Speech</text:p>
          </table:table-cell>
          <table:table-cell office:value-type="string">
            <text:p>Restore a small amount of votes to all party members</text:p>
          </table:table-cell>
          <table:table-cell/>
          <table:table-cell office:value-type="string">
            <text:p>AllFriendly</text:p>
          </table:table-cell>
          <table:table-cell office:value-type="float" office:value="4">
            <text:p>4</text:p>
          </table:table-cell>
          <table:table-cell office:value-type="string">
            <text:p>Cunning</text:p>
          </table:table-cell>
          <table:table-cell/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AVERAGE([.$L24];[.$M24])/100*[.$K24]+(100-AVERAGE([.$L24];[.$M24]))/100*AVERAGE([.$I24];[.$J24])" office:value-type="float" office:value="-3.5">
            <text:p>-3.5</text:p>
          </table:table-cell>
          <table:table-cell table:formula="of:=AVERAGE([.I24];[.J24])" office:value-type="float" office:value="-3.5">
            <text:p>-3.5</text:p>
          </table:table-cell>
          <table:table-cell table:formula="of:=IF([.O24]=0;[.P24];[.O24])" office:value-type="float" office:value="-3.5">
            <text:p>-3.5</text:p>
          </table:table-cell>
          <table:table-cell table:number-columns-repeated="1007"/>
        </table:table-row>
        <table:table-row table:style-name="ro1">
          <table:table-cell table:style-name="ce6" office:value-type="string">
            <text:p>JOKE</text:p>
          </table:table-cell>
          <table:table-cell table:style-name="ce5" office:value-type="string">
            <text:p>Joke</text:p>
          </table:table-cell>
          <table:table-cell table:style-name="ce5" office:value-type="string">
            <text:p>Ha, ha, ha...what were we talking about? Diffuse the situation with some humour. High chance of critical hit. Knock 'em dead!</text:p>
          </table:table-cell>
          <table:table-cell table:style-name="ce5"/>
          <table:table-cell table:style-name="ce5" office:value-type="string">
            <text:p>AllEnem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unning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">
            <text:p>3</text:p>
          </table:table-cell>
          <table:table-cell table:style-name="ce5" table:formula="of:=AVERAGE([.$L25];[.$M25])/100*[.$K25]+(100-AVERAGE([.$L25];[.$M25]))/100*AVERAGE([.$I25];[.$J25])" office:value-type="float" office:value="5.2">
            <text:p>5.2</text:p>
          </table:table-cell>
          <table:table-cell table:style-name="ce5" table:formula="of:=AVERAGE([.I25];[.J25])" office:value-type="float" office:value="4">
            <text:p>4</text:p>
          </table:table-cell>
          <table:table-cell table:style-name="ce5" table:formula="of:=IF([.O25]=0;[.P25];[.O25])" office:value-type="float" office:value="5.2">
            <text:p>5.2</text:p>
          </table:table-cell>
          <table:table-cell table:style-name="ce5" table:number-columns-repeated="1007"/>
        </table:table-row>
        <table:table-row table:style-name="ro1">
          <table:table-cell table:style-name="ce6" office:value-type="string">
            <text:p>LIE</text:p>
          </table:table-cell>
          <table:table-cell table:style-name="ce5" office:value-type="string">
            <text:p>Lie</text:p>
          </table:table-cell>
          <table:table-cell table:style-name="ce5" office:value-type="string">
            <text:p>It's only lying if they catch you. A strong attack with a danger of critically failing</text:p>
          </table:table-cell>
          <table:table-cell table:style-name="ce5"/>
          <table:table-cell table:style-name="ce5" office:value-type="string">
            <text:p>AllEnem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unning</text:p>
          </table:table-cell>
          <table:table-cell table:style-name="ce5" office:value-type="string">
            <text:p>Critical Fail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">
            <text:p>3</text:p>
          </table:table-cell>
          <table:table-cell table:style-name="ce5" table:formula="of:=AVERAGE([.$L26];[.$M26])/100*[.$K26]+(100-AVERAGE([.$L26];[.$M26]))/100*AVERAGE([.$I26];[.$J26])" office:value-type="float" office:value="5.6">
            <text:p>5.6</text:p>
          </table:table-cell>
          <table:table-cell table:style-name="ce5" table:formula="of:=AVERAGE([.I26];[.J26])" office:value-type="float" office:value="5">
            <text:p>5</text:p>
          </table:table-cell>
          <table:table-cell table:style-name="ce5" table:formula="of:=IF([.O26]=0;[.P26];[.O26])" office:value-type="float" office:value="5.6">
            <text:p>5.6</text:p>
          </table:table-cell>
          <table:table-cell table:style-name="ce5" table:number-columns-repeated="1007"/>
        </table:table-row>
        <table:table-row table:style-name="ro1">
          <table:table-cell table:style-name="ce3" office:value-type="string">
            <text:p>LOSELOSE</text:p>
          </table:table-cell>
          <table:table-cell office:value-type="string">
            <text:p>Lose/lose issue</text:p>
          </table:table-cell>
          <table:table-cell office:value-type="string">
            <text:p>Causes all politicians in the target radius to lose votes</text:p>
          </table:table-cell>
          <table:table-cell office:value-type="float" office:value="5">
            <text:p>5</text:p>
          </table:table-cell>
          <table:table-cell office:value-type="string">
            <text:p>All</text:p>
          </table:table-cell>
          <table:table-cell office:value-type="float" office:value="6">
            <text:p>6</text:p>
          </table:table-cell>
          <table:table-cell office:value-type="string">
            <text:p>Wit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AVERAGE([.$L27];[.$M27])/100*[.$K27]+(100-AVERAGE([.$L27];[.$M27]))/100*AVERAGE([.$I27];[.$J27])" office:value-type="float" office:value="5">
            <text:p>5</text:p>
          </table:table-cell>
          <table:table-cell table:formula="of:=AVERAGE([.I27];[.J27])" office:value-type="float" office:value="5">
            <text:p>5</text:p>
          </table:table-cell>
          <table:table-cell table:formula="of:=IF([.O27]=0;[.P27];[.O27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string">
            <text:p>LOVE</text:p>
          </table:table-cell>
          <table:table-cell office:value-type="string">
            <text:p>Love</text:p>
          </table:table-cell>
          <table:table-cell office:value-type="string">
            <text:p>asdf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Cunning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AVERAGE([.$L28];[.$M28])/100*[.$K28]+(100-AVERAGE([.$L28];[.$M28]))/100*AVERAGE([.$I28];[.$J28])" office:value-type="float" office:value="3.675">
            <text:p>3.68</text:p>
          </table:table-cell>
          <table:table-cell table:formula="of:=AVERAGE([.I28];[.J28])" office:value-type="float" office:value="3.5">
            <text:p>3.5</text:p>
          </table:table-cell>
          <table:table-cell table:formula="of:=IF([.O28]=0;[.P28];[.O28])" office:value-type="float" office:value="3.675">
            <text:p>3.68</text:p>
          </table:table-cell>
          <table:table-cell table:number-columns-repeated="1007"/>
        </table:table-row>
        <table:table-row table:style-name="ro1">
          <table:table-cell office:value-type="string">
            <text:p>MAKEDEMANDS</text:p>
          </table:table-cell>
          <table:table-cell office:value-type="string">
            <text:p>Make Outrageous Demands</text:p>
          </table:table-cell>
          <table:table-cell office:value-type="string">
            <text:p>asdf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Cunning</text:p>
          </table:table-cell>
          <table:table-cell office:value-type="string">
            <text:p>Critical Fai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AVERAGE([.$L29];[.$M29])/100*[.$K29]+(100-AVERAGE([.$L29];[.$M29]))/100*AVERAGE([.$I29];[.$J29])" office:value-type="float" office:value="4">
            <text:p>4</text:p>
          </table:table-cell>
          <table:table-cell table:formula="of:=AVERAGE([.I29];[.J29])" office:value-type="float" office:value="4">
            <text:p>4</text:p>
          </table:table-cell>
          <table:table-cell table:formula="of:=IF([.O29]=0;[.P29];[.O29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style-name="ce6" office:value-type="string">
            <text:p>MESSAGE</text:p>
          </table:table-cell>
          <table:table-cell table:style-name="ce5" office:value-type="string">
            <text:p>Stay On Message</text:p>
          </table:table-cell>
          <table:table-cell table:style-name="ce5" office:value-type="string">
            <text:p>You can certainly wear them down by repeating your party line over and over and over...if you want</text:p>
          </table:table-cell>
          <table:table-cell table:style-name="ce5"/>
          <table:table-cell table:style-name="ce5" office:value-type="string">
            <text:p>AllEnem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unning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6">
            <text:p>6</text:p>
          </table:table-cell>
          <table:table-cell table:style-name="ce5" table:formula="of:=AVERAGE([.$L30];[.$M30])/100*[.$K30]+(100-AVERAGE([.$L30];[.$M30]))/100*AVERAGE([.$I30];[.$J30])" office:value-type="float" office:value="4.9125">
            <text:p>4.91</text:p>
          </table:table-cell>
          <table:table-cell table:style-name="ce5" table:formula="of:=AVERAGE([.I30];[.J30])" office:value-type="float" office:value="4.5">
            <text:p>4.5</text:p>
          </table:table-cell>
          <table:table-cell table:style-name="ce5" table:formula="of:=IF([.O30]=0;[.P30];[.O30])" office:value-type="float" office:value="4.9125">
            <text:p>4.91</text:p>
          </table:table-cell>
          <table:table-cell table:style-name="ce5" table:number-columns-repeated="1007"/>
        </table:table-row>
        <table:table-row table:style-name="ro1">
          <table:table-cell office:value-type="string">
            <text:p>MISCONSTRUE</text:p>
          </table:table-cell>
          <table:table-cell office:value-type="string">
            <text:p>Misconstrue</text:p>
          </table:table-cell>
          <table:table-cell office:value-type="string">
            <text:p>asdf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Cunning</text:p>
          </table:table-cell>
          <table:table-cell office:value-type="string">
            <text:p>Critical Fai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AVERAGE([.$L31];[.$M31])/100*[.$K31]+(100-AVERAGE([.$L31];[.$M31]))/100*AVERAGE([.$I31];[.$J31])" office:value-type="float" office:value="4">
            <text:p>4</text:p>
          </table:table-cell>
          <table:table-cell table:formula="of:=AVERAGE([.I31];[.J31])" office:value-type="float" office:value="4">
            <text:p>4</text:p>
          </table:table-cell>
          <table:table-cell table:formula="of:=IF([.O31]=0;[.P31];[.O31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string">
            <text:p>MISSTURN</text:p>
          </table:table-cell>
          <table:table-cell office:value-type="string">
            <text:p>Miss Turn</text:p>
          </table:table-cell>
          <table:table-cell office:value-type="string">
            <text:p>asdf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/>
          <table:table-cell table:formula="of:=AVERAGE([.$L32];[.$M32])/100*[.$K32]+(100-AVERAGE([.$L32];[.$M32]))/100*AVERAGE([.$I32];[.$J32])" office:value-type="float" office:value="0">
            <text:p>0</text:p>
          </table:table-cell>
          <table:table-cell table:formula="of:=AVERAGE([.I32];[.J32])" office:value-type="float" office:value="0">
            <text:p>0</text:p>
          </table:table-cell>
          <table:table-cell table:formula="of:=IF([.O32]=0;[.P32];[.O3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NATIONALSECURITY</text:p>
          </table:table-cell>
          <table:table-cell office:value-type="string">
            <text:p>National Security</text:p>
          </table:table-cell>
          <table:table-cell office:value-type="string">
            <text:p>This is a matter of national security and they don't have codeword clearance Solid basic attack.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Cunning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table:formula="of:=AVERAGE([.$L33];[.$M33])/100*[.$K33]+(100-AVERAGE([.$L33];[.$M33]))/100*AVERAGE([.$I33];[.$J33])" office:value-type="float" office:value="6.18">
            <text:p>6.18</text:p>
          </table:table-cell>
          <table:table-cell table:formula="of:=AVERAGE([.I33];[.J33])" office:value-type="float" office:value="6">
            <text:p>6</text:p>
          </table:table-cell>
          <table:table-cell table:formula="of:=IF([.O33]=0;[.P33];[.O33])" office:value-type="float" office:value="6.18">
            <text:p>6.18</text:p>
          </table:table-cell>
          <table:table-cell table:number-columns-repeated="1007"/>
        </table:table-row>
        <table:table-row table:style-name="ro1">
          <table:table-cell office:value-type="string">
            <text:p>NATTER</text:p>
          </table:table-cell>
          <table:table-cell office:value-type="string">
            <text:p>Natter On</text:p>
          </table:table-cell>
          <table:table-cell office:value-type="string">
            <text:p>asdf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Cunning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table:formula="of:=AVERAGE([.$L34];[.$M34])/100*[.$K34]+(100-AVERAGE([.$L34];[.$M34]))/100*AVERAGE([.$I34];[.$J34])" office:value-type="float" office:value="5.05">
            <text:p>5.05</text:p>
          </table:table-cell>
          <table:table-cell table:formula="of:=AVERAGE([.I34];[.J34])" office:value-type="float" office:value="4.5">
            <text:p>4.5</text:p>
          </table:table-cell>
          <table:table-cell table:formula="of:=IF([.O34]=0;[.P34];[.O34])" office:value-type="float" office:value="5.05">
            <text:p>5.05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NEGATTACKAD</text:p>
          </table:table-cell>
          <table:table-cell office:value-type="string">
            <text:p>Negative Attack Ad</text:p>
          </table:table-cell>
          <table:table-cell office:value-type="string">
            <text:p>Take them all down. They're definitely all bad people. Not like you.</text:p>
          </table:table-cell>
          <table:table-cell office:value-type="float" office:value="3">
            <text:p>3</text:p>
          </table:table-cell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Wit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/>
          <table:table-cell table:formula="of:=AVERAGE([.$L35];[.$M35])/100*[.$K35]+(100-AVERAGE([.$L35];[.$M35]))/100*AVERAGE([.$I35];[.$J35])" office:value-type="float" office:value="6.85">
            <text:p>6.85</text:p>
          </table:table-cell>
          <table:table-cell table:formula="of:=AVERAGE([.I35];[.J35])" office:value-type="float" office:value="6.5">
            <text:p>6.5</text:p>
          </table:table-cell>
          <table:table-cell table:formula="of:=IF([.O35]=0;[.P35];[.O35])" office:value-type="float" office:value="6.85">
            <text:p>6.85</text:p>
          </table:table-cell>
          <table:table-cell table:number-columns-repeated="1007"/>
        </table:table-row>
        <table:table-row table:style-name="ro1">
          <table:table-cell office:value-type="string">
            <text:p>OUTOFCONTEXT</text:p>
          </table:table-cell>
          <table:table-cell office:value-type="string">
            <text:p>Take Out Of Context</text:p>
          </table:table-cell>
          <table:table-cell office:value-type="string">
            <text:p>asdf</text:p>
          </table:table-cell>
          <table:table-cell office:value-type="float" office:value="2">
            <text:p>2</text:p>
          </table:table-cell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Wit</text:p>
          </table:table-cell>
          <table:table-cell office:value-type="string">
            <text:p>Drain Votes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AVERAGE([.$L36];[.$M36])/100*[.$K36]+(100-AVERAGE([.$L36];[.$M36]))/100*AVERAGE([.$I36];[.$J36])" office:value-type="float" office:value="4.035">
            <text:p>4.04</text:p>
          </table:table-cell>
          <table:table-cell table:formula="of:=AVERAGE([.I36];[.J36])" office:value-type="float" office:value="4">
            <text:p>4</text:p>
          </table:table-cell>
          <table:table-cell table:formula="of:=IF([.O36]=0;[.P36];[.O36])" office:value-type="float" office:value="4.035">
            <text:p>4.04</text:p>
          </table:table-cell>
          <table:table-cell table:number-columns-repeated="1007"/>
        </table:table-row>
        <table:table-row table:style-name="ro1">
          <table:table-cell office:value-type="string">
            <text:p>PAYOFF</text:p>
          </table:table-cell>
          <table:table-cell office:value-type="string">
            <text:p>Pay Off</text:p>
          </table:table-cell>
          <table:table-cell office:value-type="string">
            <text:p>Causes them to miss a number of turns</text:p>
          </table:table-cell>
          <table:table-cell office:value-type="float" office:value="4">
            <text:p>4</text:p>
          </table:table-cell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Wit</text:p>
          </table:table-cell>
          <table:table-cell office:value-type="string">
            <text:p>Miss Turn Pay Off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table:formula="of:=AVERAGE([.$L37];[.$M37])/100*[.$K37]+(100-AVERAGE([.$L37];[.$M37]))/100*AVERAGE([.$I37];[.$J37])" office:value-type="float" office:value="6.2">
            <text:p>6.2</text:p>
          </table:table-cell>
          <table:table-cell table:formula="of:=AVERAGE([.I37];[.J37])" office:value-type="float" office:value="6">
            <text:p>6</text:p>
          </table:table-cell>
          <table:table-cell table:formula="of:=IF([.O37]=0;[.P37];[.O37])" office:value-type="float" office:value="6.2">
            <text:p>6.2</text:p>
          </table:table-cell>
          <table:table-cell table:number-columns-repeated="1007"/>
        </table:table-row>
        <table:table-row table:style-name="ro1">
          <table:table-cell office:value-type="string">
            <text:p>PEACE</text:p>
          </table:table-cell>
          <table:table-cell office:value-type="string">
            <text:p>Peace</text:p>
          </table:table-cell>
          <table:table-cell office:value-type="string">
            <text:p>asdf</text:p>
          </table:table-cell>
          <table:table-cell office:value-type="float" office:value="3">
            <text:p>3</text:p>
          </table:table-cell>
          <table:table-cell office:value-type="string">
            <text:p>AllEnemy</text:p>
          </table:table-cell>
          <table:table-cell office:value-type="float" office:value="4">
            <text:p>4</text:p>
          </table:table-cell>
          <table:table-cell office:value-type="string">
            <text:p>Wit</text:p>
          </table:table-cell>
          <table:table-cell office:value-type="string">
            <text:p>Reduce Cunning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AVERAGE([.$L38];[.$M38])/100*[.$K38]+(100-AVERAGE([.$L38];[.$M38]))/100*AVERAGE([.$I38];[.$J38])" office:value-type="float" office:value="0">
            <text:p>0</text:p>
          </table:table-cell>
          <table:table-cell table:formula="of:=AVERAGE([.I38];[.J38])" office:value-type="float" office:value="0">
            <text:p>0</text:p>
          </table:table-cell>
          <table:table-cell table:formula="of:=IF([.O38]=0;[.P38];[.O3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PORKBARREL</text:p>
          </table:table-cell>
          <table:table-cell office:value-type="string">
            <text:p>Pork Barrel</text:p>
          </table:table-cell>
          <table:table-cell office:value-type="string">
            <text:p>Do something that benefits them specifically. Not advised against politicians.</text:p>
          </table:table-cell>
          <table:table-cell office:value-type="float" office:value="2">
            <text:p>2</text:p>
          </table:table-cell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Wit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AVERAGE([.$L39];[.$M39])/100*[.$K39]+(100-AVERAGE([.$L39];[.$M39]))/100*AVERAGE([.$I39];[.$J39])" office:value-type="float" office:value="6">
            <text:p>6</text:p>
          </table:table-cell>
          <table:table-cell table:formula="of:=AVERAGE([.I39];[.J39])" office:value-type="float" office:value="6">
            <text:p>6</text:p>
          </table:table-cell>
          <table:table-cell table:formula="of:=IF([.O39]=0;[.P39];[.O39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string">
            <text:p>PRAYFORSOULS</text:p>
          </table:table-cell>
          <table:table-cell office:value-type="string">
            <text:p>Pray</text:p>
          </table:table-cell>
          <table:table-cell office:value-type="string">
            <text:p>asdf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Cunning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AVERAGE([.$L40];[.$M40])/100*[.$K40]+(100-AVERAGE([.$L40];[.$M40]))/100*AVERAGE([.$I40];[.$J40])" office:value-type="float" office:value="4.83">
            <text:p>4.83</text:p>
          </table:table-cell>
          <table:table-cell table:formula="of:=AVERAGE([.I40];[.J40])" office:value-type="float" office:value="4.5">
            <text:p>4.5</text:p>
          </table:table-cell>
          <table:table-cell table:formula="of:=IF([.O40]=0;[.P40];[.O40])" office:value-type="float" office:value="4.83">
            <text:p>4.83</text:p>
          </table:table-cell>
          <table:table-cell table:number-columns-repeated="1007"/>
        </table:table-row>
        <table:table-row table:style-name="ro1">
          <table:table-cell office:value-type="string">
            <text:p>PROTEST</text:p>
          </table:table-cell>
          <table:table-cell office:value-type="string">
            <text:p>Protest</text:p>
          </table:table-cell>
          <table:table-cell office:value-type="string">
            <text:p>asdf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Cunning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AVERAGE([.$L41];[.$M41])/100*[.$K41]+(100-AVERAGE([.$L41];[.$M41]))/100*AVERAGE([.$I41];[.$J41])" office:value-type="float" office:value="3.77">
            <text:p>3.77</text:p>
          </table:table-cell>
          <table:table-cell table:formula="of:=AVERAGE([.I41];[.J41])" office:value-type="float" office:value="3.5">
            <text:p>3.5</text:p>
          </table:table-cell>
          <table:table-cell table:formula="of:=IF([.O41]=0;[.P41];[.O41])" office:value-type="float" office:value="3.77">
            <text:p>3.77</text:p>
          </table:table-cell>
          <table:table-cell table:number-columns-repeated="1007"/>
        </table:table-row>
        <table:table-row table:style-name="ro1">
          <table:table-cell office:value-type="string">
            <text:p>PRPREP</text:p>
          </table:table-cell>
          <table:table-cell office:value-type="string">
            <text:p>PR Prep</text:p>
          </table:table-cell>
          <table:table-cell office:value-type="string">
            <text:p>If you're going to need some spin, best see a spin doctor! Adds spin points.</text:p>
          </table:table-cell>
          <table:table-cell/>
          <table:table-cell office:value-type="string">
            <text:p>AllFriend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pin Restore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AVERAGE([.$L42];[.$M42])/100*[.$K42]+(100-AVERAGE([.$L42];[.$M42]))/100*AVERAGE([.$I42];[.$J42])" office:value-type="float" office:value="0">
            <text:p>0</text:p>
          </table:table-cell>
          <table:table-cell table:formula="of:=AVERAGE([.I42];[.J42])" office:value-type="float" office:value="0">
            <text:p>0</text:p>
          </table:table-cell>
          <table:table-cell table:formula="of:=IF([.O42]=0;[.P42];[.O4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RAISEDEFCON</text:p>
          </table:table-cell>
          <table:table-cell office:value-type="string">
            <text:p>Raise DEFCON</text:p>
          </table:table-cell>
          <table:table-cell office:value-type="string">
            <text:p>asdf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Cunning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AVERAGE([.$L43];[.$M43])/100*[.$K43]+(100-AVERAGE([.$L43];[.$M43]))/100*AVERAGE([.$I43];[.$J43])" office:value-type="float" office:value="4.675">
            <text:p>4.68</text:p>
          </table:table-cell>
          <table:table-cell table:formula="of:=AVERAGE([.I43];[.J43])" office:value-type="float" office:value="4.5">
            <text:p>4.5</text:p>
          </table:table-cell>
          <table:table-cell table:formula="of:=IF([.O43]=0;[.P43];[.O43])" office:value-type="float" office:value="4.675">
            <text:p>4.68</text:p>
          </table:table-cell>
          <table:table-cell table:number-columns-repeated="1007"/>
        </table:table-row>
        <table:table-row table:style-name="ro1">
          <table:table-cell office:value-type="string">
            <text:p>RALLY</text:p>
          </table:table-cell>
          <table:table-cell office:value-type="string">
            <text:p>Rally Constituents</text:p>
          </table:table-cell>
          <table:table-cell office:value-type="string">
            <text:p>Get back some votes by rallying supporters</text:p>
          </table:table-cell>
          <table:table-cell office:value-type="float" office:value="3">
            <text:p>3</text:p>
          </table:table-cell>
          <table:table-cell office:value-type="string">
            <text:p>AllFriendly</text:p>
          </table:table-cell>
          <table:table-cell office:value-type="float" office:value="1">
            <text:p>1</text:p>
          </table:table-cell>
          <table:table-cell office:value-type="string">
            <text:p>Wit</text:p>
          </table:table-cell>
          <table:table-cell office:value-type="string">
            <text:p>Votes Restore Rally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AVERAGE([.$L44];[.$M44])/100*[.$K44]+(100-AVERAGE([.$L44];[.$M44]))/100*AVERAGE([.$I44];[.$J44])" office:value-type="float" office:value="0">
            <text:p>0</text:p>
          </table:table-cell>
          <table:table-cell table:formula="of:=AVERAGE([.I44];[.J44])" office:value-type="float" office:value="0">
            <text:p>0</text:p>
          </table:table-cell>
          <table:table-cell table:formula="of:=IF([.O44]=0;[.P44];[.O4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RALLYAUDIENCE</text:p>
          </table:table-cell>
          <table:table-cell office:value-type="string">
            <text:p>Rally Audience</text:p>
          </table:table-cell>
          <table:table-cell office:value-type="string">
            <text:p>asdf</text:p>
          </table:table-cell>
          <table:table-cell office:value-type="float" office:value="3">
            <text:p>3</text:p>
          </table:table-cell>
          <table:table-cell office:value-type="string">
            <text:p>AllFriendly</text:p>
          </table:table-cell>
          <table:table-cell office:value-type="float" office:value="1">
            <text:p>1</text:p>
          </table:table-cell>
          <table:table-cell office:value-type="string">
            <text:p>Wit</text:p>
          </table:table-cell>
          <table:table-cell office:value-type="string">
            <text:p>Increase Charisma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AVERAGE([.$L45];[.$M45])/100*[.$K45]+(100-AVERAGE([.$L45];[.$M45]))/100*AVERAGE([.$I45];[.$J45])" office:value-type="float" office:value="6">
            <text:p>6</text:p>
          </table:table-cell>
          <table:table-cell table:formula="of:=AVERAGE([.I45];[.J45])" office:value-type="float" office:value="6">
            <text:p>6</text:p>
          </table:table-cell>
          <table:table-cell table:formula="of:=IF([.O45]=0;[.P45];[.O45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string">
            <text:p>RALLYENEMY</text:p>
          </table:table-cell>
          <table:table-cell office:value-type="string">
            <text:p>Rally Constituents</text:p>
          </table:table-cell>
          <table:table-cell office:value-type="string">
            <text:p>Get back some votes by rallying supporters</text:p>
          </table:table-cell>
          <table:table-cell office:value-type="float" office:value="3">
            <text:p>3</text:p>
          </table:table-cell>
          <table:table-cell office:value-type="string">
            <text:p>AllFriendly</text:p>
          </table:table-cell>
          <table:table-cell office:value-type="float" office:value="1">
            <text:p>1</text:p>
          </table:table-cell>
          <table:table-cell office:value-type="string">
            <text:p>Wit</text:p>
          </table:table-cell>
          <table:table-cell office:value-type="string">
            <text:p>Votes Restore Rally Enemy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AVERAGE([.$L46];[.$M46])/100*[.$K46]+(100-AVERAGE([.$L46];[.$M46]))/100*AVERAGE([.$I46];[.$J46])" office:value-type="float" office:value="0">
            <text:p>0</text:p>
          </table:table-cell>
          <table:table-cell table:formula="of:=AVERAGE([.I46];[.J46])" office:value-type="float" office:value="0">
            <text:p>0</text:p>
          </table:table-cell>
          <table:table-cell table:formula="of:=IF([.O46]=0;[.P46];[.O4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REVIVE</text:p>
          </table:table-cell>
          <table:table-cell office:value-type="string">
            <text:p>Revive</text:p>
          </table:table-cell>
          <table:table-cell office:value-type="string">
            <text:p>Revive a defeated comrade to half votes</text:p>
          </table:table-cell>
          <table:table-cell office:value-type="float" office:value="5">
            <text:p>5</text:p>
          </table:table-cell>
          <table:table-cell office:value-type="string">
            <text:p>DeadFriend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vive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AVERAGE([.$L47];[.$M47])/100*[.$K47]+(100-AVERAGE([.$L47];[.$M47]))/100*AVERAGE([.$I47];[.$J47])" office:value-type="float" office:value="0">
            <text:p>0</text:p>
          </table:table-cell>
          <table:table-cell table:formula="of:=AVERAGE([.I47];[.J47])" office:value-type="float" office:value="0">
            <text:p>0</text:p>
          </table:table-cell>
          <table:table-cell table:formula="of:=IF([.O47]=0;[.P47];[.O4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RUNAD</text:p>
          </table:table-cell>
          <table:table-cell office:value-type="string">
            <text:p>Run Advertisement</text:p>
          </table:table-cell>
          <table:table-cell office:value-type="string">
            <text:p>Gets back up to 15 votes by running an ad</text:p>
          </table:table-cell>
          <table:table-cell/>
          <table:table-cell office:value-type="string">
            <text:p>AllFriend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otes Restore Ad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AVERAGE([.$L48];[.$M48])/100*[.$K48]+(100-AVERAGE([.$L48];[.$M48]))/100*AVERAGE([.$I48];[.$J48])" office:value-type="float" office:value="0">
            <text:p>0</text:p>
          </table:table-cell>
          <table:table-cell table:formula="of:=AVERAGE([.I48];[.J48])" office:value-type="float" office:value="0">
            <text:p>0</text:p>
          </table:table-cell>
          <table:table-cell table:formula="of:=IF([.O48]=0;[.P48];[.O4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SCARE</text:p>
          </table:table-cell>
          <table:table-cell office:value-type="string">
            <text:p>Scare Campaign</text:p>
          </table:table-cell>
          <table:table-cell office:value-type="string">
            <text:p>Nothing rattles the brains like fear.</text:p>
          </table:table-cell>
          <table:table-cell/>
          <table:table-cell office:value-type="string">
            <text:p>AllEnemy</text:p>
          </table:table-cell>
          <table:table-cell office:value-type="float" office:value="2">
            <text:p>2</text:p>
          </table:table-cell>
          <table:table-cell office:value-type="string">
            <text:p>Cunning</text:p>
          </table:table-cell>
          <table:table-cell office:value-type="string">
            <text:p>Reduce Cunning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table:formula="of:=AVERAGE([.$L49];[.$M49])/100*[.$K49]+(100-AVERAGE([.$L49];[.$M49]))/100*AVERAGE([.$I49];[.$J49])" office:value-type="float" office:value="4.77">
            <text:p>4.77</text:p>
          </table:table-cell>
          <table:table-cell table:formula="of:=AVERAGE([.I49];[.J49])" office:value-type="float" office:value="4.5">
            <text:p>4.5</text:p>
          </table:table-cell>
          <table:table-cell table:formula="of:=IF([.O49]=0;[.P49];[.O49])" office:value-type="float" office:value="4.77">
            <text:p>4.77</text:p>
          </table:table-cell>
          <table:table-cell table:number-columns-repeated="1007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</text:p>
          </table:table-cell>
          <table:table-cell office:value-type="string">
            <text:p>asdf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Cunning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AVERAGE([.$L50];[.$M50])/100*[.$K50]+(100-AVERAGE([.$L50];[.$M50]))/100*AVERAGE([.$I50];[.$J50])" office:value-type="float" office:value="3.8375">
            <text:p>3.84</text:p>
          </table:table-cell>
          <table:table-cell table:formula="of:=AVERAGE([.I50];[.J50])" office:value-type="float" office:value="3.5">
            <text:p>3.5</text:p>
          </table:table-cell>
          <table:table-cell table:formula="of:=IF([.O50]=0;[.P50];[.O50])" office:value-type="float" office:value="3.8375">
            <text:p>3.84</text:p>
          </table:table-cell>
          <table:table-cell table:number-columns-repeated="1007"/>
        </table:table-row>
        <table:table-row table:style-name="ro1">
          <table:table-cell office:value-type="string">
            <text:p>SENSATIONALISE</text:p>
          </table:table-cell>
          <table:table-cell office:value-type="string">
            <text:p>Sensationalise</text:p>
          </table:table-cell>
          <table:table-cell office:value-type="string">
            <text:p>asdf</text:p>
          </table:table-cell>
          <table:table-cell office:value-type="float" office:value="3">
            <text:p>3</text:p>
          </table:table-cell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Wit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AVERAGE([.$L51];[.$M51])/100*[.$K51]+(100-AVERAGE([.$L51];[.$M51]))/100*AVERAGE([.$I51];[.$J51])" office:value-type="float" office:value="6">
            <text:p>6</text:p>
          </table:table-cell>
          <table:table-cell table:formula="of:=AVERAGE([.I51];[.J51])" office:value-type="float" office:value="6">
            <text:p>6</text:p>
          </table:table-cell>
          <table:table-cell table:formula="of:=IF([.O51]=0;[.P51];[.O51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string">
            <text:p>SING</text:p>
          </table:table-cell>
          <table:table-cell office:value-type="string">
            <text:p>Rousing Song</text:p>
          </table:table-cell>
          <table:table-cell office:value-type="string">
            <text:p>Why bandy words with politicians when you can sing a catchy tune! Restores votes.</text:p>
          </table:table-cell>
          <table:table-cell/>
          <table:table-cell office:value-type="string">
            <text:p>AllFriendly</text:p>
          </table:table-cell>
          <table:table-cell office:value-type="float" office:value="4">
            <text:p>4</text:p>
          </table:table-cell>
          <table:table-cell office:value-type="string">
            <text:p>Cunning</text:p>
          </table:table-cell>
          <table:table-cell/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AVERAGE([.$L52];[.$M52])/100*[.$K52]+(100-AVERAGE([.$L52];[.$M52]))/100*AVERAGE([.$I52];[.$J52])" office:value-type="float" office:value="-4">
            <text:p>-4</text:p>
          </table:table-cell>
          <table:table-cell table:formula="of:=AVERAGE([.I52];[.J52])" office:value-type="float" office:value="-4">
            <text:p>-4</text:p>
          </table:table-cell>
          <table:table-cell table:formula="of:=IF([.O52]=0;[.P52];[.O52])" office:value-type="float" office:value="-4">
            <text:p>-4</text:p>
          </table:table-cell>
          <table:table-cell table:number-columns-repeated="1007"/>
        </table:table-row>
        <table:table-row table:style-name="ro1">
          <table:table-cell table:style-name="ce6" office:value-type="string">
            <text:p>SLANDER</text:p>
          </table:table-cell>
          <table:table-cell table:style-name="ce5" office:value-type="string">
            <text:p>Slander Opposition</text:p>
          </table:table-cell>
          <table:table-cell table:style-name="ce5" office:value-type="string">
            <text:p>Strong against polititians...careful with those voters, though!</text:p>
          </table:table-cell>
          <table:table-cell table:style-name="ce5"/>
          <table:table-cell table:style-name="ce5" office:value-type="string">
            <text:p>AllEnem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unning</text:p>
          </table:table-cell>
          <table:table-cell table:style-name="ce5" office:value-type="string">
            <text:p>Drain Votes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table:formula="of:=AVERAGE([.$L53];[.$M53])/100*[.$K53]+(100-AVERAGE([.$L53];[.$M53]))/100*AVERAGE([.$I53];[.$J53])" office:value-type="float" office:value="4.18">
            <text:p>4.18</text:p>
          </table:table-cell>
          <table:table-cell table:style-name="ce5" table:formula="of:=AVERAGE([.I53];[.J53])" office:value-type="float" office:value="4">
            <text:p>4</text:p>
          </table:table-cell>
          <table:table-cell table:style-name="ce5" table:formula="of:=IF([.O53]=0;[.P53];[.O53])" office:value-type="float" office:value="4.18">
            <text:p>4.18</text:p>
          </table:table-cell>
          <table:table-cell table:style-name="ce5" table:number-columns-repeated="1007"/>
        </table:table-row>
        <table:table-row table:style-name="ro1">
          <table:table-cell office:value-type="string">
            <text:p>SPREADRUMOUR</text:p>
          </table:table-cell>
          <table:table-cell office:value-type="string">
            <text:p>Spread Rumour</text:p>
          </table:table-cell>
          <table:table-cell office:value-type="string">
            <text:p>asdf</text:p>
          </table:table-cell>
          <table:table-cell office:value-type="float" office:value="5">
            <text:p>5</text:p>
          </table:table-cell>
          <table:table-cell office:value-type="string">
            <text:p>AllEnemy</text:p>
          </table:table-cell>
          <table:table-cell office:value-type="float" office:value="4">
            <text:p>4</text:p>
          </table:table-cell>
          <table:table-cell office:value-type="string">
            <text:p>Wit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table:formula="of:=AVERAGE([.$L54];[.$M54])/100*[.$K54]+(100-AVERAGE([.$L54];[.$M54]))/100*AVERAGE([.$I54];[.$J54])" office:value-type="float" office:value="5.77">
            <text:p>5.77</text:p>
          </table:table-cell>
          <table:table-cell table:formula="of:=AVERAGE([.I54];[.J54])" office:value-type="float" office:value="5.5">
            <text:p>5.5</text:p>
          </table:table-cell>
          <table:table-cell table:formula="of:=IF([.O54]=0;[.P54];[.O54])" office:value-type="float" office:value="5.77">
            <text:p>5.77</text:p>
          </table:table-cell>
          <table:table-cell table:number-columns-repeated="1007"/>
        </table:table-row>
        <table:table-row table:style-name="ro1">
          <table:table-cell office:value-type="string">
            <text:p>STRIKE</text:p>
          </table:table-cell>
          <table:table-cell office:value-type="string">
            <text:p>Call A Strike</text:p>
          </table:table-cell>
          <table:table-cell office:value-type="string">
            <text:p>asdf</text:p>
          </table:table-cell>
          <table:table-cell office:value-type="float" office:value="3">
            <text:p>3</text:p>
          </table:table-cell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Wit</text:p>
          </table:table-cell>
          <table:table-cell office:value-type="string">
            <text:p>Critical Fai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AVERAGE([.$L55];[.$M55])/100*[.$K55]+(100-AVERAGE([.$L55];[.$M55]))/100*AVERAGE([.$I55];[.$J55])" office:value-type="float" office:value="5">
            <text:p>5</text:p>
          </table:table-cell>
          <table:table-cell table:formula="of:=AVERAGE([.I55];[.J55])" office:value-type="float" office:value="5">
            <text:p>5</text:p>
          </table:table-cell>
          <table:table-cell table:formula="of:=IF([.O55]=0;[.P55];[.O55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string">
            <text:p>WHADOWEWANT</text:p>
          </table:table-cell>
          <table:table-cell office:value-type="string">
            <text:p>Whadowewant!</text:p>
          </table:table-cell>
          <table:table-cell office:value-type="string">
            <text:p>asdf</text:p>
          </table:table-cell>
          <table:table-cell/>
          <table:table-cell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Cunning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AVERAGE([.$L56];[.$M56])/100*[.$K56]+(100-AVERAGE([.$L56];[.$M56]))/100*AVERAGE([.$I56];[.$J56])" office:value-type="float" office:value="3.5">
            <text:p>3.5</text:p>
          </table:table-cell>
          <table:table-cell table:formula="of:=AVERAGE([.I56];[.J56])" office:value-type="float" office:value="3.5">
            <text:p>3.5</text:p>
          </table:table-cell>
          <table:table-cell table:formula="of:=IF([.O56]=0;[.P56];[.O56])" office:value-type="float" office:value="3.5">
            <text:p>3.5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BILLBOARD</text:p>
          </table:table-cell>
          <table:table-cell office:value-type="string">
            <text:p>Billboard Ad</text:p>
          </table:table-cell>
          <table:table-cell office:value-type="string">
            <text:p>Run a billboard ad to restore up to 30 votes</text:p>
          </table:table-cell>
          <table:table-cell/>
          <table:table-cell office:value-type="string">
            <text:p>AllFriend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otes Restore Billboard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AVERAGE([.$L57];[.$M57])/100*[.$K57]+(100-AVERAGE([.$L57];[.$M57]))/100*AVERAGE([.$I57];[.$J57])" office:value-type="float" office:value="0">
            <text:p>0</text:p>
          </table:table-cell>
          <table:table-cell table:formula="of:=AVERAGE([.I57];[.J57])" office:value-type="float" office:value="0">
            <text:p>0</text:p>
          </table:table-cell>
          <table:table-cell table:formula="of:=IF([.O57]=0;[.P57];[.O5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REVIVEITEM</text:p>
          </table:table-cell>
          <table:table-cell office:value-type="string">
            <text:p>Revive</text:p>
          </table:table-cell>
          <table:table-cell office:value-type="string">
            <text:p>Revive a defeated comrade to half votes</text:p>
          </table:table-cell>
          <table:table-cell/>
          <table:table-cell office:value-type="string">
            <text:p>DeadFriend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vive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AVERAGE([.$L58];[.$M58])/100*[.$K58]+(100-AVERAGE([.$L58];[.$M58]))/100*AVERAGE([.$I58];[.$J58])" office:value-type="float" office:value="0">
            <text:p>0</text:p>
          </table:table-cell>
          <table:table-cell table:formula="of:=AVERAGE([.I58];[.J58])" office:value-type="float" office:value="0">
            <text:p>0</text:p>
          </table:table-cell>
          <table:table-cell table:formula="of:=IF([.O58]=0;[.P58];[.O5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BRAINWASH</text:p>
          </table:table-cell>
          <table:table-cell office:value-type="string">
            <text:p>Brainwash</text:p>
          </table:table-cell>
          <table:table-cell office:value-type="string">
            <text:p>asdf</text:p>
          </table:table-cell>
          <table:table-cell office:value-type="float" office:value="3">
            <text:p>3</text:p>
          </table:table-cell>
          <table:table-cell office:value-type="string">
            <text:p>AllEnemy</text:p>
          </table:table-cell>
          <table:table-cell office:value-type="float" office:value="4">
            <text:p>4</text:p>
          </table:table-cell>
          <table:table-cell office:value-type="string">
            <text:p>Wit</text:p>
          </table:table-cell>
          <table:table-cell office:value-type="string">
            <text:p>Miss Turn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AVERAGE([.$L59];[.$M59])/100*[.$K59]+(100-AVERAGE([.$L59];[.$M59]))/100*AVERAGE([.$I59];[.$J59])" office:value-type="float" office:value="0">
            <text:p>0</text:p>
          </table:table-cell>
          <table:table-cell table:formula="of:=AVERAGE([.I59];[.J59])" office:value-type="float" office:value="0">
            <text:p>0</text:p>
          </table:table-cell>
          <table:table-cell table:formula="of:=IF([.O59]=0;[.P59];[.O5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SUMMONPOLITICIAN</text:p>
          </table:table-cell>
          <table:table-cell office:value-type="string">
            <text:p>Summon Politician Slaves</text:p>
          </table:table-cell>
          <table:table-cell office:value-type="string">
            <text:p>asdf</text:p>
          </table:table-cell>
          <table:table-cell office:value-type="float" office:value="4">
            <text:p>4</text:p>
          </table:table-cell>
          <table:table-cell table:style-name="ce5" office:value-type="string">
            <text:p>AllEnemy</text:p>
          </table:table-cell>
          <table:table-cell office:value-type="float" office:value="1">
            <text:p>1</text:p>
          </table:table-cell>
          <table:table-cell office:value-type="string">
            <text:p>Wit</text:p>
          </table:table-cell>
          <table:table-cell office:value-type="string">
            <text:p>Summon Politician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AVERAGE([.$L60];[.$M60])/100*[.$K60]+(100-AVERAGE([.$L60];[.$M60]))/100*AVERAGE([.$I60];[.$J60])" office:value-type="float" office:value="0">
            <text:p>0</text:p>
          </table:table-cell>
          <table:table-cell table:formula="of:=AVERAGE([.I60];[.J60])" office:value-type="float" office:value="0">
            <text:p>0</text:p>
          </table:table-cell>
          <table:table-cell table:formula="of:=IF([.O60]=0;[.P60];[.O6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LEGSPEECH</text:p>
          </table:table-cell>
          <table:table-cell office:value-type="string">
            <text:p>Legendary Speech</text:p>
          </table:table-cell>
          <table:table-cell office:value-type="string">
            <text:p>Remembered throughout the ages. Restores a lot of votes for all party members</text:p>
          </table:table-cell>
          <table:table-cell/>
          <table:table-cell office:value-type="string">
            <text:p>AllFriendly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-10">
            <text:p>-10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TVAD</text:p>
          </table:table-cell>
          <table:table-cell office:value-type="string">
            <text:p>Run TV Advertisement</text:p>
          </table:table-cell>
          <table:table-cell office:value-type="string">
            <text:p>Prime time TV gets the most votes. Restore up to 40 votes.</text:p>
          </table:table-cell>
          <table:table-cell/>
          <table:table-cell office:value-type="string">
            <text:p>AllFriend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otes Restore TV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AVERAGE([.$L62];[.$M62])/100*[.$K62]+(100-AVERAGE([.$L62];[.$M62]))/100*AVERAGE([.$I62];[.$J62])" office:value-type="float" office:value="0">
            <text:p>0</text:p>
          </table:table-cell>
          <table:table-cell table:formula="of:=AVERAGE([.I62];[.J62])" office:value-type="float" office:value="0">
            <text:p>0</text:p>
          </table:table-cell>
          <table:table-cell table:formula="of:=IF([.O62]=0;[.P62];[.O6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RIGVOTES</text:p>
          </table:table-cell>
          <table:table-cell office:value-type="string">
            <text:p>Rig Voting System</text:p>
          </table:table-cell>
          <table:table-cell office:value-type="string">
            <text:p>asdf</text:p>
          </table:table-cell>
          <table:table-cell office:value-type="float" office:value="5">
            <text:p>5</text:p>
          </table:table-cell>
          <table:table-cell office:value-type="string">
            <text:p>AllEnemy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table:formula="of:=AVERAGE([.$L63];[.$M63])/100*[.$K63]+(100-AVERAGE([.$L63];[.$M63]))/100*AVERAGE([.$I63];[.$J63])" office:value-type="float" office:value="7.325">
            <text:p>7.33</text:p>
          </table:table-cell>
          <table:table-cell table:formula="of:=AVERAGE([.I63];[.J63])" office:value-type="float" office:value="6.5">
            <text:p>6.5</text:p>
          </table:table-cell>
          <table:table-cell table:formula="of:=IF([.O63]=0;[.P63];[.O63])" office:value-type="float" office:value="7.325">
            <text:p>7.33</text:p>
          </table:table-cell>
          <table:table-cell table:number-columns-repeated="1007"/>
        </table:table-row>
      </table:table>
      <table:table table:name="Effects" table:style-name="ta1" table:print="false">
        <office:forms form:automatic-focus="false" form:apply-design-mode="false"/>
        <table:table-column table:style-name="co20" table:number-columns-repeated="3" table:default-cell-style-name="Default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Abbrev</text:p>
          </table:table-cell>
          <table:table-cell table:style-name="ce1" office:value-type="string">
            <text:p>Apply To Source</text:p>
          </table:table-cell>
          <table:table-cell office:value-type="string">
            <text:p>Function</text:p>
          </table:table-cell>
          <table:table-cell table:style-name="ce1" office:value-type="string">
            <text:p>Number Rounds Base</text:p>
          </table:table-cell>
          <table:table-cell table:style-name="ce1" office:value-type="string">
            <text:p>Number Rounds Max</text:p>
          </table:table-cell>
          <table:table-cell table:style-name="ce1" office:value-type="string">
            <text:p>Attribute Effected</text:p>
          </table:table-cell>
          <table:table-cell table:style-name="ce1" office:value-type="string">
            <text:p>Valu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Drain Votes</text:p>
          </table:table-cell>
          <table:table-cell office:value-type="string">
            <text:p>DRAIN</text:p>
          </table:table-cell>
          <table:table-cell/>
          <table:table-cell table:style-name="Default" office:value-type="string">
            <text:p>drai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vote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Critical Fail</text:p>
          </table:table-cell>
          <table:table-cell office:value-type="string">
            <text:p>MISS</text:p>
          </table:table-cell>
          <table:table-cell table:style-name="ce21" office:value-type="boolean" office:boolean-value="true">
            <text:p>TRUE</text:p>
          </table:table-cell>
          <table:table-cell table:style-name="Default" office:value-type="string">
            <text:p>miss_turn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Reduce Cunning</text:p>
          </table:table-cell>
          <table:table-cell office:value-type="string">
            <text:p>- CNG</text:p>
          </table:table-cell>
          <table:table-cell/>
          <table:table-cell table:style-name="Default" office:value-type="string">
            <text:p>reduc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unning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Defense</text:p>
          </table:table-cell>
          <table:table-cell office:value-type="string">
            <text:p>DFND</text:p>
          </table:table-cell>
          <table:table-cell table:style-name="ce21" office:value-type="boolean" office:boolean-value="true">
            <text:p>TRUE</text:p>
          </table:table-cell>
          <table:table-cell table:style-name="ce3" office:value-type="string">
            <text:p>ad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sistance</text:p>
          </table:table-cell>
          <table:table-cell office:value-type="float" office:value="0.5">
            <text:p>0.5</text:p>
          </table:table-cell>
          <table:table-cell table:number-columns-repeated="1016"/>
        </table:table-row>
        <table:table-row table:style-name="ro1">
          <table:table-cell office:value-type="string">
            <text:p>Revive</text:p>
          </table:table-cell>
          <table:table-cell table:number-columns-repeated="2"/>
          <table:table-cell table:style-name="ce3" office:value-type="string">
            <text:p>reviv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5">
            <text:p>0.5</text:p>
          </table:table-cell>
          <table:table-cell table:number-columns-repeated="1016"/>
        </table:table-row>
        <table:table-row table:style-name="ro1">
          <table:table-cell office:value-type="string">
            <text:p>Spin Restore</text:p>
          </table:table-cell>
          <table:table-cell/>
          <table:table-cell table:style-name="ce21" office:value-type="boolean" office:boolean-value="true">
            <text:p>TRUE</text:p>
          </table:table-cell>
          <table:table-cell table:style-name="ce3" office:value-type="string">
            <text:p>add_perman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pin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Miss Turn</text:p>
          </table:table-cell>
          <table:table-cell office:value-type="string">
            <text:p>MISS</text:p>
          </table:table-cell>
          <table:table-cell/>
          <table:table-cell table:style-name="ce3" office:value-type="string">
            <text:p>miss_turn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Call Friends</text:p>
          </table:table-cell>
          <table:table-cell/>
          <table:table-cell table:style-name="ce21"/>
          <table:table-cell table:style-name="ce3" office:value-type="string">
            <text:p>call_friend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ligiousNut001:4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Miss Turn Pay Off</text:p>
          </table:table-cell>
          <table:table-cell office:value-type="string">
            <text:p>MISS</text:p>
          </table:table-cell>
          <table:table-cell/>
          <table:table-cell table:style-name="ce3" office:value-type="string">
            <text:p>miss_tur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Increase Cunning</text:p>
          </table:table-cell>
          <table:table-cell office:value-type="string">
            <text:p>+ CNG</text:p>
          </table:table-cell>
          <table:table-cell table:style-name="ce21" office:value-type="boolean" office:boolean-value="true">
            <text:p>TRUE</text:p>
          </table:table-cell>
          <table:table-cell table:style-name="ce3" office:value-type="string">
            <text:p>ad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unning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Votes Restore</text:p>
          </table:table-cell>
          <table:table-cell/>
          <table:table-cell table:style-name="ce21"/>
          <table:table-cell table:style-name="ce3" office:value-type="string">
            <text:p>add_permanen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otes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Increase Flair</text:p>
          </table:table-cell>
          <table:table-cell office:value-type="string">
            <text:p>+ FL</text:p>
          </table:table-cell>
          <table:table-cell table:style-name="ce21" office:value-type="boolean" office:boolean-value="true">
            <text:p>TRUE</text:p>
          </table:table-cell>
          <table:table-cell table:style-name="ce3" office:value-type="string">
            <text:p>ad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flair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Increase Charisma</text:p>
          </table:table-cell>
          <table:table-cell office:value-type="string">
            <text:p>+ CH</text:p>
          </table:table-cell>
          <table:table-cell table:style-name="ce21" office:value-type="boolean" office:boolean-value="true">
            <text:p>TRUE</text:p>
          </table:table-cell>
          <table:table-cell table:style-name="ce3" office:value-type="string">
            <text:p>ad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harisma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Votes Restore Ad</text:p>
          </table:table-cell>
          <table:table-cell/>
          <table:table-cell table:style-name="ce21"/>
          <table:table-cell table:style-name="ce3" office:value-type="string">
            <text:p>add_permanen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otes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string">
            <text:p>Votes Restore Rally</text:p>
          </table:table-cell>
          <table:table-cell table:number-columns-repeated="2"/>
          <table:table-cell table:style-name="ce3" office:value-type="string">
            <text:p>add_permanen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otes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string">
            <text:p>Votes Restore Rally Enemy</text:p>
          </table:table-cell>
          <table:table-cell table:number-columns-repeated="2"/>
          <table:table-cell table:style-name="ce3" office:value-type="string">
            <text:p>add_permanen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otes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Votes Restore Billboard</text:p>
          </table:table-cell>
          <table:table-cell/>
          <table:table-cell table:style-name="ce21"/>
          <table:table-cell table:style-name="ce3" office:value-type="string">
            <text:p>add_permanen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otes</text:p>
          </table:table-cell>
          <table:table-cell office:value-type="float" office:value="30">
            <text:p>30</text:p>
          </table:table-cell>
          <table:table-cell table:number-columns-repeated="1016"/>
        </table:table-row>
        <table:table-row table:style-name="ro1">
          <table:table-cell office:value-type="string">
            <text:p>Summon Politician</text:p>
          </table:table-cell>
          <table:table-cell/>
          <table:table-cell table:style-name="ce21"/>
          <table:table-cell table:style-name="ce3" office:value-type="string">
            <text:p>call_friend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litician001:6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Votes Restore TV</text:p>
          </table:table-cell>
          <table:table-cell/>
          <table:table-cell table:style-name="ce21"/>
          <table:table-cell table:style-name="ce3" office:value-type="string">
            <text:p>add_permanen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otes</text:p>
          </table:table-cell>
          <table:table-cell office:value-type="float" office:value="40">
            <text:p>40</text:p>
          </table:table-cell>
          <table:table-cell table:number-columns-repeated="1016"/>
        </table:table-row>
        <table:table-row table:style-name="ro1" table:number-rows-repeated="26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e" table:style-name="ta1" table:print="false">
        <office:forms form:automatic-focus="false" form:apply-design-mode="false"/>
        <table:table-column table:style-name="co17" table:default-cell-style-name="ce1"/>
        <table:table-column table:style-name="co3" table:number-columns-repeated="7" table:default-cell-style-name="Default"/>
        <table:table-row table:style-name="ro1">
          <table:table-cell office:value-type="string">
            <text:p>Formula for Attack No Crit</text:p>
          </table:table-cell>
          <table:table-cell office:value-type="string" table:number-columns-spanned="7" table:number-rows-spanned="1">
            <text:p>Base Stat * Rand(base attack, max base attack) – Charisma</text:p>
          </table:table-cell>
          <table:covered-table-cell table:number-columns-repeated="6"/>
        </table:table-row>
        <table:table-row table:style-name="ro1">
          <table:table-cell office:value-type="string">
            <text:p>Formula for Attack Crit</text:p>
          </table:table-cell>
          <table:table-cell office:value-type="string" table:number-columns-spanned="7" table:number-rows-spanned="1">
            <text:p>Base Stat * Crit Attack – Charisma</text:p>
          </table:table-cell>
          <table:covered-table-cell table:number-columns-repeated="6"/>
        </table:table-row>
        <table:table-row table:style-name="ro1">
          <table:table-cell office:value-type="string">
            <text:p>Formula for Crit</text:p>
          </table:table-cell>
          <table:table-cell office:value-type="string">
            <text:p>Rand(0, 100) &lt;= Rand(chance to crit base, chance to crit max) + Flair</text:p>
          </table:table-cell>
          <table:table-cell table:number-columns-repeated="6"/>
        </table:table-row>
        <table:table-row table:style-name="ro1">
          <table:table-cell office:value-type="string">
            <text:p>Formula for Spin Point Increase</text:p>
          </table:table-cell>
          <table:table-cell office:value-type="string">
            <text:p>Per successful attack (damage dealt) = (Damage Dealt + Cunning)/(Level*5)</text:p>
          </table:table-cell>
          <table:table-cell table:number-columns-repeated="6"/>
        </table:table-row>
      </table:table>
      <table:table table:name="Characters" table:style-name="ta1" table:print="false">
        <office:forms form:automatic-focus="false" form:apply-design-mode="false"/>
        <table:table-column table:style-name="co19" table:default-cell-style-name="ce7"/>
        <table:table-column table:style-name="co25" table:default-cell-style-name="ce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26" table:default-cell-style-name="ce4"/>
        <table:table-column table:style-name="co27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table:style-name="ce1" office:value-type="string">
            <text:p>Votes</text:p>
          </table:table-cell>
          <table:table-cell table:style-name="ce11" office:value-type="string">
            <text:p>Votes Lvl</text:p>
          </table:table-cell>
          <table:table-cell table:style-name="ce1" office:value-type="string">
            <text:p>SP</text:p>
          </table:table-cell>
          <table:table-cell table:style-name="ce11" office:value-type="string">
            <text:p>SP Lvl</text:p>
          </table:table-cell>
          <table:table-cell table:style-name="ce1" office:value-type="string">
            <text:p>Spd</text:p>
          </table:table-cell>
          <table:table-cell table:style-name="ce11" office:value-type="string">
            <text:p>Spd Lvl</text:p>
          </table:table-cell>
          <table:table-cell table:style-name="ce1" office:value-type="string">
            <text:p>Wit</text:p>
          </table:table-cell>
          <table:table-cell table:style-name="ce11" office:value-type="string">
            <text:p>Wit Lvl</text:p>
          </table:table-cell>
          <table:table-cell table:style-name="ce1" office:value-type="string">
            <text:p>Cun</text:p>
          </table:table-cell>
          <table:table-cell table:style-name="ce11" office:value-type="string">
            <text:p>Cun Lvl</text:p>
          </table:table-cell>
          <table:table-cell table:style-name="ce1" office:value-type="string">
            <text:p>Cha</text:p>
          </table:table-cell>
          <table:table-cell table:style-name="ce11" office:value-type="string">
            <text:p>Cha Lvl</text:p>
          </table:table-cell>
          <table:table-cell table:style-name="ce1" office:value-type="string">
            <text:p>Flr</text:p>
          </table:table-cell>
          <table:table-cell table:style-name="ce11" office:value-type="string">
            <text:p>Flr Lvl</text:p>
          </table:table-cell>
          <table:table-cell table:style-name="ce13" office:value-type="string">
            <text:p>AttackGroup</text:p>
          </table:table-cell>
          <table:table-cell table:style-name="ce1" office:value-type="string">
            <text:p>Immunities</text:p>
          </table:table-cell>
          <table:table-cell table:style-name="ce1" office:value-type="string">
            <text:p>Resistance</text:p>
          </table:table-cell>
          <table:table-cell table:style-name="ce1" office:value-type="string">
            <text:p>Weaknesses</text:p>
          </table:table-cell>
          <table:table-cell/>
        </table:table-row>
        <table:table-row table:style-name="ro2">
          <table:table-cell office:value-type="string">
            <text:p>Player</text:p>
          </table:table-cell>
          <table:table-cell table:style-name="ce8" office:value-type="string">
            <text:p>Phillip Mossman</text:p>
          </table:table-cell>
          <table:table-cell table:style-name="ce10" office:value-type="float" office:value="15">
            <text:p>15</text:p>
          </table:table-cell>
          <table:table-cell office:value-type="float" office:value="0.2">
            <text:p>0.2</text:p>
          </table:table-cell>
          <table:table-cell table:style-name="ce10" office:value-type="float" office:value="5">
            <text:p>5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 office:value-type="string">
            <text:p>Politician001</text:p>
          </table:table-cell>
          <table:table-cell office:value-type="string">
            <text:p>Politician</text:p>
          </table:table-cell>
          <table:table-cell office:value-type="float" office:value="12">
            <text:p>12</text:p>
          </table:table-cell>
          <table:table-cell office:value-type="float" office:value="0.09">
            <text:p>0.09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Politician</text:p>
          </table:table-cell>
          <table:table-cell office:value-type="string">
            <text:p>PORKBARREL</text:p>
          </table:table-cell>
          <table:table-cell office:value-type="string">
            <text:p>LIE</text:p>
          </table:table-cell>
          <table:table-cell office:value-type="string">
            <text:p>BRIBE</text:p>
          </table:table-cell>
          <table:table-cell/>
        </table:table-row>
        <table:table-row table:style-name="ro1">
          <table:table-cell office:value-type="string">
            <text:p>Lobbyist001</text:p>
          </table:table-cell>
          <table:table-cell office:value-type="string">
            <text:p>Lobbyist</text:p>
          </table:table-cell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obbyist</text:p>
          </table:table-cell>
          <table:table-cell office:value-type="string">
            <text:p>BRIBE</text:p>
          </table:table-cell>
          <table:table-cell/>
          <table:table-cell office:value-type="string">
            <text:p>PORKBARREL</text:p>
          </table:table-cell>
          <table:table-cell/>
        </table:table-row>
        <table:table-row table:style-name="ro1">
          <table:table-cell office:value-type="string">
            <text:p>Bumpkin001</text:p>
          </table:table-cell>
          <table:table-cell office:value-type="string">
            <text:p>Bumpkin</text:p>
          </table:table-cell>
          <table:table-cell office:value-type="float" office:value="18">
            <text:p>18</text:p>
          </table:table-cell>
          <table:table-cell office:value-type="float" office:value="0.05">
            <text:p>0.05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Bumpkin</text:p>
          </table:table-cell>
          <table:table-cell table:number-columns-repeated="2"/>
          <table:table-cell office:value-type="string">
            <text:p>LIE, SLANDER, SCARE</text:p>
          </table:table-cell>
          <table:table-cell/>
        </table:table-row>
        <table:table-row table:style-name="ro1">
          <table:table-cell office:value-type="string">
            <text:p>ReligiousNut001</text:p>
          </table:table-cell>
          <table:table-cell office:value-type="string">
            <text:p>Religious Nut</text:p>
          </table:table-cell>
          <table:table-cell office:value-type="float" office:value="12">
            <text:p>12</text:p>
          </table:table-cell>
          <table:table-cell office:value-type="float" office:value="0.09">
            <text:p>0.09</text:p>
          </table:table-cell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Religious</text:p>
          </table:table-cell>
          <table:table-cell office:value-type="string">
            <text:p>JOKE</text:p>
          </table:table-cell>
          <table:table-cell table:number-columns-repeated="3"/>
        </table:table-row>
        <table:table-row table:style-name="ro1">
          <table:table-cell office:value-type="string">
            <text:p>HippyGirl001</text:p>
          </table:table-cell>
          <table:table-cell office:value-type="string">
            <text:p>Hippy Girl</text:p>
          </table:table-cell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0.09">
            <text:p>0.09</text:p>
          </table:table-cell>
          <table:table-cell office:value-type="float" office:value="2">
            <text:p>2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Hippy</text:p>
          </table:table-cell>
          <table:table-cell table:number-columns-repeated="2"/>
          <table:table-cell office:value-type="string">
            <text:p>JOKE</text:p>
          </table:table-cell>
          <table:table-cell/>
        </table:table-row>
        <table:table-row table:style-name="ro1">
          <table:table-cell office:value-type="string">
            <text:p>Receptionist001</text:p>
          </table:table-cell>
          <table:table-cell office:value-type="string">
            <text:p>Receptionist</text:p>
          </table:table-cell>
          <table:table-cell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Receptionist</text:p>
          </table:table-cell>
          <table:table-cell table:number-columns-repeated="4"/>
        </table:table-row>
        <table:table-row table:style-name="ro1">
          <table:table-cell office:value-type="string">
            <text:p>Protester001</text:p>
          </table:table-cell>
          <table:table-cell office:value-type="string">
            <text:p>Protester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string">
            <text:p>Protestor</text:p>
          </table:table-cell>
          <table:table-cell/>
          <table:table-cell office:value-type="string">
            <text:p>JOKE</text:p>
          </table:table-cell>
          <table:table-cell table:number-columns-repeated="2"/>
        </table:table-row>
        <table:table-row table:style-name="ro1">
          <table:table-cell office:value-type="string">
            <text:p>Journalist001</text:p>
          </table:table-cell>
          <table:table-cell office:value-type="string">
            <text:p>Journalist</text:p>
          </table:table-cell>
          <table:table-cell office:value-type="float" office:value="13">
            <text:p>13</text:p>
          </table:table-cell>
          <table:table-cell office:value-type="float" office:value="0.05">
            <text:p>0.05</text:p>
          </table:table-cell>
          <table:table-cell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Journalist</text:p>
          </table:table-cell>
          <table:table-cell table:number-columns-repeated="4"/>
        </table:table-row>
        <table:table-row table:style-name="ro1">
          <table:table-cell office:value-type="string">
            <text:p>Constituent001</text:p>
          </table:table-cell>
          <table:table-cell office:value-type="string">
            <text:p>Constituent</text:p>
          </table:table-cell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Constituent</text:p>
          </table:table-cell>
          <table:table-cell table:number-columns-repeated="4"/>
        </table:table-row>
        <table:table-row table:style-name="ro1">
          <table:table-cell office:value-type="string">
            <text:p>Mayor</text:p>
          </table:table-cell>
          <table:table-cell office:value-type="string">
            <text:p>Mayor Goodman</text:p>
          </table:table-cell>
          <table:table-cell office:value-type="float" office:value="20">
            <text:p>20</text:p>
          </table:table-cell>
          <table:table-cell office:value-type="float" office:value="0.05">
            <text:p>0.05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Politician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Governor</text:p>
          </table:table-cell>
          <table:table-cell office:value-type="float" office:value="25">
            <text:p>25</text:p>
          </table:table-cell>
          <table:table-cell office:value-type="float" office:value="0.05">
            <text:p>0.05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Politician</text:p>
          </table:table-cell>
          <table:table-cell table:number-columns-repeated="4"/>
        </table:table-row>
        <table:table-row table:style-name="ro1">
          <table:table-cell office:value-type="string">
            <text:p>DeepThroat</text:p>
          </table:table-cell>
          <table:table-cell office:value-type="string">
            <text:p>Mr Er...?</text:p>
          </table:table-cell>
          <table:table-cell office:value-type="float" office:value="18">
            <text:p>18</text:p>
          </table:table-cell>
          <table:table-cell office:value-type="float" office:value="0.1">
            <text:p>0.1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DeepThroat</text:p>
          </table:table-cell>
          <table:table-cell/>
          <table:table-cell office:value-type="string">
            <text:p>JOKE</text:p>
          </table:table-cell>
          <table:table-cell table:number-columns-repeated="2"/>
        </table:table-row>
        <table:table-row table:style-name="ro1">
          <table:table-cell office:value-type="string">
            <text:p>TVPersonality001</text:p>
          </table:table-cell>
          <table:table-cell office:value-type="string">
            <text:p>Hecules O'Grady</text:p>
          </table:table-cell>
          <table:table-cell office:value-type="float" office:value="20">
            <text:p>20</text:p>
          </table:table-cell>
          <table:table-cell office:value-type="float" office:value="0.05">
            <text:p>0.05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TVPersonality</text:p>
          </table:table-cell>
          <table:table-cell office:value-type="string">
            <text:p>FILIBUSTER</text:p>
          </table:table-cell>
          <table:table-cell table:number-columns-repeated="3"/>
        </table:table-row>
        <table:table-row table:style-name="ro1">
          <table:table-cell office:value-type="string">
            <text:p>President</text:p>
          </table:table-cell>
          <table:table-cell office:value-type="string">
            <text:p>President Allen</text:p>
          </table:table-cell>
          <table:table-cell office:value-type="float" office:value="30">
            <text:p>30</text:p>
          </table:table-cell>
          <table:table-cell office:value-type="float" office:value="0.07">
            <text:p>0.07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Politician</text:p>
          </table:table-cell>
          <table:table-cell table:number-columns-repeated="4"/>
        </table:table-row>
        <table:table-row table:style-name="ro1">
          <table:table-cell office:value-type="string">
            <text:p>PresidentAlien</text:p>
          </table:table-cell>
          <table:table-cell office:value-type="string">
            <text:p>President Alien</text:p>
          </table:table-cell>
          <table:table-cell office:value-type="float" office:value="40">
            <text:p>40</text:p>
          </table:table-cell>
          <table:table-cell office:value-type="float" office:value="0.07">
            <text:p>0.07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Alien</text:p>
          </table:table-cell>
          <table:table-cell table:number-columns-repeated="4"/>
        </table:table-row>
        <table:table-row table:style-name="ro1">
          <table:table-cell office:value-type="string">
            <text:p>Unionist001</text:p>
          </table:table-cell>
          <table:table-cell office:value-type="string">
            <text:p>Unionist</text:p>
          </table:table-cell>
          <table:table-cell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Unionist</text:p>
          </table:table-cell>
          <table:table-cell table:number-columns-repeated="4"/>
        </table:table-row>
        <table:table-row table:style-name="ro1">
          <table:table-cell office:value-type="string">
            <text:p>Teacher001</text:p>
          </table:table-cell>
          <table:table-cell office:value-type="string">
            <text:p>Teacher</text:p>
          </table:table-cell>
          <table:table-cell office:value-type="float" office:value="20">
            <text:p>20</text:p>
          </table:table-cell>
          <table:table-cell office:value-type="float" office:value="0.05">
            <text:p>0.05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Teacher</text:p>
          </table:table-cell>
          <table:table-cell table:number-columns-repeated="4"/>
        </table:table-row>
        <table:table-row table:style-name="ro1">
          <table:table-cell office:value-type="string">
            <text:p>WarVet001</text:p>
          </table:table-cell>
          <table:table-cell office:value-type="string">
            <text:p>War Veteran</text:p>
          </table:table-cell>
          <table:table-cell office:value-type="float" office:value="25">
            <text:p>25</text:p>
          </table:table-cell>
          <table:table-cell office:value-type="float" office:value="0.05">
            <text:p>0.05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WarVet</text:p>
          </table:table-cell>
          <table:table-cell table:number-columns-repeated="4"/>
        </table:table-row>
        <table:table-row table:style-name="ro1">
          <table:table-cell office:value-type="string">
            <text:p>CabinetPolitician001</text:p>
          </table:table-cell>
          <table:table-cell office:value-type="string">
            <text:p>Cabinet Politician</text:p>
          </table:table-cell>
          <table:table-cell office:value-type="float" office:value="30">
            <text:p>3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Politician</text:p>
          </table:table-cell>
          <table:table-cell table:number-columns-repeated="4"/>
        </table:table-row>
        <table:table-row table:style-name="ro1">
          <table:table-cell office:value-type="string">
            <text:p>JointChief001</text:p>
          </table:table-cell>
          <table:table-cell office:value-type="string">
            <text:p>Joint Chief</text:p>
          </table:table-cell>
          <table:table-cell office:value-type="float" office:value="35">
            <text:p>35</text:p>
          </table:table-cell>
          <table:table-cell office:value-type="float" office:value="0.05">
            <text:p>0.05</text:p>
          </table:table-cell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string">
            <text:p>JointChief</text:p>
          </table:table-cell>
          <table:table-cell table:number-columns-repeated="4"/>
        </table:table-row>
        <table:table-row table:style-name="ro1">
          <table:table-cell office:value-type="string">
            <text:p>Wife</text:p>
          </table:table-cell>
          <table:table-cell office:value-type="string">
            <text:p>Sarah Mossman</text:p>
          </table:table-cell>
          <table:table-cell table:style-name="ce10" office:value-type="float" office:value="12">
            <text:p>12</text:p>
          </table:table-cell>
          <table:table-cell office:value-type="float" office:value="0.05">
            <text:p>0.05</text:p>
          </table:table-cell>
          <table:table-cell table:style-name="ce10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Wife</text:p>
          </table:table-cell>
          <table:table-cell table:number-columns-repeated="4"/>
        </table:table-row>
        <table:table-row table:style-name="ro1">
          <table:table-cell office:value-type="string">
            <text:p>Leo</text:p>
          </table:table-cell>
          <table:table-cell office:value-type="string">
            <text:p>Theo</text:p>
          </table:table-cell>
          <table:table-cell table:style-name="ce10" office:value-type="float" office:value="14">
            <text:p>14</text:p>
          </table:table-cell>
          <table:table-cell office:value-type="float" office:value="0.05">
            <text:p>0.05</text:p>
          </table:table-cell>
          <table:table-cell table:style-name="ce10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string">
            <text:p>Theo</text:p>
          </table:table-cell>
          <table:table-cell table:number-columns-repeated="4"/>
        </table:table-row>
        <table:table-row table:style-name="ro1">
          <table:table-cell office:value-type="string">
            <text:p>SecretAgent</text:p>
          </table:table-cell>
          <table:table-cell office:value-type="string">
            <text:p>Agent Kawalski</text:p>
          </table:table-cell>
          <table:table-cell table:style-name="ce10" office:value-type="float" office:value="18">
            <text:p>18</text:p>
          </table:table-cell>
          <table:table-cell office:value-type="float" office:value="0.05">
            <text:p>0.05</text:p>
          </table:table-cell>
          <table:table-cell table:style-name="ce10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string">
            <text:p>SecretAgent</text:p>
          </table:table-cell>
          <table:table-cell table:number-columns-repeated="4"/>
        </table:table-row>
        <table:table-row table:style-name="ro1">
          <table:table-cell office:value-type="string">
            <text:p>Computer</text:p>
          </table:table-cell>
          <table:table-cell office:value-type="string">
            <text:p>N.O.T.B.A.D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float" office:value="6">
            <text:p>6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Computer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5+5*2" office:value-type="float" office:value="15">
            <text:p>15</text:p>
          </table:table-cell>
          <table:table-cell table:formula="of:=[.G27]-[.G25]-[.I25]-[.M25]-[.O25]-[.K25]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3*[.F10]+[.E10]" office:value-type="float" office:value="5.05">
            <text:p>5.0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3*[.H6]+[.G6]" office:value-type="float" office:value="1.03">
            <text:p>1.03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ce12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12" office:value-type="float" office:value="19">
            <text:p>19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B32]*[.$D$2]" office:value-type="float" office:value="2.4">
            <text:p>2.4</text:p>
          </table:table-cell>
          <table:table-cell table:style-name="Default" table:formula="of:=[.C32]*[.$D$2]" office:value-type="float" office:value="0.48">
            <text:p>0.48</text:p>
          </table:table-cell>
          <table:table-cell table:formula="of:=[.D32]*[.$D$2]" office:value-type="float" office:value="0.096">
            <text:p>0.1</text:p>
          </table:table-cell>
          <table:table-cell table:style-name="Default" table:formula="of:=[.E32]*[.$D$2]" office:value-type="float" office:value="0.0192">
            <text:p>0.02</text:p>
          </table:table-cell>
          <table:table-cell table:formula="of:=[.F32]*[.$D$2]" office:value-type="float" office:value="0.00384">
            <text:p>0</text:p>
          </table:table-cell>
          <table:table-cell table:style-name="Default" table:formula="of:=[.G32]*[.$D$2]" office:value-type="float" office:value="0.000768">
            <text:p>0</text:p>
          </table:table-cell>
          <table:table-cell table:formula="of:=[.H32]*[.$D$2]" office:value-type="float" office:value="0.0001536">
            <text:p>0</text:p>
          </table:table-cell>
          <table:table-cell table:style-name="Default" table:formula="of:=[.I32]*[.$D$2]" office:value-type="float" office:value="0.00003072">
            <text:p>0</text:p>
          </table:table-cell>
          <table:table-cell table:formula="of:=[.J32]*[.$D$2]" office:value-type="float" office:value="0.00000614400000000001">
            <text:p>0</text:p>
          </table:table-cell>
          <table:table-cell table:style-name="Default" table:formula="of:=[.K32]*[.$D$2]" office:value-type="float" office:value="0.0000012288">
            <text:p>0</text:p>
          </table:table-cell>
          <table:table-cell table:formula="of:=[.L32]*[.$D$2]" office:value-type="float" office:value="0.00000024576">
            <text:p>0</text:p>
          </table:table-cell>
          <table:table-cell table:style-name="Default" table:formula="of:=[.M32]*[.$D$2]" office:value-type="float" office:value="0.000000049152">
            <text:p>0</text:p>
          </table:table-cell>
          <table:table-cell table:formula="of:=[.N32]*[.$D$2]" office:value-type="float" office:value="0.00000000983040000000001">
            <text:p>0</text:p>
          </table:table-cell>
          <table:table-cell table:style-name="Default" table:formula="of:=[.O32]*[.$D$2]" office:value-type="float" office:value="0.00000000196608">
            <text:p>0</text:p>
          </table:table-cell>
          <table:table-cell table:style-name="Default" table:formula="of:=[.P32]*[.$D$2]" office:value-type="float" office:value="0.000000000393216">
            <text:p>0</text:p>
          </table:table-cell>
          <table:table-cell table:formula="of:=[.Q32]*[.$D$2]" office:value-type="float" office:value="0.0000000000786432000000001">
            <text:p>0</text:p>
          </table:table-cell>
          <table:table-cell table:formula="of:=[.R32]*[.$D$2]" office:value-type="float" office:value="0.00000000001572864">
            <text:p>0</text:p>
          </table:table-cell>
          <table:table-cell table:formula="of:=[.S32]*[.$D$2]" office:value-type="float" office:value="0.000000000003145728">
            <text:p>0</text:p>
          </table:table-cell>
          <table:table-cell table:formula="of:=[.T32]*[.$D$2]" office:value-type="float" office:value="0.000000000000629145600000001">
            <text:p>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B33]*[.$F$2]" office:value-type="float" office:value="1.25">
            <text:p>1.25</text:p>
          </table:table-cell>
          <table:table-cell table:style-name="Default" table:formula="of:=[.C33]*[.$F$2]" office:value-type="float" office:value="0.3125">
            <text:p>0.31</text:p>
          </table:table-cell>
          <table:table-cell table:formula="of:=[.D33]*[.$F$2]" office:value-type="float" office:value="0.078125">
            <text:p>0.08</text:p>
          </table:table-cell>
          <table:table-cell table:style-name="Default" table:formula="of:=[.E33]*[.$F$2]" office:value-type="float" office:value="0.01953125">
            <text:p>0.02</text:p>
          </table:table-cell>
          <table:table-cell table:formula="of:=[.F33]*[.$F$2]" office:value-type="float" office:value="0.0048828125">
            <text:p>0</text:p>
          </table:table-cell>
          <table:table-cell table:style-name="Default" table:formula="of:=[.G33]*[.$F$2]" office:value-type="float" office:value="0.001220703125">
            <text:p>0</text:p>
          </table:table-cell>
          <table:table-cell table:formula="of:=[.H33]*[.$F$2]" office:value-type="float" office:value="0.00030517578125">
            <text:p>0</text:p>
          </table:table-cell>
          <table:table-cell table:style-name="Default" table:formula="of:=[.I33]*[.$F$2]" office:value-type="float" office:value="0.0000762939453125">
            <text:p>0</text:p>
          </table:table-cell>
          <table:table-cell table:formula="of:=[.J33]*[.$F$2]" office:value-type="float" office:value="0.000019073486328125">
            <text:p>0</text:p>
          </table:table-cell>
          <table:table-cell table:style-name="Default" table:formula="of:=[.K33]*[.$F$2]" office:value-type="float" office:value="0.00000476837158203125">
            <text:p>0</text:p>
          </table:table-cell>
          <table:table-cell table:formula="of:=[.L33]*[.$F$2]" office:value-type="float" office:value="0.00000119209289550781">
            <text:p>0</text:p>
          </table:table-cell>
          <table:table-cell table:style-name="Default" table:formula="of:=[.M33]*[.$F$2]" office:value-type="float" office:value="0.000000298023223876953">
            <text:p>0</text:p>
          </table:table-cell>
          <table:table-cell table:formula="of:=[.N33]*[.$F$2]" office:value-type="float" office:value="0.0000000745058059692383">
            <text:p>0</text:p>
          </table:table-cell>
          <table:table-cell table:style-name="Default" table:formula="of:=[.O33]*[.$F$2]" office:value-type="float" office:value="0.0000000186264514923096">
            <text:p>0</text:p>
          </table:table-cell>
          <table:table-cell table:style-name="Default" table:formula="of:=[.P33]*[.$F$2]" office:value-type="float" office:value="0.00000000465661287307739">
            <text:p>0</text:p>
          </table:table-cell>
          <table:table-cell table:formula="of:=[.Q33]*[.$F$2]" office:value-type="float" office:value="0.00000000116415321826935">
            <text:p>0</text:p>
          </table:table-cell>
          <table:table-cell table:formula="of:=[.R33]*[.$F$2]" office:value-type="float" office:value="0.000000000291038304567337">
            <text:p>0</text:p>
          </table:table-cell>
          <table:table-cell table:formula="of:=[.S33]*[.$F$2]" office:value-type="float" office:value="0.0000000000727595761418343">
            <text:p>0</text:p>
          </table:table-cell>
          <table:table-cell table:formula="of:=[.T33]*[.$F$2]" office:value-type="float" office:value="0.0000000000181898940354586">
            <text:p>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9" table:formula="of:=[.$K$4]+([.B31]-1)*[.$L$4]" office:value-type="float" office:value="2">
            <text:p>2.00</text:p>
          </table:table-cell>
          <table:table-cell table:style-name="ce9" table:formula="of:=[.$K$4]+([.C31]-1)*[.$L$4]" office:value-type="float" office:value="3.05">
            <text:p>3.05</text:p>
          </table:table-cell>
          <table:table-cell table:style-name="ce9" table:formula="of:=[.$K$4]+([.D31]-1)*[.$L$4]" office:value-type="float" office:value="4.1">
            <text:p>4.10</text:p>
          </table:table-cell>
          <table:table-cell table:style-name="ce9" table:formula="of:=[.$K$4]+([.E31]-1)*[.$L$4]" office:value-type="float" office:value="5.15">
            <text:p>5.15</text:p>
          </table:table-cell>
          <table:table-cell table:style-name="ce9" table:formula="of:=[.$K$4]+([.F31]-1)*[.$L$4]" office:value-type="float" office:value="6.2">
            <text:p>6.20</text:p>
          </table:table-cell>
          <table:table-cell table:style-name="ce9" table:formula="of:=[.$K$4]+([.G31]-1)*[.$L$4]" office:value-type="float" office:value="7.25">
            <text:p>7.25</text:p>
          </table:table-cell>
          <table:table-cell table:style-name="ce9" table:formula="of:=[.$K$4]+([.H31]-1)*[.$L$4]" office:value-type="float" office:value="8.3">
            <text:p>8.30</text:p>
          </table:table-cell>
          <table:table-cell table:style-name="ce9" table:formula="of:=[.$K$4]+([.I31]-1)*[.$L$4]" office:value-type="float" office:value="9.35">
            <text:p>9.35</text:p>
          </table:table-cell>
          <table:table-cell table:style-name="ce9" table:formula="of:=[.$K$4]+([.J31]-1)*[.$L$4]" office:value-type="float" office:value="10.4">
            <text:p>10.40</text:p>
          </table:table-cell>
          <table:table-cell table:style-name="ce9" table:formula="of:=[.$K$4]+([.K31]-1)*[.$L$4]" office:value-type="float" office:value="11.45">
            <text:p>11.45</text:p>
          </table:table-cell>
          <table:table-cell table:style-name="ce9" table:formula="of:=[.$K$4]+([.L31]-1)*[.$L$4]" office:value-type="float" office:value="12.5">
            <text:p>12.50</text:p>
          </table:table-cell>
          <table:table-cell table:style-name="ce9" table:formula="of:=[.$K$4]+([.M31]-1)*[.$L$4]" office:value-type="float" office:value="13.55">
            <text:p>13.55</text:p>
          </table:table-cell>
          <table:table-cell table:style-name="ce9" table:formula="of:=[.$K$4]+([.N31]-1)*[.$L$4]" office:value-type="float" office:value="14.6">
            <text:p>14.60</text:p>
          </table:table-cell>
          <table:table-cell table:number-columns-repeated="7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9"/>
          <table:table-cell table:formula="of:=4*1.1" office:value-type="float" office:value="4.4">
            <text:p>4.4</text:p>
          </table:table-cell>
          <table:table-cell table:number-columns-repeated="11"/>
        </table:table-row>
        <table:table-row table:style-name="ro1" table:number-rows-repeated="104853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ncounters" table:style-name="ta1" table:print="false">
        <office:forms form:automatic-focus="false" form:apply-design-mode="false"/>
        <table:table-column table:style-name="co3" table:default-cell-style-name="ce14"/>
        <table:table-column table:style-name="co28" table:default-cell-style-name="ce15"/>
        <table:table-column table:style-name="co3" table:default-cell-style-name="ce17"/>
        <table:table-column table:style-name="co29" table:default-cell-style-name="ce12"/>
        <table:table-column table:style-name="co3" table:default-cell-style-name="ce17"/>
        <table:table-column table:style-name="co29" table:default-cell-style-name="ce12"/>
        <table:table-column table:style-name="co3" table:default-cell-style-name="ce17"/>
        <table:table-column table:style-name="co29" table:default-cell-style-name="ce12"/>
        <table:table-column table:style-name="co3" table:default-cell-style-name="ce17"/>
        <table:table-column table:style-name="co29" table:default-cell-style-name="ce12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" table:number-columns-repeated="1011" table:default-cell-style-name="Default"/>
        <table:table-row table:style-name="ro1">
          <table:table-cell office:value-type="string">
            <text:p>ID</text:p>
          </table:table-cell>
          <table:table-cell table:style-name="ce14" office:value-type="string">
            <text:p>Name</text:p>
          </table:table-cell>
          <table:table-cell table:style-name="ce7" office:value-type="string">
            <text:p>Monster 1</text:p>
          </table:table-cell>
          <table:table-cell table:style-name="ce11" office:value-type="string">
            <text:p>Monster 1 Lvl</text:p>
          </table:table-cell>
          <table:table-cell table:style-name="ce7" office:value-type="string">
            <text:p>Monster 2</text:p>
          </table:table-cell>
          <table:table-cell table:style-name="ce11" office:value-type="string">
            <text:p>Monster 2 Lvl</text:p>
          </table:table-cell>
          <table:table-cell table:style-name="ce7" office:value-type="string">
            <text:p>Monster 3</text:p>
          </table:table-cell>
          <table:table-cell table:style-name="ce11" office:value-type="string">
            <text:p>Monster 3 Lvl</text:p>
          </table:table-cell>
          <table:table-cell table:style-name="ce7" office:value-type="string">
            <text:p>Monster 4</text:p>
          </table:table-cell>
          <table:table-cell table:style-name="ce11" office:value-type="string">
            <text:p>Monster 4 Lvl</text:p>
          </table:table-cell>
          <table:table-cell table:style-name="ce1" office:value-type="string">
            <text:p>Attack Items</text:p>
          </table:table-cell>
          <table:table-cell table:style-name="ce1" office:value-type="string">
            <text:p>XP</text:p>
          </table:table-cell>
          <table:table-cell table:style-name="ce1" office:value-type="string">
            <text:p>Bribe Cost</text:p>
          </table:table-cell>
          <table:table-cell table:style-name="ce1" office:value-type="string">
            <text:p>Money</text:p>
          </table:table-cell>
          <table:table-cell table:style-name="ce1" office:value-type="string">
            <text:p>Attack Drops</text:p>
          </table:table-cell>
          <table:table-cell table:style-name="ce1" office:value-type="string">
            <text:p>Quest Drops</text:p>
          </table:table-cell>
          <table:table-cell/>
          <table:table-cell table:style-name="ce1" table:number-columns-repeated="1007"/>
        </table:table-row>
        <table:table-row table:style-name="ro1">
          <table:table-cell office:value-type="string">
            <text:p>P-easy-01</text:p>
          </table:table-cell>
          <table:table-cell office:value-type="string">
            <text:p>The quest for pen</text:p>
          </table:table-cell>
          <table:table-cell table:style-name="ce16" office:value-type="string">
            <text:p>Receptionist001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3" office:value-type="string">
            <text:p>INSPSPEECH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3" office:value-type="string">
            <text:p>RUNAD</text:p>
          </table:table-cell>
          <table:table-cell table:number-columns-repeated="1009"/>
        </table:table-row>
        <table:table-row table:style-name="ro1">
          <table:table-cell office:value-type="string">
            <text:p>P-easy-02</text:p>
          </table:table-cell>
          <table:table-cell/>
          <table:table-cell office:value-type="string">
            <text:p>Protester001</text:p>
          </table:table-cell>
          <table:table-cell office:value-type="float" office:value="1">
            <text:p>1</text:p>
          </table:table-cell>
          <table:table-cell office:value-type="string">
            <text:p>Protester00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P-easy-03</text:p>
          </table:table-cell>
          <table:table-cell/>
          <table:table-cell office:value-type="string">
            <text:p>Protester001</text:p>
          </table:table-cell>
          <table:table-cell office:value-type="float" office:value="1">
            <text:p>1</text:p>
          </table:table-cell>
          <table:table-cell office:value-type="string">
            <text:p>Protester001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3" office:value-type="string">
            <text:p>INSPSPEECH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3" office:value-type="string">
            <text:p>RUNAD</text:p>
          </table:table-cell>
          <table:table-cell table:number-columns-repeated="1009"/>
        </table:table-row>
        <table:table-row table:style-name="ro1">
          <table:table-cell office:value-type="string">
            <text:p>P-easy-04</text:p>
          </table:table-cell>
          <table:table-cell/>
          <table:table-cell office:value-type="string">
            <text:p>Protester001</text:p>
          </table:table-cell>
          <table:table-cell office:value-type="float" office:value="1">
            <text:p>1</text:p>
          </table:table-cell>
          <table:table-cell office:value-type="string">
            <text:p>Protester00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PRPREP</text:p>
          </table:table-cell>
          <table:table-cell table:number-columns-repeated="1009"/>
        </table:table-row>
        <table:table-row table:style-name="ro1">
          <table:table-cell office:value-type="string">
            <text:p>P-easy-05</text:p>
          </table:table-cell>
          <table:table-cell/>
          <table:table-cell office:value-type="string">
            <text:p>Journalist001</text:p>
          </table:table-cell>
          <table:table-cell office:value-type="float" office:value="2">
            <text:p>2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3" office:value-type="string">
            <text:p>INSPSPEECH</text:p>
          </table:table-cell>
          <table:table-cell table:number-columns-repeated="1009"/>
        </table:table-row>
        <table:table-row table:style-name="ro1">
          <table:table-cell office:value-type="string">
            <text:p>P-easy-06</text:p>
          </table:table-cell>
          <table:table-cell/>
          <table:table-cell office:value-type="string">
            <text:p>Lobbyist001</text:p>
          </table:table-cell>
          <table:table-cell office:value-type="float" office:value="2">
            <text:p>2</text:p>
          </table:table-cell>
          <table:table-cell office:value-type="string">
            <text:p>Lobbyist0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3" office:value-type="string">
            <text:p>REVIVEITEM</text:p>
          </table:table-cell>
          <table:table-cell table:number-columns-repeated="1009"/>
        </table:table-row>
        <table:table-row table:style-name="ro1">
          <table:table-cell office:value-type="string">
            <text:p>P-easy-07</text:p>
          </table:table-cell>
          <table:table-cell/>
          <table:table-cell office:value-type="string">
            <text:p>Constituent001</text:p>
          </table:table-cell>
          <table:table-cell office:value-type="float" office:value="2">
            <text:p>2</text:p>
          </table:table-cell>
          <table:table-cell office:value-type="string">
            <text:p>Protester0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RPREP</text:p>
          </table:table-cell>
          <table:table-cell table:number-columns-repeated="1009"/>
        </table:table-row>
        <table:table-row table:style-name="ro1">
          <table:table-cell office:value-type="string">
            <text:p>P-easy-08</text:p>
          </table:table-cell>
          <table:table-cell/>
          <table:table-cell office:value-type="string">
            <text:p>Protester001</text:p>
          </table:table-cell>
          <table:table-cell office:value-type="float" office:value="2">
            <text:p>2</text:p>
          </table:table-cell>
          <table:table-cell office:value-type="string">
            <text:p>Constituent001</text:p>
          </table:table-cell>
          <table:table-cell office:value-type="float" office:value="2">
            <text:p>2</text:p>
          </table:table-cell>
          <table:table-cell office:value-type="string">
            <text:p>Constituent00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P-easy-09</text:p>
          </table:table-cell>
          <table:table-cell/>
          <table:table-cell office:value-type="string">
            <text:p>Constituent001</text:p>
          </table:table-cell>
          <table:table-cell office:value-type="float" office:value="2">
            <text:p>2</text:p>
          </table:table-cell>
          <table:table-cell office:value-type="string">
            <text:p>Constituent0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style-name="ce3" office:value-type="string">
            <text:p>RUNAD</text:p>
          </table:table-cell>
          <table:table-cell table:number-columns-repeated="1009"/>
        </table:table-row>
        <table:table-row table:style-name="ro1">
          <table:table-cell office:value-type="string">
            <text:p>P-easy-10</text:p>
          </table:table-cell>
          <table:table-cell/>
          <table:table-cell office:value-type="string">
            <text:p>Politician001</text:p>
          </table:table-cell>
          <table:table-cell office:value-type="float" office:value="2">
            <text:p>2</text:p>
          </table:table-cell>
          <table:table-cell office:value-type="string">
            <text:p>Mayor</text:p>
          </table:table-cell>
          <table:table-cell office:value-type="float" office:value="3">
            <text:p>3</text:p>
          </table:table-cell>
          <table:table-cell office:value-type="string">
            <text:p>Politician001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1010"/>
        </table:table-row>
        <table:table-row table:style-name="ro1">
          <table:table-cell office:value-type="string">
            <text:p>P-med-01</text:p>
          </table:table-cell>
          <table:table-cell/>
          <table:table-cell office:value-type="string">
            <text:p>Politician001</text:p>
          </table:table-cell>
          <table:table-cell office:value-type="float" office:value="3">
            <text:p>3</text:p>
          </table:table-cell>
          <table:table-cell office:value-type="string">
            <text:p>Politician00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1010"/>
        </table:table-row>
        <table:table-row table:style-name="ro1">
          <table:table-cell office:value-type="string">
            <text:p>P-med-02</text:p>
          </table:table-cell>
          <table:table-cell/>
          <table:table-cell office:value-type="string">
            <text:p>Politician001</text:p>
          </table:table-cell>
          <table:table-cell office:value-type="float" office:value="3">
            <text:p>3</text:p>
          </table:table-cell>
          <table:table-cell office:value-type="string">
            <text:p>Politician001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office:value-type="string">
            <text:p>LOSELOSE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style-name="ce3" office:value-type="string">
            <text:p>BILLBOARD</text:p>
          </table:table-cell>
          <table:table-cell table:number-columns-repeated="1009"/>
        </table:table-row>
        <table:table-row table:style-name="ro1">
          <table:table-cell office:value-type="string">
            <text:p>P-med-03</text:p>
          </table:table-cell>
          <table:table-cell/>
          <table:table-cell office:value-type="string">
            <text:p>Bumpkin001</text:p>
          </table:table-cell>
          <table:table-cell office:value-type="float" office:value="3">
            <text:p>3</text:p>
          </table:table-cell>
          <table:table-cell office:value-type="string">
            <text:p>Bumpkin001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office:value-type="string">
            <text:p>LOSELOSE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number-columns-repeated="1010"/>
        </table:table-row>
        <table:table-row table:style-name="ro1">
          <table:table-cell office:value-type="string">
            <text:p>P-med-04</text:p>
          </table:table-cell>
          <table:table-cell/>
          <table:table-cell table:style-name="ce16" office:value-type="string">
            <text:p>HippyGirl001</text:p>
          </table:table-cell>
          <table:table-cell office:value-type="float" office:value="3">
            <text:p>3</text:p>
          </table:table-cell>
          <table:table-cell office:value-type="string">
            <text:p>Bumpkin001</text:p>
          </table:table-cell>
          <table:table-cell office:value-type="float" office:value="3">
            <text:p>3</text:p>
          </table:table-cell>
          <table:table-cell office:value-type="string">
            <text:p>Protester001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style-name="ce3" office:value-type="string">
            <text:p>RUNAD</text:p>
          </table:table-cell>
          <table:table-cell table:number-columns-repeated="1009"/>
        </table:table-row>
        <table:table-row table:style-name="ro1">
          <table:table-cell office:value-type="string">
            <text:p>P-med-05</text:p>
          </table:table-cell>
          <table:table-cell/>
          <table:table-cell office:value-type="string">
            <text:p>Journalist001</text:p>
          </table:table-cell>
          <table:table-cell office:value-type="float" office:value="3">
            <text:p>3</text:p>
          </table:table-cell>
          <table:table-cell office:value-type="string">
            <text:p>Journalist001</text:p>
          </table:table-cell>
          <table:table-cell office:value-type="float" office:value="3">
            <text:p>3</text:p>
          </table:table-cell>
          <table:table-cell office:value-type="string">
            <text:p>Politician001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1010"/>
        </table:table-row>
        <table:table-row table:style-name="ro1">
          <table:table-cell office:value-type="string">
            <text:p>P-med-06</text:p>
          </table:table-cell>
          <table:table-cell/>
          <table:table-cell office:value-type="string">
            <text:p>Politician001</text:p>
          </table:table-cell>
          <table:table-cell office:value-type="float" office:value="4">
            <text:p>4</text:p>
          </table:table-cell>
          <table:table-cell office:value-type="string">
            <text:p>Governor</text:p>
          </table:table-cell>
          <table:table-cell office:value-type="float" office:value="5">
            <text:p>5</text:p>
          </table:table-cell>
          <table:table-cell office:value-type="string">
            <text:p>Politician00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220">
            <text:p>22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table:style-name="ce3" office:value-type="string">
            <text:p>RUNAD</text:p>
          </table:table-cell>
          <table:table-cell table:number-columns-repeated="1009"/>
        </table:table-row>
        <table:table-row table:style-name="ro1">
          <table:table-cell office:value-type="string">
            <text:p>P-med-07</text:p>
          </table:table-cell>
          <table:table-cell/>
          <table:table-cell office:value-type="string">
            <text:p>Politician001</text:p>
          </table:table-cell>
          <table:table-cell office:value-type="float" office:value="5">
            <text:p>5</text:p>
          </table:table-cell>
          <table:table-cell office:value-type="string">
            <text:p>Journalist001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/>
          <table:table-cell table:formula="of:=[.Q18]*[.R18]"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1006"/>
        </table:table-row>
        <table:table-row table:style-name="ro1">
          <table:table-cell office:value-type="string">
            <text:p>P-med-08</text:p>
          </table:table-cell>
          <table:table-cell/>
          <table:table-cell office:value-type="string">
            <text:p>Protester001</text:p>
          </table:table-cell>
          <table:table-cell office:value-type="float" office:value="4">
            <text:p>4</text:p>
          </table:table-cell>
          <table:table-cell office:value-type="string">
            <text:p>Politician001</text:p>
          </table:table-cell>
          <table:table-cell office:value-type="float" office:value="4">
            <text:p>4</text:p>
          </table:table-cell>
          <table:table-cell office:value-type="string">
            <text:p>Politician00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style-name="ce3" office:value-type="string">
            <text:p>BILLBOARD</text:p>
          </table:table-cell>
          <table:table-cell table:formula="of:=[.P18]*2" office:value-type="float" office:value="180">
            <text:p>180</text:p>
          </table:table-cell>
          <table:table-cell table:number-columns-repeated="1008"/>
        </table:table-row>
        <table:table-row table:style-name="ro1">
          <table:table-cell office:value-type="string">
            <text:p>P-med-09</text:p>
          </table:table-cell>
          <table:table-cell/>
          <table:table-cell office:value-type="string">
            <text:p>Politician001</text:p>
          </table:table-cell>
          <table:table-cell office:value-type="float" office:value="4">
            <text:p>4</text:p>
          </table:table-cell>
          <table:table-cell office:value-type="string">
            <text:p>ReligiousNut001</text:p>
          </table:table-cell>
          <table:table-cell office:value-type="float" office:value="4">
            <text:p>4</text:p>
          </table:table-cell>
          <table:table-cell office:value-type="string">
            <text:p>Politician00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/>
          <table:table-cell table:formula="of:=[.P18]*3" office:value-type="float" office:value="270">
            <text:p>270</text:p>
          </table:table-cell>
          <table:table-cell table:number-columns-repeated="1008"/>
        </table:table-row>
        <table:table-row table:style-name="ro1">
          <table:table-cell office:value-type="string">
            <text:p>P-med-10</text:p>
          </table:table-cell>
          <table:table-cell/>
          <table:table-cell office:value-type="string">
            <text:p>Politician001</text:p>
          </table:table-cell>
          <table:table-cell office:value-type="float" office:value="4">
            <text:p>4</text:p>
          </table:table-cell>
          <table:table-cell office:value-type="string">
            <text:p>Politician001</text:p>
          </table:table-cell>
          <table:table-cell office:value-type="float" office:value="4">
            <text:p>4</text:p>
          </table:table-cell>
          <table:table-cell office:value-type="string">
            <text:p>ReligiousNut00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/>
          <table:table-cell table:formula="of:=[.P18]*4" office:value-type="float" office:value="360">
            <text:p>360</text:p>
          </table:table-cell>
          <table:table-cell table:number-columns-repeated="1008"/>
        </table:table-row>
        <table:table-row table:style-name="ro1">
          <table:table-cell office:value-type="string">
            <text:p>P-med-11</text:p>
          </table:table-cell>
          <table:table-cell/>
          <table:table-cell office:value-type="string">
            <text:p>Constituent001</text:p>
          </table:table-cell>
          <table:table-cell office:value-type="float" office:value="4">
            <text:p>4</text:p>
          </table:table-cell>
          <table:table-cell office:value-type="string">
            <text:p>Politician001</text:p>
          </table:table-cell>
          <table:table-cell office:value-type="float" office:value="4">
            <text:p>4</text:p>
          </table:table-cell>
          <table:table-cell office:value-type="string">
            <text:p>Constituent001</text:p>
          </table:table-cell>
          <table:table-cell office:value-type="float" office:value="4">
            <text:p>4</text:p>
          </table:table-cell>
          <table:table-cell office:value-type="string">
            <text:p>Politician001</text:p>
          </table:table-cell>
          <table:table-cell office:value-type="float" office:value="5">
            <text:p>5</text:p>
          </table:table-cell>
          <table:table-cell/>
          <table:table-cell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style-name="ce3" office:value-type="string">
            <text:p>RUNAD</text:p>
          </table:table-cell>
          <table:table-cell table:number-columns-repeated="1009"/>
        </table:table-row>
        <table:table-row table:style-name="ro1">
          <table:table-cell office:value-type="string">
            <text:p>P-med-12</text:p>
          </table:table-cell>
          <table:table-cell/>
          <table:table-cell table:style-name="ce16" office:value-type="string">
            <text:p>HippyGirl001</text:p>
          </table:table-cell>
          <table:table-cell office:value-type="float" office:value="4">
            <text:p>4</text:p>
          </table:table-cell>
          <table:table-cell office:value-type="string">
            <text:p>Lobbyist001</text:p>
          </table:table-cell>
          <table:table-cell office:value-type="float" office:value="4">
            <text:p>4</text:p>
          </table:table-cell>
          <table:table-cell office:value-type="string">
            <text:p>Lobbyist00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1010"/>
        </table:table-row>
        <table:table-row table:style-name="ro1">
          <table:table-cell office:value-type="string">
            <text:p>P-med-13</text:p>
          </table:table-cell>
          <table:table-cell/>
          <table:table-cell office:value-type="string">
            <text:p>Lobbyist001</text:p>
          </table:table-cell>
          <table:table-cell office:value-type="float" office:value="4">
            <text:p>4</text:p>
          </table:table-cell>
          <table:table-cell office:value-type="string">
            <text:p>Constituent001</text:p>
          </table:table-cell>
          <table:table-cell office:value-type="float" office:value="4">
            <text:p>4</text:p>
          </table:table-cell>
          <table:table-cell office:value-type="string">
            <text:p>Lobbyist00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string">
            <text:p>PRPREP</text:p>
          </table:table-cell>
          <table:table-cell table:number-columns-repeated="1009"/>
        </table:table-row>
        <table:table-row table:style-name="ro1">
          <table:table-cell office:value-type="string">
            <text:p>P-med-14</text:p>
          </table:table-cell>
          <table:table-cell/>
          <table:table-cell office:value-type="string">
            <text:p>Constituent001</text:p>
          </table:table-cell>
          <table:table-cell office:value-type="float" office:value="4">
            <text:p>4</text:p>
          </table:table-cell>
          <table:table-cell office:value-type="string">
            <text:p>Lobbyist001</text:p>
          </table:table-cell>
          <table:table-cell office:value-type="float" office:value="4">
            <text:p>4</text:p>
          </table:table-cell>
          <table:table-cell office:value-type="string">
            <text:p>Constituent001</text:p>
          </table:table-cell>
          <table:table-cell office:value-type="float" office:value="4">
            <text:p>4</text:p>
          </table:table-cell>
          <table:table-cell office:value-type="string">
            <text:p>Lobbyist001</text:p>
          </table:table-cell>
          <table:table-cell office:value-type="float" office:value="5">
            <text:p>5</text:p>
          </table:table-cell>
          <table:table-cell/>
          <table:table-cell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1010"/>
        </table:table-row>
        <table:table-row table:style-name="ro1">
          <table:table-cell office:value-type="string">
            <text:p>P-med-15</text:p>
          </table:table-cell>
          <table:table-cell/>
          <table:table-cell office:value-type="string">
            <text:p>ReligiousNut001</text:p>
          </table:table-cell>
          <table:table-cell office:value-type="float" office:value="5">
            <text:p>5</text:p>
          </table:table-cell>
          <table:table-cell office:value-type="string">
            <text:p>ReligiousNut001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style-name="ce3" office:value-type="string">
            <text:p>REVIVEITEM</text:p>
          </table:table-cell>
          <table:table-cell table:number-columns-repeated="1009"/>
        </table:table-row>
        <table:table-row table:style-name="ro1">
          <table:table-cell office:value-type="string">
            <text:p>P-med-16</text:p>
          </table:table-cell>
          <table:table-cell/>
          <table:table-cell office:value-type="string">
            <text:p>ReligiousNut001</text:p>
          </table:table-cell>
          <table:table-cell office:value-type="float" office:value="5">
            <text:p>5</text:p>
          </table:table-cell>
          <table:table-cell office:value-type="string">
            <text:p>ReligiousNut001</text:p>
          </table:table-cell>
          <table:table-cell office:value-type="float" office:value="5">
            <text:p>5</text:p>
          </table:table-cell>
          <table:table-cell table:style-name="ce16" office:value-type="string">
            <text:p>HippyGirl00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1010"/>
        </table:table-row>
        <table:table-row table:style-name="ro1">
          <table:table-cell office:value-type="string">
            <text:p>P-med-17</text:p>
          </table:table-cell>
          <table:table-cell/>
          <table:table-cell office:value-type="string">
            <text:p>ReligiousNut001</text:p>
          </table:table-cell>
          <table:table-cell office:value-type="float" office:value="5">
            <text:p>5</text:p>
          </table:table-cell>
          <table:table-cell table:style-name="ce16" office:value-type="string">
            <text:p>HippyGirl001</text:p>
          </table:table-cell>
          <table:table-cell office:value-type="float" office:value="5">
            <text:p>5</text:p>
          </table:table-cell>
          <table:table-cell office:value-type="string">
            <text:p>ReligiousNut00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style-name="ce3" office:value-type="string">
            <text:p>RUNAD</text:p>
          </table:table-cell>
          <table:table-cell table:number-columns-repeated="1009"/>
        </table:table-row>
        <table:table-row table:style-name="ro1">
          <table:table-cell office:value-type="string">
            <text:p>P-med-18</text:p>
          </table:table-cell>
          <table:table-cell/>
          <table:table-cell table:style-name="ce16" office:value-type="string">
            <text:p>HippyGirl001</text:p>
          </table:table-cell>
          <table:table-cell office:value-type="float" office:value="5">
            <text:p>5</text:p>
          </table:table-cell>
          <table:table-cell office:value-type="string">
            <text:p>Constituent001</text:p>
          </table:table-cell>
          <table:table-cell office:value-type="float" office:value="5">
            <text:p>5</text:p>
          </table:table-cell>
          <table:table-cell office:value-type="string">
            <text:p>ReligiousNut001</text:p>
          </table:table-cell>
          <table:table-cell office:value-type="float" office:value="5">
            <text:p>5</text:p>
          </table:table-cell>
          <table:table-cell office:value-type="string">
            <text:p>ReligiousNut001</text:p>
          </table:table-cell>
          <table:table-cell office:value-type="float" office:value="5">
            <text:p>5</text:p>
          </table:table-cell>
          <table:table-cell/>
          <table:table-cell office:value-type="float" office:value="300">
            <text:p>30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1010"/>
        </table:table-row>
        <table:table-row table:style-name="ro1">
          <table:table-cell office:value-type="string">
            <text:p>P-med-19</text:p>
          </table:table-cell>
          <table:table-cell/>
          <table:table-cell table:style-name="ce16" office:value-type="string">
            <text:p>DeepThroat</text:p>
          </table:table-cell>
          <table:table-cell office:value-type="float" office:value="5">
            <text:p>5</text:p>
          </table:table-cell>
          <table:table-cell table:style-name="ce16" office:value-type="string">
            <text:p>DeepThroat</text:p>
          </table:table-cell>
          <table:table-cell office:value-type="float" office:value="5">
            <text:p>5</text:p>
          </table:table-cell>
          <table:table-cell table:style-name="ce7"/>
          <table:table-cell/>
          <table:table-cell table:style-name="ce7"/>
          <table:table-cell table:number-columns-repeated="2"/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style-name="ce3" office:value-type="string">
            <text:p>REVIVEITEM</text:p>
          </table:table-cell>
          <table:table-cell table:number-columns-repeated="1009"/>
        </table:table-row>
        <table:table-row table:style-name="ro1">
          <table:table-cell office:value-type="string">
            <text:p>P-med-20</text:p>
          </table:table-cell>
          <table:table-cell/>
          <table:table-cell office:value-type="string">
            <text:p>Journalist001</text:p>
          </table:table-cell>
          <table:table-cell office:value-type="float" office:value="5">
            <text:p>5</text:p>
          </table:table-cell>
          <table:table-cell table:style-name="ce16" office:value-type="string">
            <text:p>TVPersonality001</text:p>
          </table:table-cell>
          <table:table-cell office:value-type="float" office:value="5">
            <text:p>5</text:p>
          </table:table-cell>
          <table:table-cell office:value-type="string">
            <text:p>Journalist001</text:p>
          </table:table-cell>
          <table:table-cell office:value-type="float" office:value="5">
            <text:p>5</text:p>
          </table:table-cell>
          <table:table-cell table:style-name="ce7"/>
          <table:table-cell table:number-columns-repeated="2"/>
          <table:table-cell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1010"/>
        </table:table-row>
        <table:table-row table:style-name="ro1">
          <table:table-cell office:value-type="string">
            <text:p>P-med-21</text:p>
          </table:table-cell>
          <table:table-cell/>
          <table:table-cell office:value-type="string">
            <text:p>Politician001</text:p>
          </table:table-cell>
          <table:table-cell office:value-type="float" office:value="6">
            <text:p>6</text:p>
          </table:table-cell>
          <table:table-cell table:style-name="ce16" office:value-type="string">
            <text:p>President</text:p>
          </table:table-cell>
          <table:table-cell office:value-type="float" office:value="7">
            <text:p>7</text:p>
          </table:table-cell>
          <table:table-cell office:value-type="string">
            <text:p>Politician001</text:p>
          </table:table-cell>
          <table:table-cell office:value-type="float" office:value="6">
            <text:p>6</text:p>
          </table:table-cell>
          <table:table-cell table:style-name="ce7"/>
          <table:table-cell table:number-columns-repeated="2"/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string">
            <text:p>PRPREP</text:p>
          </table:table-cell>
          <table:table-cell table:number-columns-repeated="1009"/>
        </table:table-row>
        <table:table-row table:style-name="ro1">
          <table:table-cell office:value-type="string">
            <text:p>P-med-22</text:p>
          </table:table-cell>
          <table:table-cell/>
          <table:table-cell table:style-name="ce16" office:value-type="string">
            <text:p>DeepThroat</text:p>
          </table:table-cell>
          <table:table-cell office:value-type="float" office:value="6">
            <text:p>6</text:p>
          </table:table-cell>
          <table:table-cell table:style-name="ce16" office:value-type="string">
            <text:p>DeepThroat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table:number-columns-repeated="1010"/>
        </table:table-row>
        <table:table-row table:style-name="ro1">
          <table:table-cell office:value-type="string">
            <text:p>P-med-23</text:p>
          </table:table-cell>
          <table:table-cell/>
          <table:table-cell office:value-type="string">
            <text:p>Politician001</text:p>
          </table:table-cell>
          <table:table-cell office:value-type="float" office:value="6">
            <text:p>6</text:p>
          </table:table-cell>
          <table:table-cell table:style-name="ce16" office:value-type="string">
            <text:p>President</text:p>
          </table:table-cell>
          <table:table-cell office:value-type="float" office:value="8">
            <text:p>8</text:p>
          </table:table-cell>
          <table:table-cell office:value-type="string">
            <text:p>Politician001</text:p>
          </table:table-cell>
          <table:table-cell office:value-type="float" office:value="6">
            <text:p>6</text:p>
          </table:table-cell>
          <table:table-cell office:value-type="string">
            <text:p>Politician001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string">
            <text:p>P-med-24</text:p>
          </table:table-cell>
          <table:table-cell/>
          <table:table-cell office:value-type="string">
            <text:p>Politician001</text:p>
          </table:table-cell>
          <table:table-cell office:value-type="float" office:value="7">
            <text:p>7</text:p>
          </table:table-cell>
          <table:table-cell table:style-name="ce16" office:value-type="string">
            <text:p>PresidentAlien</text:p>
          </table:table-cell>
          <table:table-cell office:value-type="float" office:value="9">
            <text:p>9</text:p>
          </table:table-cell>
          <table:table-cell office:value-type="string">
            <text:p>Politician00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string">
            <text:p>BILLBOARD</text:p>
          </table:table-cell>
          <table:table-cell table:number-columns-repeated="1009"/>
        </table:table-row>
        <table:table-row table:style-name="ro1">
          <table:table-cell office:value-type="string">
            <text:p>P-hard-01</text:p>
          </table:table-cell>
          <table:table-cell/>
          <table:table-cell office:value-type="string">
            <text:p>Journalist001</text:p>
          </table:table-cell>
          <table:table-cell office:value-type="float" office:value="6">
            <text:p>6</text:p>
          </table:table-cell>
          <table:table-cell office:value-type="string">
            <text:p>Journalist001</text:p>
          </table:table-cell>
          <table:table-cell office:value-type="float" office:value="6">
            <text:p>6</text:p>
          </table:table-cell>
          <table:table-cell office:value-type="string">
            <text:p>Journalist001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270">
            <text:p>27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table:number-columns-repeated="1010"/>
        </table:table-row>
        <table:table-row table:style-name="ro1">
          <table:table-cell office:value-type="string">
            <text:p>P-hard-02</text:p>
          </table:table-cell>
          <table:table-cell/>
          <table:table-cell office:value-type="string">
            <text:p>Journalist001</text:p>
          </table:table-cell>
          <table:table-cell office:value-type="float" office:value="6">
            <text:p>6</text:p>
          </table:table-cell>
          <table:table-cell table:style-name="ce16" office:value-type="string">
            <text:p>TVPersonality001</text:p>
          </table:table-cell>
          <table:table-cell office:value-type="float" office:value="6">
            <text:p>6</text:p>
          </table:table-cell>
          <table:table-cell office:value-type="string">
            <text:p>Journalist001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270">
            <text:p>27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table:number-columns-repeated="1010"/>
        </table:table-row>
        <table:table-row table:style-name="ro1">
          <table:table-cell office:value-type="string">
            <text:p>P-hard-03</text:p>
          </table:table-cell>
          <table:table-cell/>
          <table:table-cell table:style-name="ce16" office:value-type="string">
            <text:p>TVPersonality001</text:p>
          </table:table-cell>
          <table:table-cell office:value-type="float" office:value="6">
            <text:p>6</text:p>
          </table:table-cell>
          <table:table-cell office:value-type="string">
            <text:p>Journalist001</text:p>
          </table:table-cell>
          <table:table-cell office:value-type="float" office:value="6">
            <text:p>6</text:p>
          </table:table-cell>
          <table:table-cell office:value-type="string">
            <text:p>Journalist001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270">
            <text:p>27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table:style-name="ce3" office:value-type="string">
            <text:p>BILLBOARD</text:p>
          </table:table-cell>
          <table:table-cell table:number-columns-repeated="1009"/>
        </table:table-row>
        <table:table-row table:style-name="ro1">
          <table:table-cell office:value-type="string">
            <text:p>P-hard-04</text:p>
          </table:table-cell>
          <table:table-cell/>
          <table:table-cell table:style-name="ce16" office:value-type="string">
            <text:p>WarVet001</text:p>
          </table:table-cell>
          <table:table-cell office:value-type="float" office:value="6">
            <text:p>6</text:p>
          </table:table-cell>
          <table:table-cell table:style-name="ce16" office:value-type="string">
            <text:p>WarVet001</text:p>
          </table:table-cell>
          <table:table-cell office:value-type="float" office:value="6">
            <text:p>6</text:p>
          </table:table-cell>
          <table:table-cell table:style-name="ce16" office:value-type="string">
            <text:p>WarVet001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270">
            <text:p>27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number-columns-repeated="1010"/>
        </table:table-row>
        <table:table-row table:style-name="ro1">
          <table:table-cell office:value-type="string">
            <text:p>P-hard-05</text:p>
          </table:table-cell>
          <table:table-cell/>
          <table:table-cell table:style-name="ce16" office:value-type="string">
            <text:p>WarVet001</text:p>
          </table:table-cell>
          <table:table-cell office:value-type="float" office:value="6">
            <text:p>6</text:p>
          </table:table-cell>
          <table:table-cell table:style-name="ce16" office:value-type="string">
            <text:p>WarVet001</text:p>
          </table:table-cell>
          <table:table-cell office:value-type="float" office:value="6">
            <text:p>6</text:p>
          </table:table-cell>
          <table:table-cell table:style-name="ce16" office:value-type="string">
            <text:p>WarVet001</text:p>
          </table:table-cell>
          <table:table-cell office:value-type="float" office:value="6">
            <text:p>6</text:p>
          </table:table-cell>
          <table:table-cell table:style-name="ce16" office:value-type="string">
            <text:p>WarVet001</text:p>
          </table:table-cell>
          <table:table-cell office:value-type="float" office:value="6">
            <text:p>6</text:p>
          </table:table-cell>
          <table:table-cell/>
          <table:table-cell office:value-type="float" office:value="360">
            <text:p>36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string">
            <text:p>PRPREP</text:p>
          </table:table-cell>
          <table:table-cell table:number-columns-repeated="1009"/>
        </table:table-row>
        <table:table-row table:style-name="ro1">
          <table:table-cell office:value-type="string">
            <text:p>P-hard-06</text:p>
          </table:table-cell>
          <table:table-cell/>
          <table:table-cell table:style-name="ce16" office:value-type="string">
            <text:p>Teacher001</text:p>
          </table:table-cell>
          <table:table-cell office:value-type="float" office:value="7">
            <text:p>7</text:p>
          </table:table-cell>
          <table:table-cell table:style-name="ce16" office:value-type="string">
            <text:p>Teacher001</text:p>
          </table:table-cell>
          <table:table-cell office:value-type="float" office:value="7">
            <text:p>7</text:p>
          </table:table-cell>
          <table:table-cell table:style-name="ce16" office:value-type="string">
            <text:p>Teacher001</text:p>
          </table:table-cell>
          <table:table-cell office:value-type="float" office:value="7">
            <text:p>7</text:p>
          </table:table-cell>
          <table:table-cell table:style-name="ce16"/>
          <table:table-cell table:style-name="ce18"/>
          <table:table-cell/>
          <table:table-cell office:value-type="float" office:value="270">
            <text:p>27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number-columns-repeated="1010"/>
        </table:table-row>
        <table:table-row table:style-name="ro1">
          <table:table-cell office:value-type="string">
            <text:p>P-hard-07</text:p>
          </table:table-cell>
          <table:table-cell/>
          <table:table-cell table:style-name="ce16" office:value-type="string">
            <text:p>Teacher001</text:p>
          </table:table-cell>
          <table:table-cell office:value-type="float" office:value="7">
            <text:p>7</text:p>
          </table:table-cell>
          <table:table-cell table:style-name="ce16" office:value-type="string">
            <text:p>Teacher001</text:p>
          </table:table-cell>
          <table:table-cell office:value-type="float" office:value="7">
            <text:p>7</text:p>
          </table:table-cell>
          <table:table-cell table:style-name="ce16" office:value-type="string">
            <text:p>Teacher001</text:p>
          </table:table-cell>
          <table:table-cell office:value-type="float" office:value="7">
            <text:p>7</text:p>
          </table:table-cell>
          <table:table-cell table:style-name="ce16" office:value-type="string">
            <text:p>Teacher001</text:p>
          </table:table-cell>
          <table:table-cell office:value-type="float" office:value="7">
            <text:p>7</text:p>
          </table:table-cell>
          <table:table-cell/>
          <table:table-cell office:value-type="float" office:value="360">
            <text:p>36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style-name="ce3" office:value-type="string">
            <text:p>REVIVEITEM</text:p>
          </table:table-cell>
          <table:table-cell table:number-columns-repeated="1009"/>
        </table:table-row>
        <table:table-row table:style-name="ro1">
          <table:table-cell office:value-type="string">
            <text:p>P-hard-08</text:p>
          </table:table-cell>
          <table:table-cell/>
          <table:table-cell table:style-name="ce16" office:value-type="string">
            <text:p>CabinetPolitician001</text:p>
          </table:table-cell>
          <table:table-cell office:value-type="float" office:value="7">
            <text:p>7</text:p>
          </table:table-cell>
          <table:table-cell table:style-name="ce16" office:value-type="string">
            <text:p>CabinetPolitician001</text:p>
          </table:table-cell>
          <table:table-cell office:value-type="float" office:value="7">
            <text:p>7</text:p>
          </table:table-cell>
          <table:table-cell table:style-name="ce16" office:value-type="string">
            <text:p>CabinetPolitician00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270">
            <text:p>27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P-hard-09</text:p>
          </table:table-cell>
          <table:table-cell/>
          <table:table-cell table:style-name="ce16" office:value-type="string">
            <text:p>CabinetPolitician001</text:p>
          </table:table-cell>
          <table:table-cell office:value-type="float" office:value="7">
            <text:p>7</text:p>
          </table:table-cell>
          <table:table-cell table:style-name="ce16" office:value-type="string">
            <text:p>CabinetPolitician001</text:p>
          </table:table-cell>
          <table:table-cell office:value-type="float" office:value="7">
            <text:p>7</text:p>
          </table:table-cell>
          <table:table-cell table:style-name="ce16" office:value-type="string">
            <text:p>CabinetPolitician001</text:p>
          </table:table-cell>
          <table:table-cell office:value-type="float" office:value="7">
            <text:p>7</text:p>
          </table:table-cell>
          <table:table-cell table:style-name="ce16" office:value-type="string">
            <text:p>CabinetPolitician001</text:p>
          </table:table-cell>
          <table:table-cell office:value-type="float" office:value="7">
            <text:p>7</text:p>
          </table:table-cell>
          <table:table-cell/>
          <table:table-cell office:value-type="float" office:value="360">
            <text:p>36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P-hard-10</text:p>
          </table:table-cell>
          <table:table-cell/>
          <table:table-cell table:style-name="ce16" office:value-type="string">
            <text:p>CabinetPolitician001</text:p>
          </table:table-cell>
          <table:table-cell office:value-type="float" office:value="7">
            <text:p>7</text:p>
          </table:table-cell>
          <table:table-cell table:style-name="ce16" office:value-type="string">
            <text:p>CabinetPolitician001</text:p>
          </table:table-cell>
          <table:table-cell office:value-type="float" office:value="7">
            <text:p>7</text:p>
          </table:table-cell>
          <table:table-cell table:style-name="ce16" office:value-type="string">
            <text:p>CabinetPolitician001</text:p>
          </table:table-cell>
          <table:table-cell office:value-type="float" office:value="7">
            <text:p>7</text:p>
          </table:table-cell>
          <table:table-cell table:style-name="ce16" office:value-type="string">
            <text:p>CabinetPolitician001</text:p>
          </table:table-cell>
          <table:table-cell office:value-type="float" office:value="7">
            <text:p>7</text:p>
          </table:table-cell>
          <table:table-cell/>
          <table:table-cell office:value-type="float" office:value="360">
            <text:p>36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P-hard-11</text:p>
          </table:table-cell>
          <table:table-cell/>
          <table:table-cell table:style-name="ce16" office:value-type="string">
            <text:p>JointChief001</text:p>
          </table:table-cell>
          <table:table-cell office:value-type="float" office:value="7">
            <text:p>7</text:p>
          </table:table-cell>
          <table:table-cell table:style-name="ce16" office:value-type="string">
            <text:p>JointChief001</text:p>
          </table:table-cell>
          <table:table-cell office:value-type="float" office:value="7">
            <text:p>7</text:p>
          </table:table-cell>
          <table:table-cell table:style-name="ce16" office:value-type="string">
            <text:p>JointChief00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270">
            <text:p>27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P-hard-12</text:p>
          </table:table-cell>
          <table:table-cell/>
          <table:table-cell table:style-name="ce16" office:value-type="string">
            <text:p>JointChief001</text:p>
          </table:table-cell>
          <table:table-cell office:value-type="float" office:value="7">
            <text:p>7</text:p>
          </table:table-cell>
          <table:table-cell table:style-name="ce16" office:value-type="string">
            <text:p>JointChief001</text:p>
          </table:table-cell>
          <table:table-cell office:value-type="float" office:value="7">
            <text:p>7</text:p>
          </table:table-cell>
          <table:table-cell table:style-name="ce16" office:value-type="string">
            <text:p>JointChief00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270">
            <text:p>27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P-hard-13</text:p>
          </table:table-cell>
          <table:table-cell/>
          <table:table-cell table:style-name="ce16" office:value-type="string">
            <text:p>JointChief001</text:p>
          </table:table-cell>
          <table:table-cell office:value-type="float" office:value="7">
            <text:p>7</text:p>
          </table:table-cell>
          <table:table-cell table:style-name="ce16" office:value-type="string">
            <text:p>JointChief001</text:p>
          </table:table-cell>
          <table:table-cell office:value-type="float" office:value="7">
            <text:p>7</text:p>
          </table:table-cell>
          <table:table-cell table:style-name="ce16" office:value-type="string">
            <text:p>JointChief001</text:p>
          </table:table-cell>
          <table:table-cell office:value-type="float" office:value="7">
            <text:p>7</text:p>
          </table:table-cell>
          <table:table-cell table:style-name="ce16" office:value-type="string">
            <text:p>JointChief001</text:p>
          </table:table-cell>
          <table:table-cell office:value-type="float" office:value="7">
            <text:p>7</text:p>
          </table:table-cell>
          <table:table-cell/>
          <table:table-cell office:value-type="float" office:value="360">
            <text:p>36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P-hard-14</text:p>
          </table:table-cell>
          <table:table-cell/>
          <table:table-cell table:style-name="ce16" office:value-type="string">
            <text:p>Computer</text:p>
          </table:table-cell>
          <table:table-cell office:value-type="float" office:value="7">
            <text:p>7</text:p>
          </table:table-cell>
          <table:table-cell table:style-name="ce16" office:value-type="string">
            <text:p>Computer</text:p>
          </table:table-cell>
          <table:table-cell office:value-type="float" office:value="7">
            <text:p>7</text:p>
          </table:table-cell>
          <table:table-cell table:style-name="ce16" office:value-type="string">
            <text:p>Computer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vels" table:style-name="ta1" table:print="false">
        <table:table-column table:style-name="co9" table:default-cell-style-name="Default"/>
        <table:table-column table:style-name="co32" table:default-cell-style-name="Default"/>
        <table:table-column table:style-name="co3" table:number-columns-repeated="19" table:default-cell-style-name="Default"/>
        <table:table-row table:style-name="ro1">
          <table:table-cell table:style-name="ce1" office:value-type="string">
            <text:p>Sta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office:value-type="string">
            <text:p>Player</text:p>
          </table:table-cell>
          <table:table-cell table:number-columns-repeated="20"/>
        </table:table-row>
        <table:table-row table:style-name="ro1">
          <table:table-cell office:value-type="string">
            <text:p>Votes</text:p>
          </table:table-cell>
          <table:table-cell table:formula="of:=[Characters.$C$2]*POWER([Characters.$D$2];([.B1]-1))" office:value-type="float" office:value="15">
            <text:p>15</text:p>
          </table:table-cell>
          <table:table-cell table:formula="of:=[Characters.$C$2]*POWER([Characters.$D$2];([.C1]-1))" office:value-type="float" office:value="3">
            <text:p>3</text:p>
          </table:table-cell>
          <table:table-cell table:formula="of:=[Characters.$C$2]*POWER([Characters.$D$2];([.D1]-1))" office:value-type="float" office:value="0.6">
            <text:p>0.6</text:p>
          </table:table-cell>
          <table:table-cell table:formula="of:=[Characters.$C$2]*POWER([Characters.$D$2];([.E1]-1))" office:value-type="float" office:value="0.12">
            <text:p>0.12</text:p>
          </table:table-cell>
          <table:table-cell table:formula="of:=[Characters.$C$2]*POWER([Characters.$D$2];([.F1]-1))" office:value-type="float" office:value="0.024">
            <text:p>0.02</text:p>
          </table:table-cell>
          <table:table-cell table:formula="of:=[Characters.$C$2]*POWER([Characters.$D$2];([.G1]-1))" office:value-type="float" office:value="0.0048">
            <text:p>0</text:p>
          </table:table-cell>
          <table:table-cell table:formula="of:=[Characters.$C$2]*POWER([Characters.$D$2];([.H1]-1))" office:value-type="float" office:value="0.00096">
            <text:p>0</text:p>
          </table:table-cell>
          <table:table-cell table:formula="of:=[Characters.$C$2]*POWER([Characters.$D$2];([.I1]-1))" office:value-type="float" office:value="0.000192">
            <text:p>0</text:p>
          </table:table-cell>
          <table:table-cell table:formula="of:=[Characters.$C$2]*POWER([Characters.$D$2];([.J1]-1))" office:value-type="float" office:value="0.0000384">
            <text:p>0</text:p>
          </table:table-cell>
          <table:table-cell table:formula="of:=[Characters.$C$2]*POWER([Characters.$D$2];([.K1]-1))" office:value-type="float" office:value="0.00000768000000000001">
            <text:p>0</text:p>
          </table:table-cell>
          <table:table-cell table:formula="of:=[Characters.$C$2]*POWER([Characters.$D$2];([.L1]-1))" office:value-type="float" office:value="0.000001536">
            <text:p>0</text:p>
          </table:table-cell>
          <table:table-cell table:formula="of:=[Characters.$C$2]*POWER([Characters.$D$2];([.M1]-1))" office:value-type="float" office:value="0.0000003072">
            <text:p>0</text:p>
          </table:table-cell>
          <table:table-cell table:formula="of:=[Characters.$C$2]*POWER([Characters.$D$2];([.N1]-1))" office:value-type="float" office:value="0.00000006144">
            <text:p>0</text:p>
          </table:table-cell>
          <table:table-cell table:formula="of:=[Characters.$C$2]*POWER([Characters.$D$2];([.O1]-1))" office:value-type="float" office:value="0.000000012288">
            <text:p>0</text:p>
          </table:table-cell>
          <table:table-cell table:formula="of:=[Characters.$C$2]*POWER([Characters.$D$2];([.P1]-1))" office:value-type="float" office:value="0.0000000024576">
            <text:p>0</text:p>
          </table:table-cell>
          <table:table-cell table:formula="of:=[Characters.$C$2]*POWER([Characters.$D$2];([.Q1]-1))" office:value-type="float" office:value="0.00000000049152">
            <text:p>0</text:p>
          </table:table-cell>
          <table:table-cell table:formula="of:=[Characters.$C$2]*POWER([Characters.$D$2];([.R1]-1))" office:value-type="float" office:value="0.0000000000983040000000001">
            <text:p>0</text:p>
          </table:table-cell>
          <table:table-cell table:formula="of:=[Characters.$C$2]*POWER([Characters.$D$2];([.S1]-1))" office:value-type="float" office:value="0.0000000000196608">
            <text:p>0</text:p>
          </table:table-cell>
          <table:table-cell table:formula="of:=[Characters.$C$2]*POWER([Characters.$D$2];([.T1]-1))" office:value-type="float" office:value="0.00000000000393216">
            <text:p>0</text:p>
          </table:table-cell>
          <table:table-cell table:formula="of:=[Characters.$C$2]*POWER([Characters.$D$2];([.U1]-1))" office:value-type="float" office:value="0.000000000000786432000000001">
            <text:p>0</text:p>
          </table:table-cell>
        </table:table-row>
        <table:table-row table:style-name="ro1">
          <table:table-cell office:value-type="string">
            <text:p>SP</text:p>
          </table:table-cell>
          <table:table-cell table:formula="of:=[Characters.$E$2]*POWER([Characters.$F$2];([.B$1]-1))" office:value-type="float" office:value="5">
            <text:p>5</text:p>
          </table:table-cell>
          <table:table-cell table:formula="of:=[Characters.$E$2]*POWER([Characters.$F$2];([.C$1]-1))" office:value-type="float" office:value="1.25">
            <text:p>1.25</text:p>
          </table:table-cell>
          <table:table-cell table:formula="of:=[Characters.$E$2]*POWER([Characters.$F$2];([.D$1]-1))" office:value-type="float" office:value="0.3125">
            <text:p>0.31</text:p>
          </table:table-cell>
          <table:table-cell table:formula="of:=[Characters.$E$2]*POWER([Characters.$F$2];([.E$1]-1))" office:value-type="float" office:value="0.078125">
            <text:p>0.08</text:p>
          </table:table-cell>
          <table:table-cell table:formula="of:=[Characters.$E$2]*POWER([Characters.$F$2];([.F$1]-1))" office:value-type="float" office:value="0.01953125">
            <text:p>0.02</text:p>
          </table:table-cell>
          <table:table-cell table:formula="of:=[Characters.$E$2]*POWER([Characters.$F$2];([.G$1]-1))" office:value-type="float" office:value="0.0048828125">
            <text:p>0</text:p>
          </table:table-cell>
          <table:table-cell table:formula="of:=[Characters.$E$2]*POWER([Characters.$F$2];([.H$1]-1))" office:value-type="float" office:value="0.001220703125">
            <text:p>0</text:p>
          </table:table-cell>
          <table:table-cell table:formula="of:=[Characters.$E$2]*POWER([Characters.$F$2];([.I$1]-1))" office:value-type="float" office:value="0.00030517578125">
            <text:p>0</text:p>
          </table:table-cell>
          <table:table-cell table:formula="of:=[Characters.$E$2]*POWER([Characters.$F$2];([.J$1]-1))" office:value-type="float" office:value="0.0000762939453125">
            <text:p>0</text:p>
          </table:table-cell>
          <table:table-cell table:formula="of:=[Characters.$E$2]*POWER([Characters.$F$2];([.K$1]-1))" office:value-type="float" office:value="0.000019073486328125">
            <text:p>0</text:p>
          </table:table-cell>
          <table:table-cell table:formula="of:=[Characters.$E$2]*POWER([Characters.$F$2];([.L$1]-1))" office:value-type="float" office:value="0.00000476837158203125">
            <text:p>0</text:p>
          </table:table-cell>
          <table:table-cell table:formula="of:=[Characters.$E$2]*POWER([Characters.$F$2];([.M$1]-1))" office:value-type="float" office:value="0.00000119209289550781">
            <text:p>0</text:p>
          </table:table-cell>
          <table:table-cell table:formula="of:=[Characters.$E$2]*POWER([Characters.$F$2];([.N$1]-1))" office:value-type="float" office:value="0.000000298023223876953">
            <text:p>0</text:p>
          </table:table-cell>
          <table:table-cell table:formula="of:=[Characters.$E$2]*POWER([Characters.$F$2];([.O$1]-1))" office:value-type="float" office:value="0.0000000745058059692383">
            <text:p>0</text:p>
          </table:table-cell>
          <table:table-cell table:formula="of:=[Characters.$E$2]*POWER([Characters.$F$2];([.P$1]-1))" office:value-type="float" office:value="0.0000000186264514923096">
            <text:p>0</text:p>
          </table:table-cell>
          <table:table-cell table:formula="of:=[Characters.$E$2]*POWER([Characters.$F$2];([.Q$1]-1))" office:value-type="float" office:value="0.00000000465661287307739">
            <text:p>0</text:p>
          </table:table-cell>
          <table:table-cell table:formula="of:=[Characters.$E$2]*POWER([Characters.$F$2];([.R$1]-1))" office:value-type="float" office:value="0.00000000116415321826935">
            <text:p>0</text:p>
          </table:table-cell>
          <table:table-cell table:formula="of:=[Characters.$E$2]*POWER([Characters.$F$2];([.S$1]-1))" office:value-type="float" office:value="0.000000000291038304567337">
            <text:p>0</text:p>
          </table:table-cell>
          <table:table-cell table:formula="of:=[Characters.$E$2]*POWER([Characters.$F$2];([.T$1]-1))" office:value-type="float" office:value="0.0000000000727595761418343">
            <text:p>0</text:p>
          </table:table-cell>
          <table:table-cell table:formula="of:=[Characters.$E$2]*POWER([Characters.$F$2];([.U$1]-1))" office:value-type="float" office:value="0.0000000000181898940354586">
            <text:p>0</text:p>
          </table:table-cell>
        </table:table-row>
        <table:table-row table:style-name="ro1">
          <table:table-cell office:value-type="string">
            <text:p>Spd</text:p>
          </table:table-cell>
          <table:table-cell table:formula="of:=[Characters.$G$2]*POWER([Characters.$H$2];([.B$1]-1))" office:value-type="float" office:value="2">
            <text:p>2</text:p>
          </table:table-cell>
          <table:table-cell table:formula="of:=[Characters.$G$2]*POWER([Characters.$H$2];([.C$1]-1))" office:value-type="float" office:value="0.2">
            <text:p>0.2</text:p>
          </table:table-cell>
          <table:table-cell table:formula="of:=[Characters.$G$2]*POWER([Characters.$H$2];([.D$1]-1))" office:value-type="float" office:value="0.02">
            <text:p>0.02</text:p>
          </table:table-cell>
          <table:table-cell table:formula="of:=[Characters.$G$2]*POWER([Characters.$H$2];([.E$1]-1))" office:value-type="float" office:value="0.002">
            <text:p>0</text:p>
          </table:table-cell>
          <table:table-cell table:formula="of:=[Characters.$G$2]*POWER([Characters.$H$2];([.F$1]-1))" office:value-type="float" office:value="0.0002">
            <text:p>0</text:p>
          </table:table-cell>
          <table:table-cell table:formula="of:=[Characters.$G$2]*POWER([Characters.$H$2];([.G$1]-1))" office:value-type="float" office:value="0.00002">
            <text:p>0</text:p>
          </table:table-cell>
          <table:table-cell table:formula="of:=[Characters.$G$2]*POWER([Characters.$H$2];([.H$1]-1))" office:value-type="float" office:value="0.000002">
            <text:p>0</text:p>
          </table:table-cell>
          <table:table-cell table:formula="of:=[Characters.$G$2]*POWER([Characters.$H$2];([.I$1]-1))" office:value-type="float" office:value="0.0000002">
            <text:p>0</text:p>
          </table:table-cell>
          <table:table-cell table:formula="of:=[Characters.$G$2]*POWER([Characters.$H$2];([.J$1]-1))" office:value-type="float" office:value="0.00000002">
            <text:p>0</text:p>
          </table:table-cell>
          <table:table-cell table:formula="of:=[Characters.$G$2]*POWER([Characters.$H$2];([.K$1]-1))" office:value-type="float" office:value="0.000000002">
            <text:p>0</text:p>
          </table:table-cell>
          <table:table-cell table:formula="of:=[Characters.$G$2]*POWER([Characters.$H$2];([.L$1]-1))" office:value-type="float" office:value="0.0000000002">
            <text:p>0</text:p>
          </table:table-cell>
          <table:table-cell table:formula="of:=[Characters.$G$2]*POWER([Characters.$H$2];([.M$1]-1))" office:value-type="float" office:value="0.00000000002">
            <text:p>0</text:p>
          </table:table-cell>
          <table:table-cell table:formula="of:=[Characters.$G$2]*POWER([Characters.$H$2];([.N$1]-1))" office:value-type="float" office:value="0.000000000002">
            <text:p>0</text:p>
          </table:table-cell>
          <table:table-cell table:formula="of:=[Characters.$G$2]*POWER([Characters.$H$2];([.O$1]-1))" office:value-type="float" office:value="0.0000000000002">
            <text:p>0</text:p>
          </table:table-cell>
          <table:table-cell table:formula="of:=[Characters.$G$2]*POWER([Characters.$H$2];([.P$1]-1))" office:value-type="float" office:value="0.00000000000002">
            <text:p>0</text:p>
          </table:table-cell>
          <table:table-cell table:formula="of:=[Characters.$G$2]*POWER([Characters.$H$2];([.Q$1]-1))" office:value-type="float" office:value="2E-015">
            <text:p>0</text:p>
          </table:table-cell>
          <table:table-cell table:formula="of:=[Characters.$G$2]*POWER([Characters.$H$2];([.R$1]-1))" office:value-type="float" office:value="2E-016">
            <text:p>0</text:p>
          </table:table-cell>
          <table:table-cell table:formula="of:=[Characters.$G$2]*POWER([Characters.$H$2];([.S$1]-1))" office:value-type="float" office:value="2E-017">
            <text:p>0</text:p>
          </table:table-cell>
          <table:table-cell table:formula="of:=[Characters.$G$2]*POWER([Characters.$H$2];([.T$1]-1))" office:value-type="float" office:value="2E-018">
            <text:p>0</text:p>
          </table:table-cell>
          <table:table-cell table:formula="of:=[Characters.$G$2]*POWER([Characters.$H$2];([.U$1]-1))" office:value-type="float" office:value="2E-019">
            <text:p>0</text:p>
          </table:table-cell>
        </table:table-row>
        <table:table-row table:style-name="ro1">
          <table:table-cell office:value-type="string">
            <text:p>Wit</text:p>
          </table:table-cell>
          <table:table-cell table:formula="of:=[Characters.$I$2]*POWER([Characters.$J$2];([.B$1]-1))" office:value-type="float" office:value="1">
            <text:p>1</text:p>
          </table:table-cell>
          <table:table-cell table:formula="of:=[Characters.$I$2]*POWER([Characters.$J$2];([.C$1]-1))" office:value-type="float" office:value="1.05">
            <text:p>1.05</text:p>
          </table:table-cell>
          <table:table-cell table:formula="of:=[Characters.$I$2]*POWER([Characters.$J$2];([.D$1]-1))" office:value-type="float" office:value="1.1025">
            <text:p>1.1</text:p>
          </table:table-cell>
          <table:table-cell table:formula="of:=[Characters.$I$2]*POWER([Characters.$J$2];([.E$1]-1))" office:value-type="float" office:value="1.157625">
            <text:p>1.16</text:p>
          </table:table-cell>
          <table:table-cell table:formula="of:=[Characters.$I$2]*POWER([Characters.$J$2];([.F$1]-1))" office:value-type="float" office:value="1.21550625">
            <text:p>1.22</text:p>
          </table:table-cell>
          <table:table-cell table:formula="of:=[Characters.$I$2]*POWER([Characters.$J$2];([.G$1]-1))" office:value-type="float" office:value="1.2762815625">
            <text:p>1.28</text:p>
          </table:table-cell>
          <table:table-cell table:formula="of:=[Characters.$I$2]*POWER([Characters.$J$2];([.H$1]-1))" office:value-type="float" office:value="1.340095640625">
            <text:p>1.34</text:p>
          </table:table-cell>
          <table:table-cell table:formula="of:=[Characters.$I$2]*POWER([Characters.$J$2];([.I$1]-1))" office:value-type="float" office:value="1.40710042265625">
            <text:p>1.41</text:p>
          </table:table-cell>
          <table:table-cell table:formula="of:=[Characters.$I$2]*POWER([Characters.$J$2];([.J$1]-1))" office:value-type="float" office:value="1.47745544378906">
            <text:p>1.48</text:p>
          </table:table-cell>
          <table:table-cell table:formula="of:=[Characters.$I$2]*POWER([Characters.$J$2];([.K$1]-1))" office:value-type="float" office:value="1.55132821597852">
            <text:p>1.55</text:p>
          </table:table-cell>
          <table:table-cell table:formula="of:=[Characters.$I$2]*POWER([Characters.$J$2];([.L$1]-1))" office:value-type="float" office:value="1.62889462677744">
            <text:p>1.63</text:p>
          </table:table-cell>
          <table:table-cell table:formula="of:=[Characters.$I$2]*POWER([Characters.$J$2];([.M$1]-1))" office:value-type="float" office:value="1.71033935811631">
            <text:p>1.71</text:p>
          </table:table-cell>
          <table:table-cell table:formula="of:=[Characters.$I$2]*POWER([Characters.$J$2];([.N$1]-1))" office:value-type="float" office:value="1.79585632602213">
            <text:p>1.8</text:p>
          </table:table-cell>
          <table:table-cell table:formula="of:=[Characters.$I$2]*POWER([Characters.$J$2];([.O$1]-1))" office:value-type="float" office:value="1.88564914232324">
            <text:p>1.89</text:p>
          </table:table-cell>
          <table:table-cell table:formula="of:=[Characters.$I$2]*POWER([Characters.$J$2];([.P$1]-1))" office:value-type="float" office:value="1.9799315994394">
            <text:p>1.98</text:p>
          </table:table-cell>
          <table:table-cell table:formula="of:=[Characters.$I$2]*POWER([Characters.$J$2];([.Q$1]-1))" office:value-type="float" office:value="2.07892817941137">
            <text:p>2.08</text:p>
          </table:table-cell>
          <table:table-cell table:formula="of:=[Characters.$I$2]*POWER([Characters.$J$2];([.R$1]-1))" office:value-type="float" office:value="2.18287458838194">
            <text:p>2.18</text:p>
          </table:table-cell>
          <table:table-cell table:formula="of:=[Characters.$I$2]*POWER([Characters.$J$2];([.S$1]-1))" office:value-type="float" office:value="2.29201831780103">
            <text:p>2.29</text:p>
          </table:table-cell>
          <table:table-cell table:formula="of:=[Characters.$I$2]*POWER([Characters.$J$2];([.T$1]-1))" office:value-type="float" office:value="2.40661923369109">
            <text:p>2.41</text:p>
          </table:table-cell>
          <table:table-cell table:formula="of:=[Characters.$I$2]*POWER([Characters.$J$2];([.U$1]-1))" office:value-type="float" office:value="2.52695019537564">
            <text:p>2.53</text:p>
          </table:table-cell>
        </table:table-row>
        <table:table-row table:style-name="ro1">
          <table:table-cell office:value-type="string">
            <text:p>Cun</text:p>
          </table:table-cell>
          <table:table-cell table:formula="of:=[Characters.$K$2]*POWER([Characters.$L$2];([.B$1]-1))" office:value-type="float" office:value="1">
            <text:p>1</text:p>
          </table:table-cell>
          <table:table-cell table:formula="of:=[Characters.$K$2]*POWER([Characters.$L$2];([.C$1]-1))" office:value-type="float" office:value="1.05">
            <text:p>1.05</text:p>
          </table:table-cell>
          <table:table-cell table:formula="of:=[Characters.$K$2]*POWER([Characters.$L$2];([.D$1]-1))" office:value-type="float" office:value="1.1025">
            <text:p>1.1</text:p>
          </table:table-cell>
          <table:table-cell table:formula="of:=[Characters.$K$2]*POWER([Characters.$L$2];([.E$1]-1))" office:value-type="float" office:value="1.157625">
            <text:p>1.16</text:p>
          </table:table-cell>
          <table:table-cell table:formula="of:=[Characters.$K$2]*POWER([Characters.$L$2];([.F$1]-1))" office:value-type="float" office:value="1.21550625">
            <text:p>1.22</text:p>
          </table:table-cell>
          <table:table-cell table:formula="of:=[Characters.$K$2]*POWER([Characters.$L$2];([.G$1]-1))" office:value-type="float" office:value="1.2762815625">
            <text:p>1.28</text:p>
          </table:table-cell>
          <table:table-cell table:formula="of:=[Characters.$K$2]*POWER([Characters.$L$2];([.H$1]-1))" office:value-type="float" office:value="1.340095640625">
            <text:p>1.34</text:p>
          </table:table-cell>
          <table:table-cell table:formula="of:=[Characters.$K$2]*POWER([Characters.$L$2];([.I$1]-1))" office:value-type="float" office:value="1.40710042265625">
            <text:p>1.41</text:p>
          </table:table-cell>
          <table:table-cell table:formula="of:=[Characters.$K$2]*POWER([Characters.$L$2];([.J$1]-1))" office:value-type="float" office:value="1.47745544378906">
            <text:p>1.48</text:p>
          </table:table-cell>
          <table:table-cell table:formula="of:=[Characters.$K$2]*POWER([Characters.$L$2];([.K$1]-1))" office:value-type="float" office:value="1.55132821597852">
            <text:p>1.55</text:p>
          </table:table-cell>
          <table:table-cell table:formula="of:=[Characters.$K$2]*POWER([Characters.$L$2];([.L$1]-1))" office:value-type="float" office:value="1.62889462677744">
            <text:p>1.63</text:p>
          </table:table-cell>
          <table:table-cell table:formula="of:=[Characters.$K$2]*POWER([Characters.$L$2];([.M$1]-1))" office:value-type="float" office:value="1.71033935811631">
            <text:p>1.71</text:p>
          </table:table-cell>
          <table:table-cell table:formula="of:=[Characters.$K$2]*POWER([Characters.$L$2];([.N$1]-1))" office:value-type="float" office:value="1.79585632602213">
            <text:p>1.8</text:p>
          </table:table-cell>
          <table:table-cell table:formula="of:=[Characters.$K$2]*POWER([Characters.$L$2];([.O$1]-1))" office:value-type="float" office:value="1.88564914232324">
            <text:p>1.89</text:p>
          </table:table-cell>
          <table:table-cell table:formula="of:=[Characters.$K$2]*POWER([Characters.$L$2];([.P$1]-1))" office:value-type="float" office:value="1.9799315994394">
            <text:p>1.98</text:p>
          </table:table-cell>
          <table:table-cell table:formula="of:=[Characters.$K$2]*POWER([Characters.$L$2];([.Q$1]-1))" office:value-type="float" office:value="2.07892817941137">
            <text:p>2.08</text:p>
          </table:table-cell>
          <table:table-cell table:formula="of:=[Characters.$K$2]*POWER([Characters.$L$2];([.R$1]-1))" office:value-type="float" office:value="2.18287458838194">
            <text:p>2.18</text:p>
          </table:table-cell>
          <table:table-cell table:formula="of:=[Characters.$K$2]*POWER([Characters.$L$2];([.S$1]-1))" office:value-type="float" office:value="2.29201831780103">
            <text:p>2.29</text:p>
          </table:table-cell>
          <table:table-cell table:formula="of:=[Characters.$K$2]*POWER([Characters.$L$2];([.T$1]-1))" office:value-type="float" office:value="2.40661923369109">
            <text:p>2.41</text:p>
          </table:table-cell>
          <table:table-cell table:formula="of:=[Characters.$K$2]*POWER([Characters.$L$2];([.U$1]-1))" office:value-type="float" office:value="2.52695019537564">
            <text:p>2.53</text:p>
          </table:table-cell>
        </table:table-row>
        <table:table-row table:style-name="ro1">
          <table:table-cell office:value-type="string">
            <text:p>Cha</text:p>
          </table:table-cell>
          <table:table-cell table:formula="of:=[Characters.$M$2]*POWER([Characters.$N$2];([.B$1]-1))" office:value-type="float" office:value="2">
            <text:p>2</text:p>
          </table:table-cell>
          <table:table-cell table:formula="of:=[Characters.$M$2]*POWER([Characters.$N$2];([.C$1]-1))" office:value-type="float" office:value="0.4">
            <text:p>0.4</text:p>
          </table:table-cell>
          <table:table-cell table:formula="of:=[Characters.$M$2]*POWER([Characters.$N$2];([.D$1]-1))" office:value-type="float" office:value="0.08">
            <text:p>0.08</text:p>
          </table:table-cell>
          <table:table-cell table:formula="of:=[Characters.$M$2]*POWER([Characters.$N$2];([.E$1]-1))" office:value-type="float" office:value="0.016">
            <text:p>0.02</text:p>
          </table:table-cell>
          <table:table-cell table:formula="of:=[Characters.$M$2]*POWER([Characters.$N$2];([.F$1]-1))" office:value-type="float" office:value="0.0032">
            <text:p>0</text:p>
          </table:table-cell>
          <table:table-cell table:formula="of:=[Characters.$M$2]*POWER([Characters.$N$2];([.G$1]-1))" office:value-type="float" office:value="0.00064">
            <text:p>0</text:p>
          </table:table-cell>
          <table:table-cell table:formula="of:=[Characters.$M$2]*POWER([Characters.$N$2];([.H$1]-1))" office:value-type="float" office:value="0.000128">
            <text:p>0</text:p>
          </table:table-cell>
          <table:table-cell table:formula="of:=[Characters.$M$2]*POWER([Characters.$N$2];([.I$1]-1))" office:value-type="float" office:value="0.0000256">
            <text:p>0</text:p>
          </table:table-cell>
          <table:table-cell table:formula="of:=[Characters.$M$2]*POWER([Characters.$N$2];([.J$1]-1))" office:value-type="float" office:value="0.00000512">
            <text:p>0</text:p>
          </table:table-cell>
          <table:table-cell table:formula="of:=[Characters.$M$2]*POWER([Characters.$N$2];([.K$1]-1))" office:value-type="float" office:value="0.000001024">
            <text:p>0</text:p>
          </table:table-cell>
          <table:table-cell table:formula="of:=[Characters.$M$2]*POWER([Characters.$N$2];([.L$1]-1))" office:value-type="float" office:value="0.0000002048">
            <text:p>0</text:p>
          </table:table-cell>
          <table:table-cell table:formula="of:=[Characters.$M$2]*POWER([Characters.$N$2];([.M$1]-1))" office:value-type="float" office:value="0.00000004096">
            <text:p>0</text:p>
          </table:table-cell>
          <table:table-cell table:formula="of:=[Characters.$M$2]*POWER([Characters.$N$2];([.N$1]-1))" office:value-type="float" office:value="0.000000008192">
            <text:p>0</text:p>
          </table:table-cell>
          <table:table-cell table:formula="of:=[Characters.$M$2]*POWER([Characters.$N$2];([.O$1]-1))" office:value-type="float" office:value="0.0000000016384">
            <text:p>0</text:p>
          </table:table-cell>
          <table:table-cell table:formula="of:=[Characters.$M$2]*POWER([Characters.$N$2];([.P$1]-1))" office:value-type="float" office:value="0.00000000032768">
            <text:p>0</text:p>
          </table:table-cell>
          <table:table-cell table:formula="of:=[Characters.$M$2]*POWER([Characters.$N$2];([.Q$1]-1))" office:value-type="float" office:value="0.0000000000655360000000001">
            <text:p>0</text:p>
          </table:table-cell>
          <table:table-cell table:formula="of:=[Characters.$M$2]*POWER([Characters.$N$2];([.R$1]-1))" office:value-type="float" office:value="0.0000000000131072">
            <text:p>0</text:p>
          </table:table-cell>
          <table:table-cell table:formula="of:=[Characters.$M$2]*POWER([Characters.$N$2];([.S$1]-1))" office:value-type="float" office:value="0.00000000000262144">
            <text:p>0</text:p>
          </table:table-cell>
          <table:table-cell table:formula="of:=[Characters.$M$2]*POWER([Characters.$N$2];([.T$1]-1))" office:value-type="float" office:value="0.000000000000524288000000001">
            <text:p>0</text:p>
          </table:table-cell>
          <table:table-cell table:formula="of:=[Characters.$M$2]*POWER([Characters.$N$2];([.U$1]-1))" office:value-type="float" office:value="0.0000000000001048576">
            <text:p>0</text:p>
          </table:table-cell>
        </table:table-row>
        <table:table-row table:style-name="ro1">
          <table:table-cell office:value-type="string">
            <text:p>Flr</text:p>
          </table:table-cell>
          <table:table-cell table:formula="of:=[Characters.$O$2]*POWER([Characters.$P$2];([.B$1]-1))" office:value-type="float" office:value="1">
            <text:p>1</text:p>
          </table:table-cell>
          <table:table-cell table:formula="of:=[Characters.$O$2]*POWER([Characters.$P$2];([.C$1]-1))" office:value-type="float" office:value="0.1">
            <text:p>0.1</text:p>
          </table:table-cell>
          <table:table-cell table:formula="of:=[Characters.$O$2]*POWER([Characters.$P$2];([.D$1]-1))" office:value-type="float" office:value="0.01">
            <text:p>0.01</text:p>
          </table:table-cell>
          <table:table-cell table:formula="of:=[Characters.$O$2]*POWER([Characters.$P$2];([.E$1]-1))" office:value-type="float" office:value="0.001">
            <text:p>0</text:p>
          </table:table-cell>
          <table:table-cell table:formula="of:=[Characters.$O$2]*POWER([Characters.$P$2];([.F$1]-1))" office:value-type="float" office:value="0.0001">
            <text:p>0</text:p>
          </table:table-cell>
          <table:table-cell table:formula="of:=[Characters.$O$2]*POWER([Characters.$P$2];([.G$1]-1))" office:value-type="float" office:value="0.00001">
            <text:p>0</text:p>
          </table:table-cell>
          <table:table-cell table:formula="of:=[Characters.$O$2]*POWER([Characters.$P$2];([.H$1]-1))" office:value-type="float" office:value="0.000001">
            <text:p>0</text:p>
          </table:table-cell>
          <table:table-cell table:formula="of:=[Characters.$O$2]*POWER([Characters.$P$2];([.I$1]-1))" office:value-type="float" office:value="0.0000001">
            <text:p>0</text:p>
          </table:table-cell>
          <table:table-cell table:formula="of:=[Characters.$O$2]*POWER([Characters.$P$2];([.J$1]-1))" office:value-type="float" office:value="0.00000001">
            <text:p>0</text:p>
          </table:table-cell>
          <table:table-cell table:formula="of:=[Characters.$O$2]*POWER([Characters.$P$2];([.K$1]-1))" office:value-type="float" office:value="0.000000001">
            <text:p>0</text:p>
          </table:table-cell>
          <table:table-cell table:formula="of:=[Characters.$O$2]*POWER([Characters.$P$2];([.L$1]-1))" office:value-type="float" office:value="0.0000000001">
            <text:p>0</text:p>
          </table:table-cell>
          <table:table-cell table:formula="of:=[Characters.$O$2]*POWER([Characters.$P$2];([.M$1]-1))" office:value-type="float" office:value="0.00000000001">
            <text:p>0</text:p>
          </table:table-cell>
          <table:table-cell table:formula="of:=[Characters.$O$2]*POWER([Characters.$P$2];([.N$1]-1))" office:value-type="float" office:value="0.000000000001">
            <text:p>0</text:p>
          </table:table-cell>
          <table:table-cell table:formula="of:=[Characters.$O$2]*POWER([Characters.$P$2];([.O$1]-1))" office:value-type="float" office:value="0.0000000000001">
            <text:p>0</text:p>
          </table:table-cell>
          <table:table-cell table:formula="of:=[Characters.$O$2]*POWER([Characters.$P$2];([.P$1]-1))" office:value-type="float" office:value="0.00000000000001">
            <text:p>0</text:p>
          </table:table-cell>
          <table:table-cell table:formula="of:=[Characters.$O$2]*POWER([Characters.$P$2];([.Q$1]-1))" office:value-type="float" office:value="1E-015">
            <text:p>0</text:p>
          </table:table-cell>
          <table:table-cell table:formula="of:=[Characters.$O$2]*POWER([Characters.$P$2];([.R$1]-1))" office:value-type="float" office:value="1E-016">
            <text:p>0</text:p>
          </table:table-cell>
          <table:table-cell table:formula="of:=[Characters.$O$2]*POWER([Characters.$P$2];([.S$1]-1))" office:value-type="float" office:value="1E-017">
            <text:p>0</text:p>
          </table:table-cell>
          <table:table-cell table:formula="of:=[Characters.$O$2]*POWER([Characters.$P$2];([.T$1]-1))" office:value-type="float" office:value="1E-018">
            <text:p>0</text:p>
          </table:table-cell>
          <table:table-cell table:formula="of:=[Characters.$O$2]*POWER([Characters.$P$2];([.U$1]-1))" office:value-type="float" office:value="1E-019">
            <text:p>0</text:p>
          </table:table-cell>
        </table:table-row>
        <table:table-row table:style-name="ro1">
          <table:table-cell office:value-type="string">
            <text:p>Message</text:p>
          </table:table-cell>
          <table:table-cell table:formula="of:=(AVERAGE([Attacks.$L$3];[Attacks.$M$3]) + [.B9])/100*[.B7]*AVERAGE([Attacks.$I$3];[Attacks.$J$3]) +(100 - AVERAGE([Attacks.$L$3];[Attacks.$M$3]) + [.B9])/100*[.B7]*[Attacks.$K$3]" office:value-type="float" office:value="12.99">
            <text:p>12.99</text:p>
          </table:table-cell>
          <table:table-cell table:formula="of:=(AVERAGE([Attacks.$L$3];[Attacks.$M$3]) + [.C9])/100*[.C7]*AVERAGE([Attacks.$I$3];[Attacks.$J$3]) +(100 - AVERAGE([Attacks.$L$3];[Attacks.$M$3]) + [.C9])/100*[.C7]*[Attacks.$K$3]" office:value-type="float" office:value="13.4505">
            <text:p>13.45</text:p>
          </table:table-cell>
          <table:table-cell table:formula="of:=(AVERAGE([Attacks.$L$3];[Attacks.$M$3]) + [.D9])/100*[.D7]*AVERAGE([Attacks.$I$3];[Attacks.$J$3]) +(100 - AVERAGE([Attacks.$L$3];[Attacks.$M$3]) + [.D9])/100*[.D7]*[Attacks.$K$3]" office:value-type="float" office:value="14.10318">
            <text:p>14.1</text:p>
          </table:table-cell>
          <table:table-cell table:formula="of:=(AVERAGE([Attacks.$L$3];[Attacks.$M$3]) + [.E9])/100*[.E7]*AVERAGE([Attacks.$I$3];[Attacks.$J$3]) +(100 - AVERAGE([Attacks.$L$3];[Attacks.$M$3]) + [.E9])/100*[.E7]*[Attacks.$K$3]" office:value-type="float" office:value="14.806255275">
            <text:p>14.81</text:p>
          </table:table-cell>
          <table:table-cell table:formula="of:=(AVERAGE([Attacks.$L$3];[Attacks.$M$3]) + [.F9])/100*[.F7]*AVERAGE([Attacks.$I$3];[Attacks.$J$3]) +(100 - AVERAGE([Attacks.$L$3];[Attacks.$M$3]) + [.F9])/100*[.F7]*[Attacks.$K$3]" office:value-type="float" office:value="15.546349247625">
            <text:p>15.55</text:p>
          </table:table-cell>
          <table:table-cell table:formula="of:=(AVERAGE([Attacks.$L$3];[Attacks.$M$3]) + [.G9])/100*[.G7]*AVERAGE([Attacks.$I$3];[Attacks.$J$3]) +(100 - AVERAGE([Attacks.$L$3];[Attacks.$M$3]) + [.G9])/100*[.G7]*[Attacks.$K$3]" office:value-type="float" office:value="16.3236437369381">
            <text:p>16.32</text:p>
          </table:table-cell>
          <table:table-cell table:formula="of:=(AVERAGE([Attacks.$L$3];[Attacks.$M$3]) + [.H9])/100*[.H7]*AVERAGE([Attacks.$I$3];[Attacks.$J$3]) +(100 - AVERAGE([Attacks.$L$3];[Attacks.$M$3]) + [.H9])/100*[.H7]*[Attacks.$K$3]" office:value-type="float" office:value="17.1398235116129">
            <text:p>17.14</text:p>
          </table:table-cell>
          <table:table-cell table:formula="of:=(AVERAGE([Attacks.$L$3];[Attacks.$M$3]) + [.I9])/100*[.I7]*AVERAGE([Attacks.$I$3];[Attacks.$J$3]) +(100 - AVERAGE([Attacks.$L$3];[Attacks.$M$3]) + [.I9])/100*[.I7]*[Attacks.$K$3]" office:value-type="float" office:value="17.9968144339154">
            <text:p>18</text:p>
          </table:table-cell>
          <table:table-cell table:formula="of:=(AVERAGE([Attacks.$L$3];[Attacks.$M$3]) + [.J9])/100*[.J7]*AVERAGE([Attacks.$I$3];[Attacks.$J$3]) +(100 - AVERAGE([Attacks.$L$3];[Attacks.$M$3]) + [.J9])/100*[.J7]*[Attacks.$K$3]" office:value-type="float" office:value="18.896655129017">
            <text:p>18.9</text:p>
          </table:table-cell>
          <table:table-cell table:formula="of:=(AVERAGE([Attacks.$L$3];[Attacks.$M$3]) + [.K9])/100*[.K7]*AVERAGE([Attacks.$I$3];[Attacks.$J$3]) +(100 - AVERAGE([Attacks.$L$3];[Attacks.$M$3]) + [.K9])/100*[.K7]*[Attacks.$K$3]" office:value-type="float" office:value="19.8414878826755">
            <text:p>19.84</text:p>
          </table:table-cell>
          <table:table-cell table:formula="of:=(AVERAGE([Attacks.$L$3];[Attacks.$M$3]) + [.L9])/100*[.L7]*AVERAGE([Attacks.$I$3];[Attacks.$J$3]) +(100 - AVERAGE([Attacks.$L$3];[Attacks.$M$3]) + [.L9])/100*[.L7]*[Attacks.$K$3]" office:value-type="float" office:value="20.8335622765161">
            <text:p>20.83</text:p>
          </table:table-cell>
          <table:table-cell table:formula="of:=(AVERAGE([Attacks.$L$3];[Attacks.$M$3]) + [.M9])/100*[.M7]*AVERAGE([Attacks.$I$3];[Attacks.$J$3]) +(100 - AVERAGE([Attacks.$L$3];[Attacks.$M$3]) + [.M9])/100*[.M7]*[Attacks.$K$3]" office:value-type="float" office:value="21.8752403903111">
            <text:p>21.88</text:p>
          </table:table-cell>
          <table:table-cell table:formula="of:=(AVERAGE([Attacks.$L$3];[Attacks.$M$3]) + [.N9])/100*[.N7]*AVERAGE([Attacks.$I$3];[Attacks.$J$3]) +(100 - AVERAGE([Attacks.$L$3];[Attacks.$M$3]) + [.N9])/100*[.N7]*[Attacks.$K$3]" office:value-type="float" office:value="22.9690024098234">
            <text:p>22.97</text:p>
          </table:table-cell>
          <table:table-cell table:formula="of:=(AVERAGE([Attacks.$L$3];[Attacks.$M$3]) + [.O9])/100*[.O7]*AVERAGE([Attacks.$I$3];[Attacks.$J$3]) +(100 - AVERAGE([Attacks.$L$3];[Attacks.$M$3]) + [.O9])/100*[.O7]*[Attacks.$K$3]" office:value-type="float" office:value="24.1174525303142">
            <text:p>24.12</text:p>
          </table:table-cell>
          <table:table-cell table:formula="of:=(AVERAGE([Attacks.$L$3];[Attacks.$M$3]) + [.P9])/100*[.P7]*AVERAGE([Attacks.$I$3];[Attacks.$J$3]) +(100 - AVERAGE([Attacks.$L$3];[Attacks.$M$3]) + [.P9])/100*[.P7]*[Attacks.$K$3]" office:value-type="float" office:value="25.3233251568299">
            <text:p>25.32</text:p>
          </table:table-cell>
          <table:table-cell table:formula="of:=(AVERAGE([Attacks.$L$3];[Attacks.$M$3]) + [.Q9])/100*[.Q7]*AVERAGE([Attacks.$I$3];[Attacks.$J$3]) +(100 - AVERAGE([Attacks.$L$3];[Attacks.$M$3]) + [.Q9])/100*[.Q7]*[Attacks.$K$3]" office:value-type="float" office:value="26.5894914146714">
            <text:p>26.59</text:p>
          </table:table-cell>
          <table:table-cell table:formula="of:=(AVERAGE([Attacks.$L$3];[Attacks.$M$3]) + [.R9])/100*[.R7]*AVERAGE([Attacks.$I$3];[Attacks.$J$3]) +(100 - AVERAGE([Attacks.$L$3];[Attacks.$M$3]) + [.R9])/100*[.R7]*[Attacks.$K$3]" office:value-type="float" office:value="27.918965985405">
            <text:p>27.92</text:p>
          </table:table-cell>
          <table:table-cell table:formula="of:=(AVERAGE([Attacks.$L$3];[Attacks.$M$3]) + [.S9])/100*[.S7]*AVERAGE([Attacks.$I$3];[Attacks.$J$3]) +(100 - AVERAGE([Attacks.$L$3];[Attacks.$M$3]) + [.S9])/100*[.S7]*[Attacks.$K$3]" office:value-type="float" office:value="29.3149142846752">
            <text:p>29.31</text:p>
          </table:table-cell>
          <table:table-cell table:formula="of:=(AVERAGE([Attacks.$L$3];[Attacks.$M$3]) + [.T9])/100*[.T7]*AVERAGE([Attacks.$I$3];[Attacks.$J$3]) +(100 - AVERAGE([Attacks.$L$3];[Attacks.$M$3]) + [.T9])/100*[.T7]*[Attacks.$K$3]" office:value-type="float" office:value="30.780659998909">
            <text:p>30.78</text:p>
          </table:table-cell>
          <table:table-cell table:formula="of:=(AVERAGE([Attacks.$L$3];[Attacks.$M$3]) + [.U9])/100*[.U7]*AVERAGE([Attacks.$I$3];[Attacks.$J$3]) +(100 - AVERAGE([Attacks.$L$3];[Attacks.$M$3]) + [.U9])/100*[.U7]*[Attacks.$K$3]" office:value-type="float" office:value="32.3196929988544">
            <text:p>32.32</text:p>
          </table:table-cell>
        </table:table-row>
        <table:table-row table:style-name="ro1">
          <table:table-cell office:value-type="string">
            <text:p>Slander Opposition</text:p>
          </table:table-cell>
          <table:table-cell table:formula="of:=(AVERAGE([Attacks.$L$4];[Attacks.$M$4]) + [.B9])/100*[.B7]*AVERAGE([Attacks.$I$4];[Attacks.$J$4]) +(100 - AVERAGE([Attacks.$L$4];[Attacks.$M$4]) + [.B9])/100*[.B7]*[Attacks.$K$4] + [.B7]*AVERAGE([Effects.$E$2];[Effects.$F$2])*[Effects.$H$2]" office:value-type="float" office:value="14.39">
            <text:p>14.39</text:p>
          </table:table-cell>
          <table:table-cell table:formula="of:=(AVERAGE([Attacks.$L$4];[Attacks.$M$4]) + [.C9])/100*[.C7]*AVERAGE([Attacks.$I$4];[Attacks.$J$4]) +(100 - AVERAGE([Attacks.$L$4];[Attacks.$M$4]) + [.C9])/100*[.C7]*[Attacks.$K$4] + [.C7]*AVERAGE([Effects.$E$2];[Effects.$F$2])*[Effects.$H$2]" office:value-type="float" office:value="14.9772">
            <text:p>14.98</text:p>
          </table:table-cell>
          <table:table-cell table:formula="of:=(AVERAGE([Attacks.$L$4];[Attacks.$M$4]) + [.D9])/100*[.D7]*AVERAGE([Attacks.$I$4];[Attacks.$J$4]) +(100 - AVERAGE([Attacks.$L$4];[Attacks.$M$4]) + [.D9])/100*[.D7]*[Attacks.$K$4] + [.D7]*AVERAGE([Effects.$E$2];[Effects.$F$2])*[Effects.$H$2]" office:value-type="float" office:value="15.7121685">
            <text:p>15.71</text:p>
          </table:table-cell>
          <table:table-cell table:formula="of:=(AVERAGE([Attacks.$L$4];[Attacks.$M$4]) + [.E9])/100*[.E7]*AVERAGE([Attacks.$I$4];[Attacks.$J$4]) +(100 - AVERAGE([Attacks.$L$4];[Attacks.$M$4]) + [.E9])/100*[.E7]*[Attacks.$K$4] + [.E7]*AVERAGE([Effects.$E$2];[Effects.$F$2])*[Effects.$H$2]" office:value-type="float" office:value="16.4963183175">
            <text:p>16.5</text:p>
          </table:table-cell>
          <table:table-cell table:formula="of:=(AVERAGE([Attacks.$L$4];[Attacks.$M$4]) + [.F9])/100*[.F7]*AVERAGE([Attacks.$I$4];[Attacks.$J$4]) +(100 - AVERAGE([Attacks.$L$4];[Attacks.$M$4]) + [.F9])/100*[.F7]*[Attacks.$K$4] + [.F7]*AVERAGE([Effects.$E$2];[Effects.$F$2])*[Effects.$H$2]" office:value-type="float" office:value="17.3209810795875">
            <text:p>17.32</text:p>
          </table:table-cell>
          <table:table-cell table:formula="of:=(AVERAGE([Attacks.$L$4];[Attacks.$M$4]) + [.G9])/100*[.G7]*AVERAGE([Attacks.$I$4];[Attacks.$J$4]) +(100 - AVERAGE([Attacks.$L$4];[Attacks.$M$4]) + [.G9])/100*[.G7]*[Attacks.$K$4] + [.G7]*AVERAGE([Effects.$E$2];[Effects.$F$2])*[Effects.$H$2]" office:value-type="float" office:value="18.1870140524192">
            <text:p>18.19</text:p>
          </table:table-cell>
          <table:table-cell table:formula="of:=(AVERAGE([Attacks.$L$4];[Attacks.$M$4]) + [.H9])/100*[.H7]*AVERAGE([Attacks.$I$4];[Attacks.$J$4]) +(100 - AVERAGE([Attacks.$L$4];[Attacks.$M$4]) + [.H9])/100*[.H7]*[Attacks.$K$4] + [.H7]*AVERAGE([Effects.$E$2];[Effects.$F$2])*[Effects.$H$2]" office:value-type="float" office:value="19.0963630665196">
            <text:p>19.1</text:p>
          </table:table-cell>
          <table:table-cell table:formula="of:=(AVERAGE([Attacks.$L$4];[Attacks.$M$4]) + [.I9])/100*[.I7]*AVERAGE([Attacks.$I$4];[Attacks.$J$4]) +(100 - AVERAGE([Attacks.$L$4];[Attacks.$M$4]) + [.I9])/100*[.I7]*[Attacks.$K$4] + [.I7]*AVERAGE([Effects.$E$2];[Effects.$F$2])*[Effects.$H$2]" office:value-type="float" office:value="20.051181042551">
            <text:p>20.05</text:p>
          </table:table-cell>
          <table:table-cell table:formula="of:=(AVERAGE([Attacks.$L$4];[Attacks.$M$4]) + [.J9])/100*[.J7]*AVERAGE([Attacks.$I$4];[Attacks.$J$4]) +(100 - AVERAGE([Attacks.$L$4];[Attacks.$M$4]) + [.J9])/100*[.J7]*[Attacks.$K$4] + [.J7]*AVERAGE([Effects.$E$2];[Effects.$F$2])*[Effects.$H$2]" office:value-type="float" office:value="21.0537400760626">
            <text:p>21.05</text:p>
          </table:table-cell>
          <table:table-cell table:formula="of:=(AVERAGE([Attacks.$L$4];[Attacks.$M$4]) + [.K9])/100*[.K7]*AVERAGE([Attacks.$I$4];[Attacks.$J$4]) +(100 - AVERAGE([Attacks.$L$4];[Attacks.$M$4]) + [.K9])/100*[.K7]*[Attacks.$K$4] + [.K7]*AVERAGE([Effects.$E$2];[Effects.$F$2])*[Effects.$H$2]" office:value-type="float" office:value="22.106427077911">
            <text:p>22.11</text:p>
          </table:table-cell>
          <table:table-cell table:formula="of:=(AVERAGE([Attacks.$L$4];[Attacks.$M$4]) + [.L9])/100*[.L7]*AVERAGE([Attacks.$I$4];[Attacks.$J$4]) +(100 - AVERAGE([Attacks.$L$4];[Attacks.$M$4]) + [.L9])/100*[.L7]*[Attacks.$K$4] + [.L7]*AVERAGE([Effects.$E$2];[Effects.$F$2])*[Effects.$H$2]" office:value-type="float" office:value="23.2117484316014">
            <text:p>23.21</text:p>
          </table:table-cell>
          <table:table-cell table:formula="of:=(AVERAGE([Attacks.$L$4];[Attacks.$M$4]) + [.M9])/100*[.M7]*AVERAGE([Attacks.$I$4];[Attacks.$J$4]) +(100 - AVERAGE([Attacks.$L$4];[Attacks.$M$4]) + [.M9])/100*[.M7]*[Attacks.$K$4] + [.M7]*AVERAGE([Effects.$E$2];[Effects.$F$2])*[Effects.$H$2]" office:value-type="float" office:value="24.3723358531599">
            <text:p>24.37</text:p>
          </table:table-cell>
          <table:table-cell table:formula="of:=(AVERAGE([Attacks.$L$4];[Attacks.$M$4]) + [.N9])/100*[.N7]*AVERAGE([Attacks.$I$4];[Attacks.$J$4]) +(100 - AVERAGE([Attacks.$L$4];[Attacks.$M$4]) + [.N9])/100*[.N7]*[Attacks.$K$4] + [.N7]*AVERAGE([Effects.$E$2];[Effects.$F$2])*[Effects.$H$2]" office:value-type="float" office:value="25.5909526458156">
            <text:p>25.59</text:p>
          </table:table-cell>
          <table:table-cell table:formula="of:=(AVERAGE([Attacks.$L$4];[Attacks.$M$4]) + [.O9])/100*[.O7]*AVERAGE([Attacks.$I$4];[Attacks.$J$4]) +(100 - AVERAGE([Attacks.$L$4];[Attacks.$M$4]) + [.O9])/100*[.O7]*[Attacks.$K$4] + [.O7]*AVERAGE([Effects.$E$2];[Effects.$F$2])*[Effects.$H$2]" office:value-type="float" office:value="26.8705002781061">
            <text:p>26.87</text:p>
          </table:table-cell>
          <table:table-cell table:formula="of:=(AVERAGE([Attacks.$L$4];[Attacks.$M$4]) + [.P9])/100*[.P7]*AVERAGE([Attacks.$I$4];[Attacks.$J$4]) +(100 - AVERAGE([Attacks.$L$4];[Attacks.$M$4]) + [.P9])/100*[.P7]*[Attacks.$K$4] + [.P7]*AVERAGE([Effects.$E$2];[Effects.$F$2])*[Effects.$H$2]" office:value-type="float" office:value="28.2140252920114">
            <text:p>28.21</text:p>
          </table:table-cell>
          <table:table-cell table:formula="of:=(AVERAGE([Attacks.$L$4];[Attacks.$M$4]) + [.Q9])/100*[.Q7]*AVERAGE([Attacks.$I$4];[Attacks.$J$4]) +(100 - AVERAGE([Attacks.$L$4];[Attacks.$M$4]) + [.Q9])/100*[.Q7]*[Attacks.$K$4] + [.Q7]*AVERAGE([Effects.$E$2];[Effects.$F$2])*[Effects.$H$2]" office:value-type="float" office:value="29.624726556612">
            <text:p>29.62</text:p>
          </table:table-cell>
          <table:table-cell table:formula="of:=(AVERAGE([Attacks.$L$4];[Attacks.$M$4]) + [.R9])/100*[.R7]*AVERAGE([Attacks.$I$4];[Attacks.$J$4]) +(100 - AVERAGE([Attacks.$L$4];[Attacks.$M$4]) + [.R9])/100*[.R7]*[Attacks.$K$4] + [.R7]*AVERAGE([Effects.$E$2];[Effects.$F$2])*[Effects.$H$2]" office:value-type="float" office:value="31.1059628844426">
            <text:p>31.11</text:p>
          </table:table-cell>
          <table:table-cell table:formula="of:=(AVERAGE([Attacks.$L$4];[Attacks.$M$4]) + [.S9])/100*[.S7]*AVERAGE([Attacks.$I$4];[Attacks.$J$4]) +(100 - AVERAGE([Attacks.$L$4];[Attacks.$M$4]) + [.S9])/100*[.S7]*[Attacks.$K$4] + [.S7]*AVERAGE([Effects.$E$2];[Effects.$F$2])*[Effects.$H$2]" office:value-type="float" office:value="32.6612610286647">
            <text:p>32.66</text:p>
          </table:table-cell>
          <table:table-cell table:formula="of:=(AVERAGE([Attacks.$L$4];[Attacks.$M$4]) + [.T9])/100*[.T7]*AVERAGE([Attacks.$I$4];[Attacks.$J$4]) +(100 - AVERAGE([Attacks.$L$4];[Attacks.$M$4]) + [.T9])/100*[.T7]*[Attacks.$K$4] + [.T7]*AVERAGE([Effects.$E$2];[Effects.$F$2])*[Effects.$H$2]" office:value-type="float" office:value="34.294324080098">
            <text:p>34.29</text:p>
          </table:table-cell>
          <table:table-cell table:formula="of:=(AVERAGE([Attacks.$L$4];[Attacks.$M$4]) + [.U9])/100*[.U7]*AVERAGE([Attacks.$I$4];[Attacks.$J$4]) +(100 - AVERAGE([Attacks.$L$4];[Attacks.$M$4]) + [.U9])/100*[.U7]*[Attacks.$K$4] + [.U7]*AVERAGE([Effects.$E$2];[Effects.$F$2])*[Effects.$H$2]" office:value-type="float" office:value="36.0090402841029">
            <text:p>36.01</text:p>
          </table:table-cell>
        </table:table-row>
        <table:table-row table:style-name="ro1">
          <table:table-cell office:value-type="string">
            <text:p>Lie</text:p>
          </table:table-cell>
          <table:table-cell table:number-columns-repeated="20"/>
        </table:table-row>
        <table:table-row table:style-name="ro1">
          <table:table-cell office:value-type="string">
            <text:p>Joke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Politician001</text:p>
          </table:table-cell>
          <table:table-cell table:number-columns-repeated="20"/>
        </table:table-row>
        <table:table-row table:style-name="ro1">
          <table:table-cell office:value-type="string">
            <text:p>Votes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  <table:table-cell table:formula="of:=[Characters.$C$3]*POWER([Characters.$D$3];([.$B1]-1))" office:value-type="float" office:value="12">
            <text:p>12</text:p>
          </table:table-cell>
        </table:table-row>
        <table:table-row table:style-name="ro1">
          <table:table-cell office:value-type="string">
            <text:p>SP</text:p>
          </table:table-cell>
          <table:table-cell table:formula="of:=[Characters.$E$3]*POWER([Characters.$F$3];([.B$1]-1))" office:value-type="float" office:value="4">
            <text:p>4</text:p>
          </table:table-cell>
          <table:table-cell table:formula="of:=[Characters.$E$3]*POWER([Characters.$F$3];([.C$1]-1))" office:value-type="float" office:value="1">
            <text:p>1</text:p>
          </table:table-cell>
          <table:table-cell table:formula="of:=[Characters.$E$3]*POWER([Characters.$F$3];([.D$1]-1))" office:value-type="float" office:value="0.25">
            <text:p>0.25</text:p>
          </table:table-cell>
          <table:table-cell table:formula="of:=[Characters.$E$3]*POWER([Characters.$F$3];([.E$1]-1))" office:value-type="float" office:value="0.0625">
            <text:p>0.06</text:p>
          </table:table-cell>
          <table:table-cell table:formula="of:=[Characters.$E$3]*POWER([Characters.$F$3];([.F$1]-1))" office:value-type="float" office:value="0.015625">
            <text:p>0.02</text:p>
          </table:table-cell>
          <table:table-cell table:formula="of:=[Characters.$E$3]*POWER([Characters.$F$3];([.G$1]-1))" office:value-type="float" office:value="0.00390625">
            <text:p>0</text:p>
          </table:table-cell>
          <table:table-cell table:formula="of:=[Characters.$E$3]*POWER([Characters.$F$3];([.H$1]-1))" office:value-type="float" office:value="0.0009765625">
            <text:p>0</text:p>
          </table:table-cell>
          <table:table-cell table:formula="of:=[Characters.$E$3]*POWER([Characters.$F$3];([.I$1]-1))" office:value-type="float" office:value="0.000244140625">
            <text:p>0</text:p>
          </table:table-cell>
          <table:table-cell table:formula="of:=[Characters.$E$3]*POWER([Characters.$F$3];([.J$1]-1))" office:value-type="float" office:value="0.00006103515625">
            <text:p>0</text:p>
          </table:table-cell>
          <table:table-cell table:formula="of:=[Characters.$E$3]*POWER([Characters.$F$3];([.K$1]-1))" office:value-type="float" office:value="0.0000152587890625">
            <text:p>0</text:p>
          </table:table-cell>
          <table:table-cell table:formula="of:=[Characters.$E$3]*POWER([Characters.$F$3];([.L$1]-1))" office:value-type="float" office:value="0.000003814697265625">
            <text:p>0</text:p>
          </table:table-cell>
          <table:table-cell table:formula="of:=[Characters.$E$3]*POWER([Characters.$F$3];([.M$1]-1))" office:value-type="float" office:value="0.00000095367431640625">
            <text:p>0</text:p>
          </table:table-cell>
          <table:table-cell table:formula="of:=[Characters.$E$3]*POWER([Characters.$F$3];([.N$1]-1))" office:value-type="float" office:value="0.000000238418579101562">
            <text:p>0</text:p>
          </table:table-cell>
          <table:table-cell table:formula="of:=[Characters.$E$3]*POWER([Characters.$F$3];([.O$1]-1))" office:value-type="float" office:value="0.0000000596046447753906">
            <text:p>0</text:p>
          </table:table-cell>
          <table:table-cell table:formula="of:=[Characters.$E$3]*POWER([Characters.$F$3];([.P$1]-1))" office:value-type="float" office:value="0.0000000149011611938477">
            <text:p>0</text:p>
          </table:table-cell>
          <table:table-cell table:formula="of:=[Characters.$E$3]*POWER([Characters.$F$3];([.Q$1]-1))" office:value-type="float" office:value="0.00000000372529029846191">
            <text:p>0</text:p>
          </table:table-cell>
          <table:table-cell table:formula="of:=[Characters.$E$3]*POWER([Characters.$F$3];([.R$1]-1))" office:value-type="float" office:value="0.000000000931322574615479">
            <text:p>0</text:p>
          </table:table-cell>
          <table:table-cell table:formula="of:=[Characters.$E$3]*POWER([Characters.$F$3];([.S$1]-1))" office:value-type="float" office:value="0.00000000023283064365387">
            <text:p>0</text:p>
          </table:table-cell>
          <table:table-cell table:formula="of:=[Characters.$E$3]*POWER([Characters.$F$3];([.T$1]-1))" office:value-type="float" office:value="0.0000000000582076609134674">
            <text:p>0</text:p>
          </table:table-cell>
          <table:table-cell table:formula="of:=[Characters.$E$3]*POWER([Characters.$F$3];([.U$1]-1))" office:value-type="float" office:value="0.0000000000145519152283669">
            <text:p>0</text:p>
          </table:table-cell>
        </table:table-row>
        <table:table-row table:style-name="ro1">
          <table:table-cell office:value-type="string">
            <text:p>Spd</text:p>
          </table:table-cell>
          <table:table-cell table:formula="of:=[Characters.$G$3]*POWER([Characters.$H$3];([.B$1]-1))" office:value-type="float" office:value="1">
            <text:p>1</text:p>
          </table:table-cell>
          <table:table-cell table:formula="of:=[Characters.$G$3]*POWER([Characters.$H$3];([.C$1]-1))" office:value-type="float" office:value="0.1">
            <text:p>0.1</text:p>
          </table:table-cell>
          <table:table-cell table:formula="of:=[Characters.$G$3]*POWER([Characters.$H$3];([.D$1]-1))" office:value-type="float" office:value="0.01">
            <text:p>0.01</text:p>
          </table:table-cell>
          <table:table-cell table:formula="of:=[Characters.$G$3]*POWER([Characters.$H$3];([.E$1]-1))" office:value-type="float" office:value="0.001">
            <text:p>0</text:p>
          </table:table-cell>
          <table:table-cell table:formula="of:=[Characters.$G$3]*POWER([Characters.$H$3];([.F$1]-1))" office:value-type="float" office:value="0.0001">
            <text:p>0</text:p>
          </table:table-cell>
          <table:table-cell table:formula="of:=[Characters.$G$3]*POWER([Characters.$H$3];([.G$1]-1))" office:value-type="float" office:value="0.00001">
            <text:p>0</text:p>
          </table:table-cell>
          <table:table-cell table:formula="of:=[Characters.$G$3]*POWER([Characters.$H$3];([.H$1]-1))" office:value-type="float" office:value="0.000001">
            <text:p>0</text:p>
          </table:table-cell>
          <table:table-cell table:formula="of:=[Characters.$G$3]*POWER([Characters.$H$3];([.I$1]-1))" office:value-type="float" office:value="0.0000001">
            <text:p>0</text:p>
          </table:table-cell>
          <table:table-cell table:formula="of:=[Characters.$G$3]*POWER([Characters.$H$3];([.J$1]-1))" office:value-type="float" office:value="0.00000001">
            <text:p>0</text:p>
          </table:table-cell>
          <table:table-cell table:formula="of:=[Characters.$G$3]*POWER([Characters.$H$3];([.K$1]-1))" office:value-type="float" office:value="0.000000001">
            <text:p>0</text:p>
          </table:table-cell>
          <table:table-cell table:formula="of:=[Characters.$G$3]*POWER([Characters.$H$3];([.L$1]-1))" office:value-type="float" office:value="0.0000000001">
            <text:p>0</text:p>
          </table:table-cell>
          <table:table-cell table:formula="of:=[Characters.$G$3]*POWER([Characters.$H$3];([.M$1]-1))" office:value-type="float" office:value="0.00000000001">
            <text:p>0</text:p>
          </table:table-cell>
          <table:table-cell table:formula="of:=[Characters.$G$3]*POWER([Characters.$H$3];([.N$1]-1))" office:value-type="float" office:value="0.000000000001">
            <text:p>0</text:p>
          </table:table-cell>
          <table:table-cell table:formula="of:=[Characters.$G$3]*POWER([Characters.$H$3];([.O$1]-1))" office:value-type="float" office:value="0.0000000000001">
            <text:p>0</text:p>
          </table:table-cell>
          <table:table-cell table:formula="of:=[Characters.$G$3]*POWER([Characters.$H$3];([.P$1]-1))" office:value-type="float" office:value="0.00000000000001">
            <text:p>0</text:p>
          </table:table-cell>
          <table:table-cell table:formula="of:=[Characters.$G$3]*POWER([Characters.$H$3];([.Q$1]-1))" office:value-type="float" office:value="1E-015">
            <text:p>0</text:p>
          </table:table-cell>
          <table:table-cell table:formula="of:=[Characters.$G$3]*POWER([Characters.$H$3];([.R$1]-1))" office:value-type="float" office:value="1E-016">
            <text:p>0</text:p>
          </table:table-cell>
          <table:table-cell table:formula="of:=[Characters.$G$3]*POWER([Characters.$H$3];([.S$1]-1))" office:value-type="float" office:value="1E-017">
            <text:p>0</text:p>
          </table:table-cell>
          <table:table-cell table:formula="of:=[Characters.$G$3]*POWER([Characters.$H$3];([.T$1]-1))" office:value-type="float" office:value="1E-018">
            <text:p>0</text:p>
          </table:table-cell>
          <table:table-cell table:formula="of:=[Characters.$G$3]*POWER([Characters.$H$3];([.U$1]-1))" office:value-type="float" office:value="1E-019">
            <text:p>0</text:p>
          </table:table-cell>
        </table:table-row>
        <table:table-row table:style-name="ro1">
          <table:table-cell office:value-type="string">
            <text:p>Wit</text:p>
          </table:table-cell>
          <table:table-cell table:formula="of:=[Characters.$I$3]*POWER([Characters.$J$3];([.B$1]-1))" office:value-type="float" office:value="1">
            <text:p>1</text:p>
          </table:table-cell>
          <table:table-cell table:formula="of:=[Characters.$I$3]*POWER([Characters.$J$3];([.C$1]-1))" office:value-type="float" office:value="1.05">
            <text:p>1.05</text:p>
          </table:table-cell>
          <table:table-cell table:formula="of:=[Characters.$I$3]*POWER([Characters.$J$3];([.D$1]-1))" office:value-type="float" office:value="1.1025">
            <text:p>1.1</text:p>
          </table:table-cell>
          <table:table-cell table:formula="of:=[Characters.$I$3]*POWER([Characters.$J$3];([.E$1]-1))" office:value-type="float" office:value="1.157625">
            <text:p>1.16</text:p>
          </table:table-cell>
          <table:table-cell table:formula="of:=[Characters.$I$3]*POWER([Characters.$J$3];([.F$1]-1))" office:value-type="float" office:value="1.21550625">
            <text:p>1.22</text:p>
          </table:table-cell>
          <table:table-cell table:formula="of:=[Characters.$I$3]*POWER([Characters.$J$3];([.G$1]-1))" office:value-type="float" office:value="1.2762815625">
            <text:p>1.28</text:p>
          </table:table-cell>
          <table:table-cell table:formula="of:=[Characters.$I$3]*POWER([Characters.$J$3];([.H$1]-1))" office:value-type="float" office:value="1.340095640625">
            <text:p>1.34</text:p>
          </table:table-cell>
          <table:table-cell table:formula="of:=[Characters.$I$3]*POWER([Characters.$J$3];([.I$1]-1))" office:value-type="float" office:value="1.40710042265625">
            <text:p>1.41</text:p>
          </table:table-cell>
          <table:table-cell table:formula="of:=[Characters.$I$3]*POWER([Characters.$J$3];([.J$1]-1))" office:value-type="float" office:value="1.47745544378906">
            <text:p>1.48</text:p>
          </table:table-cell>
          <table:table-cell table:formula="of:=[Characters.$I$3]*POWER([Characters.$J$3];([.K$1]-1))" office:value-type="float" office:value="1.55132821597852">
            <text:p>1.55</text:p>
          </table:table-cell>
          <table:table-cell table:formula="of:=[Characters.$I$3]*POWER([Characters.$J$3];([.L$1]-1))" office:value-type="float" office:value="1.62889462677744">
            <text:p>1.63</text:p>
          </table:table-cell>
          <table:table-cell table:formula="of:=[Characters.$I$3]*POWER([Characters.$J$3];([.M$1]-1))" office:value-type="float" office:value="1.71033935811631">
            <text:p>1.71</text:p>
          </table:table-cell>
          <table:table-cell table:formula="of:=[Characters.$I$3]*POWER([Characters.$J$3];([.N$1]-1))" office:value-type="float" office:value="1.79585632602213">
            <text:p>1.8</text:p>
          </table:table-cell>
          <table:table-cell table:formula="of:=[Characters.$I$3]*POWER([Characters.$J$3];([.O$1]-1))" office:value-type="float" office:value="1.88564914232324">
            <text:p>1.89</text:p>
          </table:table-cell>
          <table:table-cell table:formula="of:=[Characters.$I$3]*POWER([Characters.$J$3];([.P$1]-1))" office:value-type="float" office:value="1.9799315994394">
            <text:p>1.98</text:p>
          </table:table-cell>
          <table:table-cell table:formula="of:=[Characters.$I$3]*POWER([Characters.$J$3];([.Q$1]-1))" office:value-type="float" office:value="2.07892817941137">
            <text:p>2.08</text:p>
          </table:table-cell>
          <table:table-cell table:formula="of:=[Characters.$I$3]*POWER([Characters.$J$3];([.R$1]-1))" office:value-type="float" office:value="2.18287458838194">
            <text:p>2.18</text:p>
          </table:table-cell>
          <table:table-cell table:formula="of:=[Characters.$I$3]*POWER([Characters.$J$3];([.S$1]-1))" office:value-type="float" office:value="2.29201831780103">
            <text:p>2.29</text:p>
          </table:table-cell>
          <table:table-cell table:formula="of:=[Characters.$I$3]*POWER([Characters.$J$3];([.T$1]-1))" office:value-type="float" office:value="2.40661923369109">
            <text:p>2.41</text:p>
          </table:table-cell>
          <table:table-cell table:formula="of:=[Characters.$I$3]*POWER([Characters.$J$3];([.U$1]-1))" office:value-type="float" office:value="2.52695019537564">
            <text:p>2.53</text:p>
          </table:table-cell>
        </table:table-row>
        <table:table-row table:style-name="ro1">
          <table:table-cell office:value-type="string">
            <text:p>Cun</text:p>
          </table:table-cell>
          <table:table-cell table:formula="of:=[Characters.$K$3]*POWER([Characters.$L$3];([.B$1]-1))" office:value-type="float" office:value="1">
            <text:p>1</text:p>
          </table:table-cell>
          <table:table-cell table:formula="of:=[Characters.$K$3]*POWER([Characters.$L$3];([.C$1]-1))" office:value-type="float" office:value="1.05">
            <text:p>1.05</text:p>
          </table:table-cell>
          <table:table-cell table:formula="of:=[Characters.$K$3]*POWER([Characters.$L$3];([.D$1]-1))" office:value-type="float" office:value="1.1025">
            <text:p>1.1</text:p>
          </table:table-cell>
          <table:table-cell table:formula="of:=[Characters.$K$3]*POWER([Characters.$L$3];([.E$1]-1))" office:value-type="float" office:value="1.157625">
            <text:p>1.16</text:p>
          </table:table-cell>
          <table:table-cell table:formula="of:=[Characters.$K$3]*POWER([Characters.$L$3];([.F$1]-1))" office:value-type="float" office:value="1.21550625">
            <text:p>1.22</text:p>
          </table:table-cell>
          <table:table-cell table:formula="of:=[Characters.$K$3]*POWER([Characters.$L$3];([.G$1]-1))" office:value-type="float" office:value="1.2762815625">
            <text:p>1.28</text:p>
          </table:table-cell>
          <table:table-cell table:formula="of:=[Characters.$K$3]*POWER([Characters.$L$3];([.H$1]-1))" office:value-type="float" office:value="1.340095640625">
            <text:p>1.34</text:p>
          </table:table-cell>
          <table:table-cell table:formula="of:=[Characters.$K$3]*POWER([Characters.$L$3];([.I$1]-1))" office:value-type="float" office:value="1.40710042265625">
            <text:p>1.41</text:p>
          </table:table-cell>
          <table:table-cell table:formula="of:=[Characters.$K$3]*POWER([Characters.$L$3];([.J$1]-1))" office:value-type="float" office:value="1.47745544378906">
            <text:p>1.48</text:p>
          </table:table-cell>
          <table:table-cell table:formula="of:=[Characters.$K$3]*POWER([Characters.$L$3];([.K$1]-1))" office:value-type="float" office:value="1.55132821597852">
            <text:p>1.55</text:p>
          </table:table-cell>
          <table:table-cell table:formula="of:=[Characters.$K$3]*POWER([Characters.$L$3];([.L$1]-1))" office:value-type="float" office:value="1.62889462677744">
            <text:p>1.63</text:p>
          </table:table-cell>
          <table:table-cell table:formula="of:=[Characters.$K$3]*POWER([Characters.$L$3];([.M$1]-1))" office:value-type="float" office:value="1.71033935811631">
            <text:p>1.71</text:p>
          </table:table-cell>
          <table:table-cell table:formula="of:=[Characters.$K$3]*POWER([Characters.$L$3];([.N$1]-1))" office:value-type="float" office:value="1.79585632602213">
            <text:p>1.8</text:p>
          </table:table-cell>
          <table:table-cell table:formula="of:=[Characters.$K$3]*POWER([Characters.$L$3];([.O$1]-1))" office:value-type="float" office:value="1.88564914232324">
            <text:p>1.89</text:p>
          </table:table-cell>
          <table:table-cell table:formula="of:=[Characters.$K$3]*POWER([Characters.$L$3];([.P$1]-1))" office:value-type="float" office:value="1.9799315994394">
            <text:p>1.98</text:p>
          </table:table-cell>
          <table:table-cell table:formula="of:=[Characters.$K$3]*POWER([Characters.$L$3];([.Q$1]-1))" office:value-type="float" office:value="2.07892817941137">
            <text:p>2.08</text:p>
          </table:table-cell>
          <table:table-cell table:formula="of:=[Characters.$K$3]*POWER([Characters.$L$3];([.R$1]-1))" office:value-type="float" office:value="2.18287458838194">
            <text:p>2.18</text:p>
          </table:table-cell>
          <table:table-cell table:formula="of:=[Characters.$K$3]*POWER([Characters.$L$3];([.S$1]-1))" office:value-type="float" office:value="2.29201831780103">
            <text:p>2.29</text:p>
          </table:table-cell>
          <table:table-cell table:formula="of:=[Characters.$K$3]*POWER([Characters.$L$3];([.T$1]-1))" office:value-type="float" office:value="2.40661923369109">
            <text:p>2.41</text:p>
          </table:table-cell>
          <table:table-cell table:formula="of:=[Characters.$K$3]*POWER([Characters.$L$3];([.U$1]-1))" office:value-type="float" office:value="2.52695019537564">
            <text:p>2.53</text:p>
          </table:table-cell>
        </table:table-row>
        <table:table-row table:style-name="ro1">
          <table:table-cell office:value-type="string">
            <text:p>Cha</text:p>
          </table:table-cell>
          <table:table-cell table:formula="of:=[Characters.$M$3]*POWER([Characters.$N$3];([.B$1]-1))" office:value-type="float" office:value="2">
            <text:p>2</text:p>
          </table:table-cell>
          <table:table-cell table:formula="of:=[Characters.$M$3]*POWER([Characters.$N$3];([.C$1]-1))" office:value-type="float" office:value="0.22">
            <text:p>0.22</text:p>
          </table:table-cell>
          <table:table-cell table:formula="of:=[Characters.$M$3]*POWER([Characters.$N$3];([.D$1]-1))" office:value-type="float" office:value="0.0242">
            <text:p>0.02</text:p>
          </table:table-cell>
          <table:table-cell table:formula="of:=[Characters.$M$3]*POWER([Characters.$N$3];([.E$1]-1))" office:value-type="float" office:value="0.002662">
            <text:p>0</text:p>
          </table:table-cell>
          <table:table-cell table:formula="of:=[Characters.$M$3]*POWER([Characters.$N$3];([.F$1]-1))" office:value-type="float" office:value="0.00029282">
            <text:p>0</text:p>
          </table:table-cell>
          <table:table-cell table:formula="of:=[Characters.$M$3]*POWER([Characters.$N$3];([.G$1]-1))" office:value-type="float" office:value="0.0000322102">
            <text:p>0</text:p>
          </table:table-cell>
          <table:table-cell table:formula="of:=[Characters.$M$3]*POWER([Characters.$N$3];([.H$1]-1))" office:value-type="float" office:value="0.000003543122">
            <text:p>0</text:p>
          </table:table-cell>
          <table:table-cell table:formula="of:=[Characters.$M$3]*POWER([Characters.$N$3];([.I$1]-1))" office:value-type="float" office:value="0.00000038974342">
            <text:p>0</text:p>
          </table:table-cell>
          <table:table-cell table:formula="of:=[Characters.$M$3]*POWER([Characters.$N$3];([.J$1]-1))" office:value-type="float" office:value="0.0000000428717762">
            <text:p>0</text:p>
          </table:table-cell>
          <table:table-cell table:formula="of:=[Characters.$M$3]*POWER([Characters.$N$3];([.K$1]-1))" office:value-type="float" office:value="0.000000004715895382">
            <text:p>0</text:p>
          </table:table-cell>
          <table:table-cell table:formula="of:=[Characters.$M$3]*POWER([Characters.$N$3];([.L$1]-1))" office:value-type="float" office:value="0.00000000051874849202">
            <text:p>0</text:p>
          </table:table-cell>
          <table:table-cell table:formula="of:=[Characters.$M$3]*POWER([Characters.$N$3];([.M$1]-1))" office:value-type="float" office:value="0.0000000000570623341222">
            <text:p>0</text:p>
          </table:table-cell>
          <table:table-cell table:formula="of:=[Characters.$M$3]*POWER([Characters.$N$3];([.N$1]-1))" office:value-type="float" office:value="0.000000000006276856753442">
            <text:p>0</text:p>
          </table:table-cell>
          <table:table-cell table:formula="of:=[Characters.$M$3]*POWER([Characters.$N$3];([.O$1]-1))" office:value-type="float" office:value="0.00000000000069045424287862">
            <text:p>0</text:p>
          </table:table-cell>
          <table:table-cell table:formula="of:=[Characters.$M$3]*POWER([Characters.$N$3];([.P$1]-1))" office:value-type="float" office:value="0.0000000000000759499667166482">
            <text:p>0</text:p>
          </table:table-cell>
          <table:table-cell table:formula="of:=[Characters.$M$3]*POWER([Characters.$N$3];([.Q$1]-1))" office:value-type="float" office:value="8.3544963388313E-015">
            <text:p>0</text:p>
          </table:table-cell>
          <table:table-cell table:formula="of:=[Characters.$M$3]*POWER([Characters.$N$3];([.R$1]-1))" office:value-type="float" office:value="9.18994597271443E-016">
            <text:p>0</text:p>
          </table:table-cell>
          <table:table-cell table:formula="of:=[Characters.$M$3]*POWER([Characters.$N$3];([.S$1]-1))" office:value-type="float" office:value="1.01089405699859E-016">
            <text:p>0</text:p>
          </table:table-cell>
          <table:table-cell table:formula="of:=[Characters.$M$3]*POWER([Characters.$N$3];([.T$1]-1))" office:value-type="float" office:value="1.11198346269845E-017">
            <text:p>0</text:p>
          </table:table-cell>
          <table:table-cell table:formula="of:=[Characters.$M$3]*POWER([Characters.$N$3];([.U$1]-1))" office:value-type="float" office:value="1.22318180896829E-018">
            <text:p>0</text:p>
          </table:table-cell>
        </table:table-row>
        <table:table-row table:style-name="ro1">
          <table:table-cell office:value-type="string">
            <text:p>Flr</text:p>
          </table:table-cell>
          <table:table-cell table:formula="of:=[Characters.$O$3]*POWER([Characters.$P$3];([.B$1]-1))" office:value-type="float" office:value="1">
            <text:p>1</text:p>
          </table:table-cell>
          <table:table-cell table:formula="of:=[Characters.$O$3]*POWER([Characters.$P$3];([.C$1]-1))" office:value-type="float" office:value="0.1">
            <text:p>0.1</text:p>
          </table:table-cell>
          <table:table-cell table:formula="of:=[Characters.$O$3]*POWER([Characters.$P$3];([.D$1]-1))" office:value-type="float" office:value="0.01">
            <text:p>0.01</text:p>
          </table:table-cell>
          <table:table-cell table:formula="of:=[Characters.$O$3]*POWER([Characters.$P$3];([.E$1]-1))" office:value-type="float" office:value="0.001">
            <text:p>0</text:p>
          </table:table-cell>
          <table:table-cell table:formula="of:=[Characters.$O$3]*POWER([Characters.$P$3];([.F$1]-1))" office:value-type="float" office:value="0.0001">
            <text:p>0</text:p>
          </table:table-cell>
          <table:table-cell table:formula="of:=[Characters.$O$3]*POWER([Characters.$P$3];([.G$1]-1))" office:value-type="float" office:value="0.00001">
            <text:p>0</text:p>
          </table:table-cell>
          <table:table-cell table:formula="of:=[Characters.$O$3]*POWER([Characters.$P$3];([.H$1]-1))" office:value-type="float" office:value="0.000001">
            <text:p>0</text:p>
          </table:table-cell>
          <table:table-cell table:formula="of:=[Characters.$O$3]*POWER([Characters.$P$3];([.I$1]-1))" office:value-type="float" office:value="0.0000001">
            <text:p>0</text:p>
          </table:table-cell>
          <table:table-cell table:formula="of:=[Characters.$O$3]*POWER([Characters.$P$3];([.J$1]-1))" office:value-type="float" office:value="0.00000001">
            <text:p>0</text:p>
          </table:table-cell>
          <table:table-cell table:formula="of:=[Characters.$O$3]*POWER([Characters.$P$3];([.K$1]-1))" office:value-type="float" office:value="0.000000001">
            <text:p>0</text:p>
          </table:table-cell>
          <table:table-cell table:formula="of:=[Characters.$O$3]*POWER([Characters.$P$3];([.L$1]-1))" office:value-type="float" office:value="0.0000000001">
            <text:p>0</text:p>
          </table:table-cell>
          <table:table-cell table:formula="of:=[Characters.$O$3]*POWER([Characters.$P$3];([.M$1]-1))" office:value-type="float" office:value="0.00000000001">
            <text:p>0</text:p>
          </table:table-cell>
          <table:table-cell table:formula="of:=[Characters.$O$3]*POWER([Characters.$P$3];([.N$1]-1))" office:value-type="float" office:value="0.000000000001">
            <text:p>0</text:p>
          </table:table-cell>
          <table:table-cell table:formula="of:=[Characters.$O$3]*POWER([Characters.$P$3];([.O$1]-1))" office:value-type="float" office:value="0.0000000000001">
            <text:p>0</text:p>
          </table:table-cell>
          <table:table-cell table:formula="of:=[Characters.$O$3]*POWER([Characters.$P$3];([.P$1]-1))" office:value-type="float" office:value="0.00000000000001">
            <text:p>0</text:p>
          </table:table-cell>
          <table:table-cell table:formula="of:=[Characters.$O$3]*POWER([Characters.$P$3];([.Q$1]-1))" office:value-type="float" office:value="1E-015">
            <text:p>0</text:p>
          </table:table-cell>
          <table:table-cell table:formula="of:=[Characters.$O$3]*POWER([Characters.$P$3];([.R$1]-1))" office:value-type="float" office:value="1E-016">
            <text:p>0</text:p>
          </table:table-cell>
          <table:table-cell table:formula="of:=[Characters.$O$3]*POWER([Characters.$P$3];([.S$1]-1))" office:value-type="float" office:value="1E-017">
            <text:p>0</text:p>
          </table:table-cell>
          <table:table-cell table:formula="of:=[Characters.$O$3]*POWER([Characters.$P$3];([.T$1]-1))" office:value-type="float" office:value="1E-018">
            <text:p>0</text:p>
          </table:table-cell>
          <table:table-cell table:formula="of:=[Characters.$O$3]*POWER([Characters.$P$3];([.U$1]-1))" office:value-type="float" office:value="1E-019">
            <text:p>0</text:p>
          </table:table-cell>
        </table:table-row>
        <table:table-row table:style-name="ro1">
          <table:table-cell office:value-type="string">
            <text:p>Message</text:p>
          </table:table-cell>
          <table:table-cell table:formula="of:=(AVERAGE([Attacks.$L$3];[Attacks.$M$3]) + [.B22])/100*[.B20]*AVERAGE([Attacks.$I$3];[Attacks.$J$3]) +(100 - AVERAGE([Attacks.$L$3];[Attacks.$M$3]) + [.B22])/100*[.B20]*[Attacks.$K$3]" office:value-type="float" office:value="12.99">
            <text:p>12.99</text:p>
          </table:table-cell>
          <table:table-cell table:formula="of:=(AVERAGE([Attacks.$L$3];[Attacks.$M$3]) + [.C22])/100*[.C20]*AVERAGE([Attacks.$I$3];[Attacks.$J$3]) +(100 - AVERAGE([Attacks.$L$3];[Attacks.$M$3]) + [.C22])/100*[.C20]*[Attacks.$K$3]" office:value-type="float" office:value="13.4505">
            <text:p>13.45</text:p>
          </table:table-cell>
          <table:table-cell table:formula="of:=(AVERAGE([Attacks.$L$3];[Attacks.$M$3]) + [.D22])/100*[.D20]*AVERAGE([Attacks.$I$3];[Attacks.$J$3]) +(100 - AVERAGE([Attacks.$L$3];[Attacks.$M$3]) + [.D22])/100*[.D20]*[Attacks.$K$3]" office:value-type="float" office:value="14.10318">
            <text:p>14.1</text:p>
          </table:table-cell>
          <table:table-cell table:formula="of:=(AVERAGE([Attacks.$L$3];[Attacks.$M$3]) + [.E22])/100*[.E20]*AVERAGE([Attacks.$I$3];[Attacks.$J$3]) +(100 - AVERAGE([Attacks.$L$3];[Attacks.$M$3]) + [.E22])/100*[.E20]*[Attacks.$K$3]" office:value-type="float" office:value="14.806255275">
            <text:p>14.81</text:p>
          </table:table-cell>
          <table:table-cell table:formula="of:=(AVERAGE([Attacks.$L$3];[Attacks.$M$3]) + [.F22])/100*[.F20]*AVERAGE([Attacks.$I$3];[Attacks.$J$3]) +(100 - AVERAGE([Attacks.$L$3];[Attacks.$M$3]) + [.F22])/100*[.F20]*[Attacks.$K$3]" office:value-type="float" office:value="15.546349247625">
            <text:p>15.55</text:p>
          </table:table-cell>
          <table:table-cell table:formula="of:=(AVERAGE([Attacks.$L$3];[Attacks.$M$3]) + [.G22])/100*[.G20]*AVERAGE([Attacks.$I$3];[Attacks.$J$3]) +(100 - AVERAGE([Attacks.$L$3];[Attacks.$M$3]) + [.G22])/100*[.G20]*[Attacks.$K$3]" office:value-type="float" office:value="16.3236437369381">
            <text:p>16.32</text:p>
          </table:table-cell>
          <table:table-cell table:formula="of:=(AVERAGE([Attacks.$L$3];[Attacks.$M$3]) + [.H22])/100*[.H20]*AVERAGE([Attacks.$I$3];[Attacks.$J$3]) +(100 - AVERAGE([Attacks.$L$3];[Attacks.$M$3]) + [.H22])/100*[.H20]*[Attacks.$K$3]" office:value-type="float" office:value="17.1398235116129">
            <text:p>17.14</text:p>
          </table:table-cell>
          <table:table-cell table:formula="of:=(AVERAGE([Attacks.$L$3];[Attacks.$M$3]) + [.I22])/100*[.I20]*AVERAGE([Attacks.$I$3];[Attacks.$J$3]) +(100 - AVERAGE([Attacks.$L$3];[Attacks.$M$3]) + [.I22])/100*[.I20]*[Attacks.$K$3]" office:value-type="float" office:value="17.9968144339154">
            <text:p>18</text:p>
          </table:table-cell>
          <table:table-cell table:formula="of:=(AVERAGE([Attacks.$L$3];[Attacks.$M$3]) + [.J22])/100*[.J20]*AVERAGE([Attacks.$I$3];[Attacks.$J$3]) +(100 - AVERAGE([Attacks.$L$3];[Attacks.$M$3]) + [.J22])/100*[.J20]*[Attacks.$K$3]" office:value-type="float" office:value="18.896655129017">
            <text:p>18.9</text:p>
          </table:table-cell>
          <table:table-cell table:formula="of:=(AVERAGE([Attacks.$L$3];[Attacks.$M$3]) + [.K22])/100*[.K20]*AVERAGE([Attacks.$I$3];[Attacks.$J$3]) +(100 - AVERAGE([Attacks.$L$3];[Attacks.$M$3]) + [.K22])/100*[.K20]*[Attacks.$K$3]" office:value-type="float" office:value="19.8414878826755">
            <text:p>19.84</text:p>
          </table:table-cell>
          <table:table-cell table:formula="of:=(AVERAGE([Attacks.$L$3];[Attacks.$M$3]) + [.L22])/100*[.L20]*AVERAGE([Attacks.$I$3];[Attacks.$J$3]) +(100 - AVERAGE([Attacks.$L$3];[Attacks.$M$3]) + [.L22])/100*[.L20]*[Attacks.$K$3]" office:value-type="float" office:value="20.8335622765161">
            <text:p>20.83</text:p>
          </table:table-cell>
          <table:table-cell table:formula="of:=(AVERAGE([Attacks.$L$3];[Attacks.$M$3]) + [.M22])/100*[.M20]*AVERAGE([Attacks.$I$3];[Attacks.$J$3]) +(100 - AVERAGE([Attacks.$L$3];[Attacks.$M$3]) + [.M22])/100*[.M20]*[Attacks.$K$3]" office:value-type="float" office:value="21.8752403903111">
            <text:p>21.88</text:p>
          </table:table-cell>
          <table:table-cell table:formula="of:=(AVERAGE([Attacks.$L$3];[Attacks.$M$3]) + [.N22])/100*[.N20]*AVERAGE([Attacks.$I$3];[Attacks.$J$3]) +(100 - AVERAGE([Attacks.$L$3];[Attacks.$M$3]) + [.N22])/100*[.N20]*[Attacks.$K$3]" office:value-type="float" office:value="22.9690024098234">
            <text:p>22.97</text:p>
          </table:table-cell>
          <table:table-cell table:formula="of:=(AVERAGE([Attacks.$L$3];[Attacks.$M$3]) + [.O22])/100*[.O20]*AVERAGE([Attacks.$I$3];[Attacks.$J$3]) +(100 - AVERAGE([Attacks.$L$3];[Attacks.$M$3]) + [.O22])/100*[.O20]*[Attacks.$K$3]" office:value-type="float" office:value="24.1174525303142">
            <text:p>24.12</text:p>
          </table:table-cell>
          <table:table-cell table:formula="of:=(AVERAGE([Attacks.$L$3];[Attacks.$M$3]) + [.P22])/100*[.P20]*AVERAGE([Attacks.$I$3];[Attacks.$J$3]) +(100 - AVERAGE([Attacks.$L$3];[Attacks.$M$3]) + [.P22])/100*[.P20]*[Attacks.$K$3]" office:value-type="float" office:value="25.3233251568299">
            <text:p>25.32</text:p>
          </table:table-cell>
          <table:table-cell table:formula="of:=(AVERAGE([Attacks.$L$3];[Attacks.$M$3]) + [.Q22])/100*[.Q20]*AVERAGE([Attacks.$I$3];[Attacks.$J$3]) +(100 - AVERAGE([Attacks.$L$3];[Attacks.$M$3]) + [.Q22])/100*[.Q20]*[Attacks.$K$3]" office:value-type="float" office:value="26.5894914146714">
            <text:p>26.59</text:p>
          </table:table-cell>
          <table:table-cell table:formula="of:=(AVERAGE([Attacks.$L$3];[Attacks.$M$3]) + [.R22])/100*[.R20]*AVERAGE([Attacks.$I$3];[Attacks.$J$3]) +(100 - AVERAGE([Attacks.$L$3];[Attacks.$M$3]) + [.R22])/100*[.R20]*[Attacks.$K$3]" office:value-type="float" office:value="27.918965985405">
            <text:p>27.92</text:p>
          </table:table-cell>
          <table:table-cell table:formula="of:=(AVERAGE([Attacks.$L$3];[Attacks.$M$3]) + [.S22])/100*[.S20]*AVERAGE([Attacks.$I$3];[Attacks.$J$3]) +(100 - AVERAGE([Attacks.$L$3];[Attacks.$M$3]) + [.S22])/100*[.S20]*[Attacks.$K$3]" office:value-type="float" office:value="29.3149142846752">
            <text:p>29.31</text:p>
          </table:table-cell>
          <table:table-cell table:formula="of:=(AVERAGE([Attacks.$L$3];[Attacks.$M$3]) + [.T22])/100*[.T20]*AVERAGE([Attacks.$I$3];[Attacks.$J$3]) +(100 - AVERAGE([Attacks.$L$3];[Attacks.$M$3]) + [.T22])/100*[.T20]*[Attacks.$K$3]" office:value-type="float" office:value="30.780659998909">
            <text:p>30.78</text:p>
          </table:table-cell>
          <table:table-cell table:formula="of:=(AVERAGE([Attacks.$L$3];[Attacks.$M$3]) + [.U22])/100*[.U20]*AVERAGE([Attacks.$I$3];[Attacks.$J$3]) +(100 - AVERAGE([Attacks.$L$3];[Attacks.$M$3]) + [.U22])/100*[.U20]*[Attacks.$K$3]" office:value-type="float" office:value="32.3196929988544">
            <text:p>32.32</text:p>
          </table:table-cell>
        </table:table-row>
        <table:table-row table:style-name="ro1">
          <table:table-cell office:value-type="string">
            <text:p>Slander Opposition</text:p>
          </table:table-cell>
          <table:table-cell table:formula="of:=(AVERAGE([Attacks.$L$4];[Attacks.$M$4]) + [.B22])/100*[.B20]*AVERAGE([Attacks.$I$4];[Attacks.$J$4]) +(100 - AVERAGE([Attacks.$L$4];[Attacks.$M$4]) + [.B22])/100*[.B20]*[Attacks.$K$4] + [.B20]*AVERAGE([Effects.$E$2];[Effects.$F$2])*[Effects.$H$2]" office:value-type="float" office:value="14.39">
            <text:p>14.39</text:p>
          </table:table-cell>
          <table:table-cell table:formula="of:=(AVERAGE([Attacks.$L$4];[Attacks.$M$4]) + [.C22])/100*[.C20]*AVERAGE([Attacks.$I$4];[Attacks.$J$4]) +(100 - AVERAGE([Attacks.$L$4];[Attacks.$M$4]) + [.C22])/100*[.C20]*[Attacks.$K$4] + [.C20]*AVERAGE([Effects.$E$2];[Effects.$F$2])*[Effects.$H$2]" office:value-type="float" office:value="14.9772">
            <text:p>14.98</text:p>
          </table:table-cell>
          <table:table-cell table:formula="of:=(AVERAGE([Attacks.$L$4];[Attacks.$M$4]) + [.D22])/100*[.D20]*AVERAGE([Attacks.$I$4];[Attacks.$J$4]) +(100 - AVERAGE([Attacks.$L$4];[Attacks.$M$4]) + [.D22])/100*[.D20]*[Attacks.$K$4] + [.D20]*AVERAGE([Effects.$E$2];[Effects.$F$2])*[Effects.$H$2]" office:value-type="float" office:value="15.7121685">
            <text:p>15.71</text:p>
          </table:table-cell>
          <table:table-cell table:formula="of:=(AVERAGE([Attacks.$L$4];[Attacks.$M$4]) + [.E22])/100*[.E20]*AVERAGE([Attacks.$I$4];[Attacks.$J$4]) +(100 - AVERAGE([Attacks.$L$4];[Attacks.$M$4]) + [.E22])/100*[.E20]*[Attacks.$K$4] + [.E20]*AVERAGE([Effects.$E$2];[Effects.$F$2])*[Effects.$H$2]" office:value-type="float" office:value="16.4963183175">
            <text:p>16.5</text:p>
          </table:table-cell>
          <table:table-cell table:formula="of:=(AVERAGE([Attacks.$L$4];[Attacks.$M$4]) + [.F22])/100*[.F20]*AVERAGE([Attacks.$I$4];[Attacks.$J$4]) +(100 - AVERAGE([Attacks.$L$4];[Attacks.$M$4]) + [.F22])/100*[.F20]*[Attacks.$K$4] + [.F20]*AVERAGE([Effects.$E$2];[Effects.$F$2])*[Effects.$H$2]" office:value-type="float" office:value="17.3209810795875">
            <text:p>17.32</text:p>
          </table:table-cell>
          <table:table-cell table:formula="of:=(AVERAGE([Attacks.$L$4];[Attacks.$M$4]) + [.G22])/100*[.G20]*AVERAGE([Attacks.$I$4];[Attacks.$J$4]) +(100 - AVERAGE([Attacks.$L$4];[Attacks.$M$4]) + [.G22])/100*[.G20]*[Attacks.$K$4] + [.G20]*AVERAGE([Effects.$E$2];[Effects.$F$2])*[Effects.$H$2]" office:value-type="float" office:value="18.1870140524192">
            <text:p>18.19</text:p>
          </table:table-cell>
          <table:table-cell table:formula="of:=(AVERAGE([Attacks.$L$4];[Attacks.$M$4]) + [.H22])/100*[.H20]*AVERAGE([Attacks.$I$4];[Attacks.$J$4]) +(100 - AVERAGE([Attacks.$L$4];[Attacks.$M$4]) + [.H22])/100*[.H20]*[Attacks.$K$4] + [.H20]*AVERAGE([Effects.$E$2];[Effects.$F$2])*[Effects.$H$2]" office:value-type="float" office:value="19.0963630665196">
            <text:p>19.1</text:p>
          </table:table-cell>
          <table:table-cell table:formula="of:=(AVERAGE([Attacks.$L$4];[Attacks.$M$4]) + [.I22])/100*[.I20]*AVERAGE([Attacks.$I$4];[Attacks.$J$4]) +(100 - AVERAGE([Attacks.$L$4];[Attacks.$M$4]) + [.I22])/100*[.I20]*[Attacks.$K$4] + [.I20]*AVERAGE([Effects.$E$2];[Effects.$F$2])*[Effects.$H$2]" office:value-type="float" office:value="20.051181042551">
            <text:p>20.05</text:p>
          </table:table-cell>
          <table:table-cell table:formula="of:=(AVERAGE([Attacks.$L$4];[Attacks.$M$4]) + [.J22])/100*[.J20]*AVERAGE([Attacks.$I$4];[Attacks.$J$4]) +(100 - AVERAGE([Attacks.$L$4];[Attacks.$M$4]) + [.J22])/100*[.J20]*[Attacks.$K$4] + [.J20]*AVERAGE([Effects.$E$2];[Effects.$F$2])*[Effects.$H$2]" office:value-type="float" office:value="21.0537400760626">
            <text:p>21.05</text:p>
          </table:table-cell>
          <table:table-cell table:formula="of:=(AVERAGE([Attacks.$L$4];[Attacks.$M$4]) + [.K22])/100*[.K20]*AVERAGE([Attacks.$I$4];[Attacks.$J$4]) +(100 - AVERAGE([Attacks.$L$4];[Attacks.$M$4]) + [.K22])/100*[.K20]*[Attacks.$K$4] + [.K20]*AVERAGE([Effects.$E$2];[Effects.$F$2])*[Effects.$H$2]" office:value-type="float" office:value="22.106427077911">
            <text:p>22.11</text:p>
          </table:table-cell>
          <table:table-cell table:formula="of:=(AVERAGE([Attacks.$L$4];[Attacks.$M$4]) + [.L22])/100*[.L20]*AVERAGE([Attacks.$I$4];[Attacks.$J$4]) +(100 - AVERAGE([Attacks.$L$4];[Attacks.$M$4]) + [.L22])/100*[.L20]*[Attacks.$K$4] + [.L20]*AVERAGE([Effects.$E$2];[Effects.$F$2])*[Effects.$H$2]" office:value-type="float" office:value="23.2117484316014">
            <text:p>23.21</text:p>
          </table:table-cell>
          <table:table-cell table:formula="of:=(AVERAGE([Attacks.$L$4];[Attacks.$M$4]) + [.M22])/100*[.M20]*AVERAGE([Attacks.$I$4];[Attacks.$J$4]) +(100 - AVERAGE([Attacks.$L$4];[Attacks.$M$4]) + [.M22])/100*[.M20]*[Attacks.$K$4] + [.M20]*AVERAGE([Effects.$E$2];[Effects.$F$2])*[Effects.$H$2]" office:value-type="float" office:value="24.3723358531599">
            <text:p>24.37</text:p>
          </table:table-cell>
          <table:table-cell table:formula="of:=(AVERAGE([Attacks.$L$4];[Attacks.$M$4]) + [.N22])/100*[.N20]*AVERAGE([Attacks.$I$4];[Attacks.$J$4]) +(100 - AVERAGE([Attacks.$L$4];[Attacks.$M$4]) + [.N22])/100*[.N20]*[Attacks.$K$4] + [.N20]*AVERAGE([Effects.$E$2];[Effects.$F$2])*[Effects.$H$2]" office:value-type="float" office:value="25.5909526458156">
            <text:p>25.59</text:p>
          </table:table-cell>
          <table:table-cell table:formula="of:=(AVERAGE([Attacks.$L$4];[Attacks.$M$4]) + [.O22])/100*[.O20]*AVERAGE([Attacks.$I$4];[Attacks.$J$4]) +(100 - AVERAGE([Attacks.$L$4];[Attacks.$M$4]) + [.O22])/100*[.O20]*[Attacks.$K$4] + [.O20]*AVERAGE([Effects.$E$2];[Effects.$F$2])*[Effects.$H$2]" office:value-type="float" office:value="26.8705002781061">
            <text:p>26.87</text:p>
          </table:table-cell>
          <table:table-cell table:formula="of:=(AVERAGE([Attacks.$L$4];[Attacks.$M$4]) + [.P22])/100*[.P20]*AVERAGE([Attacks.$I$4];[Attacks.$J$4]) +(100 - AVERAGE([Attacks.$L$4];[Attacks.$M$4]) + [.P22])/100*[.P20]*[Attacks.$K$4] + [.P20]*AVERAGE([Effects.$E$2];[Effects.$F$2])*[Effects.$H$2]" office:value-type="float" office:value="28.2140252920114">
            <text:p>28.21</text:p>
          </table:table-cell>
          <table:table-cell table:formula="of:=(AVERAGE([Attacks.$L$4];[Attacks.$M$4]) + [.Q22])/100*[.Q20]*AVERAGE([Attacks.$I$4];[Attacks.$J$4]) +(100 - AVERAGE([Attacks.$L$4];[Attacks.$M$4]) + [.Q22])/100*[.Q20]*[Attacks.$K$4] + [.Q20]*AVERAGE([Effects.$E$2];[Effects.$F$2])*[Effects.$H$2]" office:value-type="float" office:value="29.624726556612">
            <text:p>29.62</text:p>
          </table:table-cell>
          <table:table-cell table:formula="of:=(AVERAGE([Attacks.$L$4];[Attacks.$M$4]) + [.R22])/100*[.R20]*AVERAGE([Attacks.$I$4];[Attacks.$J$4]) +(100 - AVERAGE([Attacks.$L$4];[Attacks.$M$4]) + [.R22])/100*[.R20]*[Attacks.$K$4] + [.R20]*AVERAGE([Effects.$E$2];[Effects.$F$2])*[Effects.$H$2]" office:value-type="float" office:value="31.1059628844426">
            <text:p>31.11</text:p>
          </table:table-cell>
          <table:table-cell table:formula="of:=(AVERAGE([Attacks.$L$4];[Attacks.$M$4]) + [.S22])/100*[.S20]*AVERAGE([Attacks.$I$4];[Attacks.$J$4]) +(100 - AVERAGE([Attacks.$L$4];[Attacks.$M$4]) + [.S22])/100*[.S20]*[Attacks.$K$4] + [.S20]*AVERAGE([Effects.$E$2];[Effects.$F$2])*[Effects.$H$2]" office:value-type="float" office:value="32.6612610286647">
            <text:p>32.66</text:p>
          </table:table-cell>
          <table:table-cell table:formula="of:=(AVERAGE([Attacks.$L$4];[Attacks.$M$4]) + [.T22])/100*[.T20]*AVERAGE([Attacks.$I$4];[Attacks.$J$4]) +(100 - AVERAGE([Attacks.$L$4];[Attacks.$M$4]) + [.T22])/100*[.T20]*[Attacks.$K$4] + [.T20]*AVERAGE([Effects.$E$2];[Effects.$F$2])*[Effects.$H$2]" office:value-type="float" office:value="34.294324080098">
            <text:p>34.29</text:p>
          </table:table-cell>
          <table:table-cell table:formula="of:=(AVERAGE([Attacks.$L$4];[Attacks.$M$4]) + [.U22])/100*[.U20]*AVERAGE([Attacks.$I$4];[Attacks.$J$4]) +(100 - AVERAGE([Attacks.$L$4];[Attacks.$M$4]) + [.U22])/100*[.U20]*[Attacks.$K$4] + [.U20]*AVERAGE([Effects.$E$2];[Effects.$F$2])*[Effects.$H$2]" office:value-type="float" office:value="36.0090402841029">
            <text:p>36.01</text:p>
          </table:table-cell>
        </table:table-row>
        <table:table-row table:style-name="ro1" table:number-rows-repeated="8"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n</text:p>
          </table:table-cell>
          <table:table-cell table:number-columns-repeated="16"/>
        </table:table-row>
        <table:table-row table:style-name="ro1" table:number-rows-repeated="13">
          <table:table-cell table:number-columns-repeated="21"/>
        </table:table-row>
        <table:table-row table:style-name="ro1">
          <table:table-cell table:style-name="ce1"/>
          <table:table-cell table:number-columns-spanned="7" table:number-rows-spanned="1"/>
          <table:covered-table-cell table:number-columns-repeated="6"/>
          <table:table-cell table:number-columns-repeated="13"/>
        </table:table-row>
        <table:table-row table:style-name="ro1">
          <table:table-cell table:style-name="ce1"/>
          <table:table-cell table:number-columns-spanned="7" table:number-rows-spanned="1"/>
          <table:covered-table-cell table:number-columns-repeated="6"/>
          <table:table-cell table:number-columns-repeated="13"/>
        </table:table-row>
        <table:table-row table:style-name="ro1">
          <table:table-cell table:style-name="ce1"/>
          <table:table-cell table:number-columns-repeated="20"/>
        </table:table-row>
      </table:table>
      <table:database-ranges>
        <table:database-range table:target-range-address="Attacks.A1:Attacks.Q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18/05/2014</text:date>, <text:time>22:1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3H2M31S</meta:editing-duration>
    <meta:editing-cycles>411</meta:editing-cycles>
    <meta:generator>OpenOffice/4.0.1$Win32 OpenOffice.org_project/401m5$Build-9714</meta:generator>
    <dc:date>2014-05-18T22:15:11.04</dc:date>
    <dc:creator>Amanda </dc:creator>
    <meta:document-statistic meta:table-count="7" meta:cell-count="2748" meta:object-count="0"/>
    <meta:user-defined meta:name="Info 1"/>
    <meta:user-defined meta:name="Info 2"/>
    <meta:user-defined meta:name="Info 3"/>
    <meta:user-defined meta:name="Info 4"/>
  </office:meta>
</office:document-meta>
</file>